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office:value-type="float" office:value="44.4" calcext:value-type="float">
            <text:p>44.4</text:p>
          </table:table-cell>
          <table:table-cell table:formula="of:=[.B184]*60" office:value-type="float" office:value="2664" calcext:value-type="float">
            <text:p>2664</text:p>
          </table:table-cell>
          <table:table-cell office:value-type="float" office:value="27.25" calcext:value-type="float">
            <text:p>27.25</text:p>
          </table:table-cell>
          <table:table-cell office:value-type="float" office:value="308" calcext:value-type="float">
            <text:p>308</text:p>
          </table:table-cell>
          <table:table-cell office:value-type="float" office:value="41.5" calcext:value-type="float">
            <text:p>41.5</text:p>
          </table:table-cell>
          <table:table-cell office:value-type="float" office:value="25.74" calcext:value-type="float">
            <text:p>25.74</text:p>
          </table:table-cell>
          <table:table-cell office:value-type="float" office:value="311" calcext:value-type="float">
            <text:p>311</text:p>
          </table:table-cell>
          <table:table-cell office:value-type="float" office:value="305" calcext:value-type="float">
            <text:p>305</text:p>
          </table:table-cell>
          <table:table-cell office:value-type="float" office:value="814" calcext:value-type="float">
            <text:p>814</text:p>
          </table:table-cell>
          <table:table-cell office:value-type="float" office:value="733" calcext:value-type="float">
            <text:p>733</text:p>
          </table:table-cell>
          <table:table-cell table:formula="of:=[.D184]/[.B184]*60" office:value-type="float" office:value="36.8243243243243" calcext:value-type="float">
            <text:p>36.8243243243243</text:p>
          </table:table-cell>
          <table:table-cell table:formula="of:=[.D184]/[.C184]/[.E184]" office:value-type="float" office:value="0.0000332109707109707" calcext:value-type="float">
            <text:p>3.32109707109707E-05</text:p>
          </table:table-cell>
          <table:table-cell table:formula="of:=[.M184] * 1.60934" office:value-type="float" office:value="0.0000534477436039936" calcext:value-type="float">
            <text:p>5.34477436039936E-05</text:p>
          </table:table-cell>
          <table:table-cell table:formula="of:=[.N184]*1000" office:value-type="float" office:value="0.0534477436039936" calcext:value-type="float">
            <text:p>0.0534477436039936</text:p>
          </table:table-cell>
          <table:table-cell table:formula="of:=[.O184]*[.E184]" office:value-type="float" office:value="16.46190503003" calcext:value-type="float">
            <text:p>16.46190503003</text:p>
          </table:table-cell>
          <table:table-cell table:number-columns-repeated="3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office:value-type="float" office:value="34.6" calcext:value-type="float">
            <text:p>34.6</text:p>
          </table:table-cell>
          <table:table-cell table:formula="of:=[.B185]*60" office:value-type="float" office:value="2076" calcext:value-type="float">
            <text:p>2076</text:p>
          </table:table-cell>
          <table:table-cell office:value-type="float" office:value="15.33" calcext:value-type="float">
            <text:p>15.33</text:p>
          </table:table-cell>
          <table:table-cell office:value-type="float" office:value="351" calcext:value-type="float">
            <text:p>351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3" calcext:value-type="float">
            <text:p>373</text:p>
          </table:table-cell>
          <table:table-cell office:value-type="float" office:value="344" calcext:value-type="float">
            <text:p>344</text:p>
          </table:table-cell>
          <table:table-cell table:formula="of:=[.D185]/[.B185]*60" office:value-type="float" office:value="26.5838150289017" calcext:value-type="float">
            <text:p>26.5838150289017</text:p>
          </table:table-cell>
          <table:table-cell table:formula="of:=[.D185]/[.C185]/[.E185]" office:value-type="float" office:value="0.0000210381568763072" calcext:value-type="float">
            <text:p>2.10381568763072E-05</text:p>
          </table:table-cell>
          <table:table-cell table:formula="of:=[.M185] * 1.60934" office:value-type="float" office:value="0.0000338575473873162" calcext:value-type="float">
            <text:p>3.38575473873162E-05</text:p>
          </table:table-cell>
          <table:table-cell table:formula="of:=[.N185]*1000" office:value-type="float" office:value="0.0338575473873162" calcext:value-type="float">
            <text:p>0.0338575473873162</text:p>
          </table:table-cell>
          <table:table-cell table:formula="of:=[.O185]*[.E185]" office:value-type="float" office:value="11.883999132948" calcext:value-type="float">
            <text:p>11.883999132948</text:p>
          </table:table-cell>
          <table:table-cell table:number-columns-repeated="3"/>
        </table:table-row>
        <table:table-row table:style-name="ro1">
          <table:table-cell office:value-type="date" office:date-value="2021-09-29" calcext:value-type="date">
            <text:p>09/29/21</text:p>
          </table:table-cell>
          <table:table-cell office:value-type="float" office:value="49.5" calcext:value-type="float">
            <text:p>49.5</text:p>
          </table:table-cell>
          <table:table-cell table:formula="of:=[.B186]*60" office:value-type="float" office:value="2970" calcext:value-type="float">
            <text:p>2970</text:p>
          </table:table-cell>
          <table:table-cell office:value-type="float" office:value="21.82" calcext:value-type="float">
            <text:p>21.82</text:p>
          </table:table-cell>
          <table:table-cell office:value-type="float" office:value="352" calcext:value-type="float">
            <text:p>352</text:p>
          </table:table-cell>
          <table:table-cell office:value-type="float" office:value="46" calcext:value-type="float">
            <text:p>46</text:p>
          </table:table-cell>
          <table:table-cell office:value-type="float" office:value="20.57" calcext:value-type="float">
            <text:p>20.57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982" calcext:value-type="float">
            <text:p>982</text:p>
          </table:table-cell>
          <table:table-cell office:value-type="float" office:value="908" calcext:value-type="float">
            <text:p>908</text:p>
          </table:table-cell>
          <table:table-cell table:formula="of:=[.D186]/[.B186]*60" office:value-type="float" office:value="26.4484848484848" calcext:value-type="float">
            <text:p>26.4484848484848</text:p>
          </table:table-cell>
          <table:table-cell table:formula="of:=[.D186]/[.C186]/[.E186]" office:value-type="float" office:value="0.0000208715947352311" calcext:value-type="float">
            <text:p>2.08715947352311E-05</text:p>
          </table:table-cell>
          <table:table-cell table:formula="of:=[.M186] * 1.60934" office:value-type="float" office:value="0.0000335894922711968" calcext:value-type="float">
            <text:p>3.35894922711968E-05</text:p>
          </table:table-cell>
          <table:table-cell table:formula="of:=[.N186]*1000" office:value-type="float" office:value="0.0335894922711968" calcext:value-type="float">
            <text:p>0.0335894922711968</text:p>
          </table:table-cell>
          <table:table-cell table:formula="of:=[.O186]*[.E186]" office:value-type="float" office:value="11.8235012794613" calcext:value-type="float">
            <text:p>11.8235012794613</text:p>
          </table:table-cell>
          <table:table-cell table:number-columns-repeated="3"/>
        </table:table-row>
        <table:table-row table:style-name="ro1">
          <table:table-cell office:value-type="date" office:date-value="2021-10-05" calcext:value-type="date">
            <text:p>10/05/21</text:p>
          </table:table-cell>
          <table:table-cell office:value-type="float" office:value="34.1" calcext:value-type="float">
            <text:p>34.1</text:p>
          </table:table-cell>
          <table:table-cell table:formula="of:=[.B187]*60" office:value-type="float" office:value="2046" calcext:value-type="float">
            <text:p>2046</text:p>
          </table:table-cell>
          <table:table-cell office:value-type="float" office:value="13.98" calcext:value-type="float">
            <text:p>13.98</text:p>
          </table:table-cell>
          <table:table-cell office:value-type="float" office:value="295" calcext:value-type="float">
            <text:p>295</text:p>
          </table:table-cell>
          <table:table-cell office:value-type="float" office:value="31.9" calcext:value-type="float">
            <text:p>31.9</text:p>
          </table:table-cell>
          <table:table-cell office:value-type="float" office:value="13.24" calcext:value-type="float">
            <text:p>13.24</text:p>
          </table:table-cell>
          <table:table-cell office:value-type="float" office:value="304" calcext:value-type="float">
            <text:p>304</text:p>
          </table:table-cell>
          <table:table-cell office:value-type="float" office:value="314" calcext:value-type="float">
            <text:p>314</text:p>
          </table:table-cell>
          <table:table-cell office:value-type="float" office:value="569" calcext:value-type="float">
            <text:p>569</text:p>
          </table:table-cell>
          <table:table-cell office:value-type="float" office:value="514" calcext:value-type="float">
            <text:p>514</text:p>
          </table:table-cell>
          <table:table-cell table:formula="of:=[.D187]/[.B187]*60" office:value-type="float" office:value="24.5982404692082" calcext:value-type="float">
            <text:p>24.5982404692082</text:p>
          </table:table-cell>
          <table:table-cell table:formula="of:=[.D187]/[.C187]/[.E187]" office:value-type="float" office:value="0.0000231621849992544" calcext:value-type="float">
            <text:p>2.31621849992544E-05</text:p>
          </table:table-cell>
          <table:table-cell table:formula="of:=[.M187] * 1.60934" office:value-type="float" office:value="0.0000372758308067001" calcext:value-type="float">
            <text:p>3.72758308067001E-05</text:p>
          </table:table-cell>
          <table:table-cell table:formula="of:=[.N187]*1000" office:value-type="float" office:value="0.0372758308067001" calcext:value-type="float">
            <text:p>0.0372758308067001</text:p>
          </table:table-cell>
          <table:table-cell table:formula="of:=[.O187]*[.E187]" office:value-type="float" office:value="10.9963700879765" calcext:value-type="float">
            <text:p>10.9963700879765</text:p>
          </table:table-cell>
          <table:table-cell table:number-columns-repeated="3"/>
        </table:table-row>
        <table:table-row table:style-name="ro1">
          <table:table-cell office:value-type="date" office:date-value="2021-10-07" calcext:value-type="date">
            <text:p>10/07/21</text:p>
          </table:table-cell>
          <table:table-cell office:value-type="float" office:value="35.4" calcext:value-type="float">
            <text:p>35.4</text:p>
          </table:table-cell>
          <table:table-cell table:formula="of:=[.B188]*60" office:value-type="float" office:value="2124" calcext:value-type="float">
            <text:p>2124</text:p>
          </table:table-cell>
          <table:table-cell office:value-type="float" office:value="14.71" calcext:value-type="float">
            <text:p>14.71</text:p>
          </table:table-cell>
          <table:table-cell office:value-type="float" office:value="296" calcext:value-type="float">
            <text:p>296</text:p>
          </table:table-cell>
          <table:table-cell office:value-type="float" office:value="30.3" calcext:value-type="float">
            <text:p>30.3</text:p>
          </table:table-cell>
          <table:table-cell office:value-type="float" office:value="12.82" calcext:value-type="float">
            <text:p>12.82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office:value-type="float" office:value="514" calcext:value-type="float">
            <text:p>514</text:p>
          </table:table-cell>
          <table:table-cell table:formula="of:=[.D188]/[.B188]*60" office:value-type="float" office:value="24.9322033898305" calcext:value-type="float">
            <text:p>24.9322033898305</text:p>
          </table:table-cell>
          <table:table-cell table:formula="of:=[.D188]/[.C188]/[.E188]" office:value-type="float" office:value="0.0000233973380159821" calcext:value-type="float">
            <text:p>2.33973380159821E-05</text:p>
          </table:table-cell>
          <table:table-cell table:formula="of:=[.M188] * 1.60934" office:value-type="float" office:value="0.0000376542719626406" calcext:value-type="float">
            <text:p>3.76542719626406E-05</text:p>
          </table:table-cell>
          <table:table-cell table:formula="of:=[.N188]*1000" office:value-type="float" office:value="0.0376542719626406" calcext:value-type="float">
            <text:p>0.0376542719626406</text:p>
          </table:table-cell>
          <table:table-cell table:formula="of:=[.O188]*[.E188]" office:value-type="float" office:value="11.1456645009416" calcext:value-type="float">
            <text:p>11.1456645009416</text:p>
          </table:table-cell>
          <table:table-cell table:number-columns-repeated="3"/>
        </table:table-row>
        <table:table-row table:style-name="ro1">
          <table:table-cell office:value-type="date" office:date-value="2021-10-10" calcext:value-type="date">
            <text:p>10/10/21</text:p>
          </table:table-cell>
          <table:table-cell office:value-type="float" office:value="47.6" calcext:value-type="float">
            <text:p>47.6</text:p>
          </table:table-cell>
          <table:table-cell table:formula="of:=[.B189]*60" office:value-type="float" office:value="2856" calcext:value-type="float">
            <text:p>2856</text:p>
          </table:table-cell>
          <table:table-cell office:value-type="float" office:value="20.16" calcext:value-type="float">
            <text:p>20.16</text:p>
          </table:table-cell>
          <table:table-cell office:value-type="float" office:value="311" calcext:value-type="float">
            <text:p>311</text:p>
          </table:table-cell>
          <table:table-cell office:value-type="float" office:value="45.8" calcext:value-type="float">
            <text:p>45.8</text:p>
          </table:table-cell>
          <table:table-cell office:value-type="float" office:value="19.6" calcext:value-type="float">
            <text:p>19.6</text:p>
          </table:table-cell>
          <table:table-cell office:value-type="float" office:value="317" calcext:value-type="float">
            <text:p>317</text:p>
          </table:table-cell>
          <table:table-cell table:number-columns-repeated="3"/>
          <table:table-cell table:formula="of:=[.D189]/[.B189]*60" office:value-type="float" office:value="25.4117647058824" calcext:value-type="float">
            <text:p>25.4117647058824</text:p>
          </table:table-cell>
          <table:table-cell table:formula="of:=[.D189]/[.C189]/[.E189]" office:value-type="float" office:value="0.0000226971817665973" calcext:value-type="float">
            <text:p>2.26971817665973E-05</text:p>
          </table:table-cell>
          <table:table-cell table:formula="of:=[.M189] * 1.60934" office:value-type="float" office:value="0.0000365274825042557" calcext:value-type="float">
            <text:p>3.65274825042557E-05</text:p>
          </table:table-cell>
          <table:table-cell table:formula="of:=[.N189]*1000" office:value-type="float" office:value="0.0365274825042557" calcext:value-type="float">
            <text:p>0.0365274825042557</text:p>
          </table:table-cell>
          <table:table-cell table:formula="of:=[.O189]*[.E189]" office:value-type="float" office:value="11.3600470588235" calcext:value-type="float">
            <text:p>11.3600470588235</text:p>
          </table:table-cell>
          <table:table-cell table:number-columns-repeated="3"/>
        </table:table-row>
        <table:table-row table:style-name="ro1">
          <table:table-cell office:value-type="date" office:date-value="2021-10-11" calcext:value-type="date">
            <text:p>10/11/21</text:p>
          </table:table-cell>
          <table:table-cell office:value-type="float" office:value="45.3" calcext:value-type="float">
            <text:p>45.3</text:p>
          </table:table-cell>
          <table:table-cell table:formula="of:=[.B190]*60" office:value-type="float" office:value="2718" calcext:value-type="float">
            <text:p>2718</text:p>
          </table:table-cell>
          <table:table-cell office:value-type="float" office:value="19.03" calcext:value-type="float">
            <text:p>19.03</text:p>
          </table:table-cell>
          <table:table-cell office:value-type="float" office:value="314" calcext:value-type="float">
            <text:p>314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321" calcext:value-type="float">
            <text:p>321</text:p>
          </table:table-cell>
          <table:table-cell table:number-columns-repeated="3"/>
          <table:table-cell table:formula="of:=[.D190]/[.B190]*60" office:value-type="float" office:value="25.205298013245" calcext:value-type="float">
            <text:p>25.205298013245</text:p>
          </table:table-cell>
          <table:table-cell table:formula="of:=[.D190]/[.C190]/[.E190]" office:value-type="float" office:value="0.0000222976804788084" calcext:value-type="float">
            <text:p>2.22976804788084E-05</text:p>
          </table:table-cell>
          <table:table-cell table:formula="of:=[.M190] * 1.60934" office:value-type="float" office:value="0.0000358845491017655" calcext:value-type="float">
            <text:p>3.58845491017655E-05</text:p>
          </table:table-cell>
          <table:table-cell table:formula="of:=[.N190]*1000" office:value-type="float" office:value="0.0358845491017655" calcext:value-type="float">
            <text:p>0.0358845491017655</text:p>
          </table:table-cell>
          <table:table-cell table:formula="of:=[.O190]*[.E190]" office:value-type="float" office:value="11.2677484179544" calcext:value-type="float">
            <text:p>11.2677484179544</text:p>
          </table:table-cell>
          <table:table-cell table:number-columns-repeated="3"/>
        </table:table-row>
        <table:table-row table:style-name="ro1">
          <table:table-cell office:value-type="date" office:date-value="2021-10-12" calcext:value-type="date">
            <text:p>10/12/21</text:p>
          </table:table-cell>
          <table:table-cell office:value-type="float" office:value="30.1" calcext:value-type="float">
            <text:p>30.1</text:p>
          </table:table-cell>
          <table:table-cell table:formula="of:=[.B191]*60" office:value-type="float" office:value="1806" calcext:value-type="float">
            <text:p>1806</text:p>
          </table:table-cell>
          <table:table-cell office:value-type="float" office:value="12.97" calcext:value-type="float">
            <text:p>12.97</text:p>
          </table:table-cell>
          <table:table-cell office:value-type="float" office:value="329" calcext:value-type="float">
            <text:p>329</text:p>
          </table:table-cell>
          <table:table-cell office:value-type="float" office:value="27.5" calcext:value-type="float">
            <text:p>27.5</text:p>
          </table:table-cell>
          <table:table-cell office:value-type="float" office:value="12.11" calcext:value-type="float">
            <text:p>12.11</text:p>
          </table:table-cell>
          <table:table-cell office:value-type="float" office:value="343" calcext:value-type="float">
            <text:p>343</text:p>
          </table:table-cell>
          <table:table-cell office:value-type="float" office:value="326" calcext:value-type="float">
            <text:p>326</text:p>
          </table:table-cell>
          <table:table-cell office:value-type="float" office:value="586" calcext:value-type="float">
            <text:p>586</text:p>
          </table:table-cell>
          <table:table-cell office:value-type="float" office:value="532" calcext:value-type="float">
            <text:p>532</text:p>
          </table:table-cell>
          <table:table-cell table:formula="of:=[.D191]/[.B191]*60" office:value-type="float" office:value="25.8538205980066" calcext:value-type="float">
            <text:p>25.8538205980066</text:p>
          </table:table-cell>
          <table:table-cell table:formula="of:=[.D191]/[.C191]/[.E191]" office:value-type="float" office:value="0.0000218286225920353" calcext:value-type="float">
            <text:p>2.18286225920353E-05</text:p>
          </table:table-cell>
          <table:table-cell table:formula="of:=[.M191] * 1.60934" office:value-type="float" office:value="0.0000351296754822661" calcext:value-type="float">
            <text:p>3.51296754822661E-05</text:p>
          </table:table-cell>
          <table:table-cell table:formula="of:=[.N191]*1000" office:value-type="float" office:value="0.0351296754822661" calcext:value-type="float">
            <text:p>0.0351296754822661</text:p>
          </table:table-cell>
          <table:table-cell table:formula="of:=[.O191]*[.E191]" office:value-type="float" office:value="11.5576632336656" calcext:value-type="float">
            <text:p>11.5576632336656</text:p>
          </table:table-cell>
          <table:table-cell table:number-columns-repeated="3"/>
        </table:table-row>
        <table:table-row table:style-name="ro1">
          <table:table-cell office:value-type="date" office:date-value="2021-10-13" calcext:value-type="date">
            <text:p>10/13/21</text:p>
          </table:table-cell>
          <table:table-cell office:value-type="float" office:value="49" calcext:value-type="float">
            <text:p>49</text:p>
          </table:table-cell>
          <table:table-cell table:formula="of:=[.B192]*60" office:value-type="float" office:value="2940" calcext:value-type="float">
            <text:p>2940</text:p>
          </table:table-cell>
          <table:table-cell office:value-type="float" office:value="20.99" calcext:value-type="float">
            <text:p>20.99</text:p>
          </table:table-cell>
          <table:table-cell office:value-type="float" office:value="323" calcext:value-type="float">
            <text:p>323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328" calcext:value-type="float">
            <text:p>328</text:p>
          </table:table-cell>
          <table:table-cell office:value-type="float" office:value="339" calcext:value-type="float">
            <text:p>339</text:p>
          </table:table-cell>
          <table:table-cell office:value-type="float" office:value="910" calcext:value-type="float">
            <text:p>910</text:p>
          </table:table-cell>
          <table:table-cell office:value-type="float" office:value="831" calcext:value-type="float">
            <text:p>831</text:p>
          </table:table-cell>
          <table:table-cell table:formula="of:=[.D192]/[.B192]*60" office:value-type="float" office:value="25.7020408163265" calcext:value-type="float">
            <text:p>25.7020408163265</text:p>
          </table:table-cell>
          <table:table-cell table:formula="of:=[.D192]/[.C192]/[.E192]" office:value-type="float" office:value="0.0000221035782734146" calcext:value-type="float">
            <text:p>2.21035782734146E-05</text:p>
          </table:table-cell>
          <table:table-cell table:formula="of:=[.M192] * 1.60934" office:value-type="float" office:value="0.0000355721726585371" calcext:value-type="float">
            <text:p>3.55721726585371E-05</text:p>
          </table:table-cell>
          <table:table-cell table:formula="of:=[.N192]*1000" office:value-type="float" office:value="0.0355721726585371" calcext:value-type="float">
            <text:p>0.0355721726585371</text:p>
          </table:table-cell>
          <table:table-cell table:formula="of:=[.O192]*[.E192]" office:value-type="float" office:value="11.4898117687075" calcext:value-type="float">
            <text:p>11.4898117687075</text:p>
          </table:table-cell>
          <table:table-cell table:number-columns-repeated="3"/>
        </table:table-row>
        <table:table-row table:style-name="ro1">
          <table:table-cell office:value-type="date" office:date-value="2021-10-15" calcext:value-type="date">
            <text:p>10/15/21</text:p>
          </table:table-cell>
          <table:table-cell office:value-type="float" office:value="46.4" calcext:value-type="float">
            <text:p>46.4</text:p>
          </table:table-cell>
          <table:table-cell table:formula="of:=[.B193]*60" office:value-type="float" office:value="2784" calcext:value-type="float">
            <text:p>2784</text:p>
          </table:table-cell>
          <table:table-cell office:value-type="float" office:value="20.05" calcext:value-type="float">
            <text:p>20.05</text:p>
          </table:table-cell>
          <table:table-cell office:value-type="float" office:value="330" calcext:value-type="float">
            <text:p>330</text:p>
          </table:table-cell>
          <table:table-cell office:value-type="float" office:value="44.9" calcext:value-type="float">
            <text:p>44.9</text:p>
          </table:table-cell>
          <table:table-cell/>
          <table:table-cell office:value-type="float" office:value="333" calcext:value-type="float">
            <text:p>333</text:p>
          </table:table-cell>
          <table:table-cell table:number-columns-repeated="3"/>
          <table:table-cell table:formula="of:=[.D193]/[.B193]*60" office:value-type="float" office:value="25.926724137931" calcext:value-type="float">
            <text:p>25.926724137931</text:p>
          </table:table-cell>
          <table:table-cell table:formula="of:=[.D193]/[.C193]/[.E193]" office:value-type="float" office:value="0.0000218238418669453" calcext:value-type="float">
            <text:p>2.18238418669453E-05</text:p>
          </table:table-cell>
          <table:table-cell table:formula="of:=[.M193] * 1.60934" office:value-type="float" office:value="0.0000351219816701498" calcext:value-type="float">
            <text:p>3.51219816701498E-05</text:p>
          </table:table-cell>
          <table:table-cell table:formula="of:=[.N193]*1000" office:value-type="float" office:value="0.0351219816701498" calcext:value-type="float">
            <text:p>0.0351219816701498</text:p>
          </table:table-cell>
          <table:table-cell table:formula="of:=[.O193]*[.E193]" office:value-type="float" office:value="11.5902539511494" calcext:value-type="float">
            <text:p>11.5902539511494</text:p>
          </table:table-cell>
          <table:table-cell table:number-columns-repeated="3"/>
        </table:table-row>
        <table:table-row table:style-name="ro1">
          <table:table-cell office:value-type="date" office:date-value="2021-10-16" calcext:value-type="date">
            <text:p>10/16/21</text:p>
          </table:table-cell>
          <table:table-cell office:value-type="float" office:value="52.2" calcext:value-type="float">
            <text:p>52.2</text:p>
          </table:table-cell>
          <table:table-cell table:formula="of:=[.B194]*60" office:value-type="float" office:value="3132" calcext:value-type="float">
            <text:p>3132</text:p>
          </table:table-cell>
          <table:table-cell office:value-type="float" office:value="21.94" calcext:value-type="float">
            <text:p>21.94</text:p>
          </table:table-cell>
          <table:table-cell office:value-type="float" office:value="308" calcext:value-type="float">
            <text:p>308</text:p>
          </table:table-cell>
          <table:table-cell office:value-type="float" office:value="45.6" calcext:value-type="float">
            <text:p>45.6</text:p>
          </table:table-cell>
          <table:table-cell/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899" calcext:value-type="float">
            <text:p>899</text:p>
          </table:table-cell>
          <table:table-cell office:value-type="float" office:value="820" calcext:value-type="float">
            <text:p>820</text:p>
          </table:table-cell>
          <table:table-cell table:formula="of:=[.D194]/[.B194]*60" office:value-type="float" office:value="25.2183908045977" calcext:value-type="float">
            <text:p>25.2183908045977</text:p>
          </table:table-cell>
          <table:table-cell table:formula="of:=[.D194]/[.C194]/[.E194]" office:value-type="float" office:value="0.0000227438589507555" calcext:value-type="float">
            <text:p>2.27438589507555E-05</text:p>
          </table:table-cell>
          <table:table-cell table:formula="of:=[.M194] * 1.60934" office:value-type="float" office:value="0.0000366026019638089" calcext:value-type="float">
            <text:p>3.66026019638089E-05</text:p>
          </table:table-cell>
          <table:table-cell table:formula="of:=[.N194]*1000" office:value-type="float" office:value="0.0366026019638089" calcext:value-type="float">
            <text:p>0.0366026019638089</text:p>
          </table:table-cell>
          <table:table-cell table:formula="of:=[.O194]*[.E194]" office:value-type="float" office:value="11.2736014048531" calcext:value-type="float">
            <text:p>11.2736014048531</text:p>
          </table:table-cell>
          <table:table-cell table:number-columns-repeated="3"/>
        </table:table-row>
        <table:table-row table:style-name="ro1">
          <table:table-cell office:value-type="date" office:date-value="2021-10-17" calcext:value-type="date">
            <text:p>10/17/21</text:p>
          </table:table-cell>
          <table:table-cell office:value-type="float" office:value="41.9" calcext:value-type="float">
            <text:p>41.9</text:p>
          </table:table-cell>
          <table:table-cell table:formula="of:=[.B195]*60" office:value-type="float" office:value="2514" calcext:value-type="float">
            <text:p>2514</text:p>
          </table:table-cell>
          <table:table-cell office:value-type="float" office:value="18.1" calcext:value-type="float">
            <text:p>18.1</text:p>
          </table:table-cell>
          <table:table-cell office:value-type="float" office:value="326" calcext:value-type="float">
            <text:p>326</text:p>
          </table:table-cell>
          <table:table-cell office:value-type="float" office:value="41.6" calcext:value-type="float">
            <text:p>41.6</text:p>
          </table:table-cell>
          <table:table-cell/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806" calcext:value-type="float">
            <text:p>806</text:p>
          </table:table-cell>
          <table:table-cell office:value-type="float" office:value="733" calcext:value-type="float">
            <text:p>733</text:p>
          </table:table-cell>
          <table:table-cell table:formula="of:=[.D195]/[.B195]*60" office:value-type="float" office:value="25.9188544152745" calcext:value-type="float">
            <text:p>25.9188544152745</text:p>
          </table:table-cell>
          <table:table-cell table:formula="of:=[.D195]/[.C195]/[.E195]" office:value-type="float" office:value="0.0000220849134417812" calcext:value-type="float">
            <text:p>2.20849134417812E-05</text:p>
          </table:table-cell>
          <table:table-cell table:formula="of:=[.M195] * 1.60934" office:value-type="float" office:value="0.0000355421345983962" calcext:value-type="float">
            <text:p>3.55421345983962E-05</text:p>
          </table:table-cell>
          <table:table-cell table:formula="of:=[.N195]*1000" office:value-type="float" office:value="0.0355421345983962" calcext:value-type="float">
            <text:p>0.0355421345983962</text:p>
          </table:table-cell>
          <table:table-cell table:formula="of:=[.O195]*[.E195]" office:value-type="float" office:value="11.5867358790772" calcext:value-type="float">
            <text:p>11.5867358790772</text:p>
          </table:table-cell>
          <table:table-cell table:number-columns-repeated="3"/>
        </table:table-row>
        <table:table-row table:style-name="ro1">
          <table:table-cell office:value-type="date" office:date-value="2021-10-18" calcext:value-type="date">
            <text:p>10/18/21</text:p>
          </table:table-cell>
          <table:table-cell office:value-type="float" office:value="45.1" calcext:value-type="float">
            <text:p>45.1</text:p>
          </table:table-cell>
          <table:table-cell table:formula="of:=[.B196]*60" office:value-type="float" office:value="2706" calcext:value-type="float">
            <text:p>2706</text:p>
          </table:table-cell>
          <table:table-cell office:value-type="float" office:value="18.81" calcext:value-type="float">
            <text:p>18.81</text:p>
          </table:table-cell>
          <table:table-cell office:value-type="float" office:value="298" calcext:value-type="float">
            <text:p>298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796" calcext:value-type="float">
            <text:p>796</text:p>
          </table:table-cell>
          <table:table-cell office:value-type="float" office:value="715" calcext:value-type="float">
            <text:p>715</text:p>
          </table:table-cell>
          <table:table-cell table:formula="of:=[.D196]/[.B196]*60" office:value-type="float" office:value="25.0243902439024" calcext:value-type="float">
            <text:p>25.0243902439024</text:p>
          </table:table-cell>
          <table:table-cell table:formula="of:=[.D196]/[.C196]/[.E196]" office:value-type="float" office:value="0.0000233262399738091" calcext:value-type="float">
            <text:p>2.33262399738091E-05</text:p>
          </table:table-cell>
          <table:table-cell table:formula="of:=[.M196] * 1.60934" office:value-type="float" office:value="0.00003753985103945" calcext:value-type="float">
            <text:p>3.753985103945E-05</text:p>
          </table:table-cell>
          <table:table-cell table:formula="of:=[.N196]*1000" office:value-type="float" office:value="0.03753985103945" calcext:value-type="float">
            <text:p>0.03753985103945</text:p>
          </table:table-cell>
          <table:table-cell table:formula="of:=[.O196]*[.E196]" office:value-type="float" office:value="11.1868756097561" calcext:value-type="float">
            <text:p>11.1868756097561</text:p>
          </table:table-cell>
          <table:table-cell table:number-columns-repeated="3"/>
        </table:table-row>
        <table:table-row table:style-name="ro1">
          <table:table-cell office:value-type="date" office:date-value="2021-10-19" calcext:value-type="date">
            <text:p>10/19/21</text:p>
          </table:table-cell>
          <table:table-cell office:value-type="float" office:value="31.9" calcext:value-type="float">
            <text:p>31.9</text:p>
          </table:table-cell>
          <table:table-cell table:formula="of:=[.B197]*60" office:value-type="float" office:value="1914" calcext:value-type="float">
            <text:p>1914</text:p>
          </table:table-cell>
          <table:table-cell office:value-type="float" office:value="13.68" calcext:value-type="float">
            <text:p>13.68</text:p>
          </table:table-cell>
          <table:table-cell office:value-type="float" office:value="321" calcext:value-type="float">
            <text:p>321</text:p>
          </table:table-cell>
          <table:table-cell office:value-type="float" office:value="31" calcext:value-type="float">
            <text:p>31</text:p>
          </table:table-cell>
          <table:table-cell office:value-type="float" office:value="13.4" calcext:value-type="float">
            <text:p>13.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590" calcext:value-type="float">
            <text:p>590</text:p>
          </table:table-cell>
          <table:table-cell office:value-type="float" office:value="537" calcext:value-type="float">
            <text:p>537</text:p>
          </table:table-cell>
          <table:table-cell table:formula="of:=[.D197]/[.B197]*60" office:value-type="float" office:value="25.730407523511" calcext:value-type="float">
            <text:p>25.730407523511</text:p>
          </table:table-cell>
          <table:table-cell table:formula="of:=[.D197]/[.C197]/[.E197]" office:value-type="float" office:value="0.0000222658424398676" calcext:value-type="float">
            <text:p>2.22658424398676E-05</text:p>
          </table:table-cell>
          <table:table-cell table:formula="of:=[.M197] * 1.60934" office:value-type="float" office:value="0.0000358333108721765" calcext:value-type="float">
            <text:p>3.58333108721765E-05</text:p>
          </table:table-cell>
          <table:table-cell table:formula="of:=[.N197]*1000" office:value-type="float" office:value="0.0358333108721765" calcext:value-type="float">
            <text:p>0.0358333108721765</text:p>
          </table:table-cell>
          <table:table-cell table:formula="of:=[.O197]*[.E197]" office:value-type="float" office:value="11.5024927899687" calcext:value-type="float">
            <text:p>11.5024927899687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46.8" calcext:value-type="float">
            <text:p>46.8</text:p>
          </table:table-cell>
          <table:table-cell table:formula="of:=[.B198]*60" office:value-type="float" office:value="2808" calcext:value-type="float">
            <text:p>2808</text:p>
          </table:table-cell>
          <table:table-cell office:value-type="float" office:value="19.99" calcext:value-type="float">
            <text:p>19.99</text:p>
          </table:table-cell>
          <table:table-cell office:value-type="float" office:value="314" calcext:value-type="float">
            <text:p>314</text:p>
          </table:table-cell>
          <table:table-cell office:value-type="float" office:value="45.8" calcext:value-type="float">
            <text:p>45.8</text:p>
          </table:table-cell>
          <table:table-cell office:value-type="float" office:value="19.62" calcext:value-type="float">
            <text:p>19.6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863" calcext:value-type="float">
            <text:p>863</text:p>
          </table:table-cell>
          <table:table-cell office:value-type="float" office:value="782" calcext:value-type="float">
            <text:p>782</text:p>
          </table:table-cell>
          <table:table-cell table:formula="of:=[.D198]/[.B198]*60" office:value-type="float" office:value="25.6282051282051" calcext:value-type="float">
            <text:p>25.6282051282051</text:p>
          </table:table-cell>
          <table:table-cell table:formula="of:=[.D198]/[.C198]/[.E198]" office:value-type="float" office:value="0.0000226718021304009" calcext:value-type="float">
            <text:p>2.26718021304009E-05</text:p>
          </table:table-cell>
          <table:table-cell table:formula="of:=[.M198] * 1.60934" office:value-type="float" office:value="0.0000364866380405393" calcext:value-type="float">
            <text:p>3.64866380405393E-05</text:p>
          </table:table-cell>
          <table:table-cell table:formula="of:=[.N198]*1000" office:value-type="float" office:value="0.0364866380405393" calcext:value-type="float">
            <text:p>0.0364866380405393</text:p>
          </table:table-cell>
          <table:table-cell table:formula="of:=[.O198]*[.E198]" office:value-type="float" office:value="11.4568043447293" calcext:value-type="float">
            <text:p>11.4568043447293</text:p>
          </table:table-cell>
          <table:table-cell table:number-columns-repeated="3"/>
        </table:table-row>
        <table:table-row table:style-name="ro1">
          <table:table-cell office:value-type="date" office:date-value="2021-10-20" calcext:value-type="date">
            <text:p>10/20/21</text:p>
          </table:table-cell>
          <table:table-cell office:value-type="float" office:value="51.2" calcext:value-type="float">
            <text:p>51.2</text:p>
          </table:table-cell>
          <table:table-cell table:formula="of:=[.B199]*60" office:value-type="float" office:value="3072" calcext:value-type="float">
            <text:p>3072</text:p>
          </table:table-cell>
          <table:table-cell office:value-type="float" office:value="20.38" calcext:value-type="float">
            <text:p>20.38</text:p>
          </table:table-cell>
          <table:table-cell office:value-type="float" office:value="264" calcext:value-type="float">
            <text:p>264</text:p>
          </table:table-cell>
          <table:table-cell office:value-type="float" office:value="42.2" calcext:value-type="float">
            <text:p>42.2</text:p>
          </table:table-cell>
          <table:table-cell office:value-type="float" office:value="17.61" calcext:value-type="float">
            <text:p>17.61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761" calcext:value-type="float">
            <text:p>761</text:p>
          </table:table-cell>
          <table:table-cell office:value-type="float" office:value="680" calcext:value-type="float">
            <text:p>680</text:p>
          </table:table-cell>
          <table:table-cell table:formula="of:=[.D199]/[.B199]*60" office:value-type="float" office:value="23.8828125" calcext:value-type="float">
            <text:p>23.8828125</text:p>
          </table:table-cell>
          <table:table-cell table:formula="of:=[.D199]/[.C199]/[.E199]" office:value-type="float" office:value="0.0000251292219065657" calcext:value-type="float">
            <text:p>2.51292219065657E-05</text:p>
          </table:table-cell>
          <table:table-cell table:formula="of:=[.M199] * 1.60934" office:value-type="float" office:value="0.0000404414619831124" calcext:value-type="float">
            <text:p>4.04414619831124E-05</text:p>
          </table:table-cell>
          <table:table-cell table:formula="of:=[.N199]*1000" office:value-type="float" office:value="0.0404414619831124" calcext:value-type="float">
            <text:p>0.0404414619831124</text:p>
          </table:table-cell>
          <table:table-cell table:formula="of:=[.O199]*[.E199]" office:value-type="float" office:value="10.6765459635417" calcext:value-type="float">
            <text:p>10.6765459635417</text:p>
          </table:table-cell>
          <table:table-cell table:number-columns-repeated="3"/>
        </table:table-row>
        <table:table-row table:style-name="ro1">
          <table:table-cell office:value-type="date" office:date-value="2021-10-22" calcext:value-type="date">
            <text:p>10/22/21</text:p>
          </table:table-cell>
          <table:table-cell office:value-type="float" office:value="46.2" calcext:value-type="float">
            <text:p>46.2</text:p>
          </table:table-cell>
          <table:table-cell table:formula="of:=[.B200]*60" office:value-type="float" office:value="2772" calcext:value-type="float">
            <text:p>2772</text:p>
          </table:table-cell>
          <table:table-cell office:value-type="float" office:value="19.4" calcext:value-type="float">
            <text:p>19.4</text:p>
          </table:table-cell>
          <table:table-cell office:value-type="float" office:value="321" calcext:value-type="float">
            <text:p>321</text:p>
          </table:table-cell>
          <table:table-cell office:value-type="float" office:value="44.6" calcext:value-type="float">
            <text:p>44.6</text:p>
          </table:table-cell>
          <table:table-cell office:value-type="float" office:value="18.85" calcext:value-type="float">
            <text:p>18.85</text:p>
          </table:table-cell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00]/[.B200]*60" office:value-type="float" office:value="25.1948051948052" calcext:value-type="float">
            <text:p>25.1948051948052</text:p>
          </table:table-cell>
          <table:table-cell table:formula="of:=[.D200]/[.C200]/[.E200]" office:value-type="float" office:value="0.0000218023582509564" calcext:value-type="float">
            <text:p>2.18023582509564E-05</text:p>
          </table:table-cell>
          <table:table-cell table:formula="of:=[.M200] * 1.60934" office:value-type="float" office:value="0.0000350874072275941" calcext:value-type="float">
            <text:p>3.50874072275941E-05</text:p>
          </table:table-cell>
          <table:table-cell table:formula="of:=[.N200]*1000" office:value-type="float" office:value="0.0350874072275941" calcext:value-type="float">
            <text:p>0.0350874072275941</text:p>
          </table:table-cell>
          <table:table-cell table:formula="of:=[.O200]*[.E200]" office:value-type="float" office:value="11.2630577200577" calcext:value-type="float">
            <text:p>11.2630577200577</text:p>
          </table:table-cell>
          <table:table-cell table:number-columns-repeated="3"/>
        </table:table-row>
        <table:table-row table:style-name="ro1">
          <table:table-cell office:value-type="date" office:date-value="2021-10-23" calcext:value-type="date">
            <text:p>10/23/21</text:p>
          </table:table-cell>
          <table:table-cell office:value-type="float" office:value="45.4" calcext:value-type="float">
            <text:p>45.4</text:p>
          </table:table-cell>
          <table:table-cell table:formula="of:=[.B201]*60" office:value-type="float" office:value="2724" calcext:value-type="float">
            <text:p>2724</text:p>
          </table:table-cell>
          <table:table-cell office:value-type="float" office:value="19.28" calcext:value-type="float">
            <text:p>19.28</text:p>
          </table:table-cell>
          <table:table-cell office:value-type="float" office:value="316" calcext:value-type="float">
            <text:p>316</text:p>
          </table:table-cell>
          <table:table-cell office:value-type="float" office:value="42.7" calcext:value-type="float">
            <text:p>42.7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01]/[.B201]*60" office:value-type="float" office:value="25.4801762114537" calcext:value-type="float">
            <text:p>25.4801762114537</text:p>
          </table:table-cell>
          <table:table-cell table:formula="of:=[.D201]/[.C201]/[.E201]" office:value-type="float" office:value="0.0000223981858398855" calcext:value-type="float">
            <text:p>2.23981858398855E-05</text:p>
          </table:table-cell>
          <table:table-cell table:formula="of:=[.M201] * 1.60934" office:value-type="float" office:value="0.0000360462963995613" calcext:value-type="float">
            <text:p>3.60462963995613E-05</text:p>
          </table:table-cell>
          <table:table-cell table:formula="of:=[.N201]*1000" office:value-type="float" office:value="0.0360462963995613" calcext:value-type="float">
            <text:p>0.0360462963995613</text:p>
          </table:table-cell>
          <table:table-cell table:formula="of:=[.O201]*[.E201]" office:value-type="float" office:value="11.3906296622614" calcext:value-type="float">
            <text:p>11.3906296622614</text:p>
          </table:table-cell>
          <table:table-cell table:number-columns-repeated="3"/>
        </table:table-row>
        <table:table-row table:style-name="ro1">
          <table:table-cell office:value-type="date" office:date-value="2021-11-09" calcext:value-type="date">
            <text:p>11/09/21</text:p>
          </table:table-cell>
          <table:table-cell office:value-type="float" office:value="36.1" calcext:value-type="float">
            <text:p>36.1</text:p>
          </table:table-cell>
          <table:table-cell table:formula="of:=[.B202]*60" office:value-type="float" office:value="2166" calcext:value-type="float">
            <text:p>2166</text:p>
          </table:table-cell>
          <table:table-cell office:value-type="float" office:value="14.59" calcext:value-type="float">
            <text:p>14.59</text:p>
          </table:table-cell>
          <table:table-cell office:value-type="float" office:value="275" calcext:value-type="float">
            <text:p>275</text:p>
          </table:table-cell>
          <table:table-cell office:value-type="float" office:value="34.2" calcext:value-type="float">
            <text:p>34.2</text:p>
          </table:table-cell>
          <table:table-cell/>
          <table:table-cell office:value-type="float" office:value="279" calcext:value-type="float">
            <text:p>279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524" calcext:value-type="float">
            <text:p>524</text:p>
          </table:table-cell>
          <table:table-cell office:value-type="float" office:value="469" calcext:value-type="float">
            <text:p>469</text:p>
          </table:table-cell>
          <table:table-cell table:formula="of:=[.D202]/[.B202]*60" office:value-type="float" office:value="24.2493074792244" calcext:value-type="float">
            <text:p>24.2493074792244</text:p>
          </table:table-cell>
          <table:table-cell table:formula="of:=[.D202]/[.C202]/[.E202]" office:value-type="float" office:value="0.0000244942499790145" calcext:value-type="float">
            <text:p>2.44942499790145E-05</text:p>
          </table:table-cell>
          <table:table-cell table:formula="of:=[.M202] * 1.60934" office:value-type="float" office:value="0.0000394195762612272" calcext:value-type="float">
            <text:p>3.94195762612272E-05</text:p>
          </table:table-cell>
          <table:table-cell table:formula="of:=[.N202]*1000" office:value-type="float" office:value="0.0394195762612272" calcext:value-type="float">
            <text:p>0.0394195762612272</text:p>
          </table:table-cell>
          <table:table-cell table:formula="of:=[.O202]*[.E202]" office:value-type="float" office:value="10.8403834718375" calcext:value-type="float">
            <text:p>10.8403834718375</text:p>
          </table:table-cell>
          <table:table-cell table:number-columns-repeated="3"/>
        </table:table-row>
        <table:table-row table:style-name="ro1">
          <table:table-cell office:value-type="date" office:date-value="2021-11-13" calcext:value-type="date">
            <text:p>11/13/21</text:p>
          </table:table-cell>
          <table:table-cell office:value-type="float" office:value="49.9" calcext:value-type="float">
            <text:p>49.9</text:p>
          </table:table-cell>
          <table:table-cell table:formula="of:=[.B203]*60" office:value-type="float" office:value="2994" calcext:value-type="float">
            <text:p>2994</text:p>
          </table:table-cell>
          <table:table-cell office:value-type="float" office:value="19.88" calcext:value-type="float">
            <text:p>19.88</text:p>
          </table:table-cell>
          <table:table-cell office:value-type="float" office:value="267" calcext:value-type="float">
            <text:p>267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280" calcext:value-type="float">
            <text:p>280</text:p>
          </table:table-cell>
          <table:table-cell table:style-name="Default" office:value-type="float" office:value="279" calcext:value-type="float">
            <text:p>279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6" calcext:value-type="float">
            <text:p>686</text:p>
          </table:table-cell>
          <table:table-cell table:formula="of:=[.D203]/[.B203]*60" office:value-type="float" office:value="23.9038076152305" calcext:value-type="float">
            <text:p>23.9038076152305</text:p>
          </table:table-cell>
          <table:table-cell table:formula="of:=[.D203]/[.C203]/[.E203]" office:value-type="float" office:value="0.0000248687137070646" calcext:value-type="float">
            <text:p>2.48687137070646E-05</text:p>
          </table:table-cell>
          <table:table-cell table:formula="of:=[.M203] * 1.60934" office:value-type="float" office:value="0.0000400222157173273" calcext:value-type="float">
            <text:p>4.00222157173273E-05</text:p>
          </table:table-cell>
          <table:table-cell table:formula="of:=[.N203]*1000" office:value-type="float" office:value="0.0400222157173273" calcext:value-type="float">
            <text:p>0.0400222157173273</text:p>
          </table:table-cell>
          <table:table-cell table:formula="of:=[.O203]*[.E203]" office:value-type="float" office:value="10.6859315965264" calcext:value-type="float">
            <text:p>10.6859315965264</text:p>
          </table:table-cell>
          <table:table-cell table:number-columns-repeated="3"/>
        </table:table-row>
        <table:table-row table:style-name="ro1">
          <table:table-cell office:value-type="date" office:date-value="2021-11-16" calcext:value-type="date">
            <text:p>11/16/21</text:p>
          </table:table-cell>
          <table:table-cell office:value-type="float" office:value="29.1" calcext:value-type="float">
            <text:p>29.1</text:p>
          </table:table-cell>
          <table:table-cell table:formula="of:=[.B204]*60" office:value-type="float" office:value="1746" calcext:value-type="float">
            <text:p>1746</text:p>
          </table:table-cell>
          <table:table-cell office:value-type="float" office:value="12.71" calcext:value-type="float">
            <text:p>12.71</text:p>
          </table:table-cell>
          <table:table-cell office:value-type="float" office:value="335" calcext:value-type="float">
            <text:p>335</text:p>
          </table:table-cell>
          <table:table-cell office:value-type="float" office:value="28.4" calcext:value-type="float">
            <text:p>28.4</text:p>
          </table:table-cell>
          <table:table-cell office:value-type="float" office:value="12.43" calcext:value-type="float">
            <text:p>12.43</text:p>
          </table:table-cell>
          <table:table-cell office:value-type="float" office:value="338" calcext:value-type="float">
            <text:p>33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25" calcext:value-type="float">
            <text:p>525</text:p>
          </table:table-cell>
          <table:table-cell table:formula="of:=[.D204]/[.B204]*60" office:value-type="float" office:value="26.2061855670103" calcext:value-type="float">
            <text:p>26.2061855670103</text:p>
          </table:table-cell>
          <table:table-cell table:formula="of:=[.D204]/[.C204]/[.E204]" office:value-type="float" office:value="0.0000217298387786155" calcext:value-type="float">
            <text:p>2.17298387786155E-05</text:p>
          </table:table-cell>
          <table:table-cell table:formula="of:=[.M204] * 1.60934" office:value-type="float" office:value="0.0000349706987399771" calcext:value-type="float">
            <text:p>3.49706987399771E-05</text:p>
          </table:table-cell>
          <table:table-cell table:formula="of:=[.N204]*1000" office:value-type="float" office:value="0.0349706987399771" calcext:value-type="float">
            <text:p>0.0349706987399771</text:p>
          </table:table-cell>
          <table:table-cell table:formula="of:=[.O204]*[.E204]" office:value-type="float" office:value="11.7151840778923" calcext:value-type="float">
            <text:p>11.7151840778923</text:p>
          </table:table-cell>
          <table:table-cell table:number-columns-repeated="3"/>
        </table:table-row>
        <table:table-row table:style-name="ro1">
          <table:table-cell office:value-type="date" office:date-value="2021-11-19" calcext:value-type="date">
            <text:p>11/19/21</text:p>
          </table:table-cell>
          <table:table-cell office:value-type="float" office:value="46.3" calcext:value-type="float">
            <text:p>46.3</text:p>
          </table:table-cell>
          <table:table-cell table:formula="of:=[.B205]*60" office:value-type="float" office:value="2778" calcext:value-type="float">
            <text:p>2778</text:p>
          </table:table-cell>
          <table:table-cell office:value-type="float" office:value="18.13" calcext:value-type="float">
            <text:p>18.13</text:p>
          </table:table-cell>
          <table:table-cell office:value-type="float" office:value="264" calcext:value-type="float">
            <text:p>26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6" calcext:value-type="float">
            <text:p>736</text:p>
          </table:table-cell>
          <table:table-cell office:value-type="float" office:value="651" calcext:value-type="float">
            <text:p>651</text:p>
          </table:table-cell>
          <table:table-cell table:formula="of:=[.D205]/[.B205]*60" office:value-type="float" office:value="23.4946004319654" calcext:value-type="float">
            <text:p>23.4946004319654</text:p>
          </table:table-cell>
          <table:table-cell table:formula="of:=[.D205]/[.C205]/[.E205]" office:value-type="float" office:value="0.0000247207496127582" calcext:value-type="float">
            <text:p>2.47207496127582E-05</text:p>
          </table:table-cell>
          <table:table-cell table:formula="of:=[.M205] * 1.60934" office:value-type="float" office:value="0.0000397840911817964" calcext:value-type="float">
            <text:p>3.97840911817964E-05</text:p>
          </table:table-cell>
          <table:table-cell table:formula="of:=[.N205]*1000" office:value-type="float" office:value="0.0397840911817964" calcext:value-type="float">
            <text:p>0.0397840911817964</text:p>
          </table:table-cell>
          <table:table-cell table:formula="of:=[.O205]*[.E205]" office:value-type="float" office:value="10.5030000719942" calcext:value-type="float">
            <text:p>10.5030000719942</text:p>
          </table:table-cell>
          <table:table-cell table:number-columns-repeated="3"/>
        </table:table-row>
        <table:table-row table:style-name="ro1">
          <table:table-cell office:value-type="date" office:date-value="2021-11-21" calcext:value-type="date">
            <text:p>11/21/21</text:p>
          </table:table-cell>
          <table:table-cell office:value-type="float" office:value="46.8" calcext:value-type="float">
            <text:p>46.8</text:p>
          </table:table-cell>
          <table:table-cell table:formula="of:=[.B206]*60" office:value-type="float" office:value="2808" calcext:value-type="float">
            <text:p>2808</text:p>
          </table:table-cell>
          <table:table-cell office:value-type="float" office:value="19.57" calcext:value-type="float">
            <text:p>19.57</text:p>
          </table:table-cell>
          <table:table-cell office:value-type="float" office:value="299" calcext:value-type="float">
            <text:p>299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formula="of:=[.D206]/[.B206]*60" office:value-type="float" office:value="25.0897435897436" calcext:value-type="float">
            <text:p>25.0897435897436</text:p>
          </table:table-cell>
          <table:table-cell table:formula="of:=[.D206]/[.C206]/[.E206]" office:value-type="float" office:value="0.0000233089405330208" calcext:value-type="float">
            <text:p>2.33089405330208E-05</text:p>
          </table:table-cell>
          <table:table-cell table:formula="of:=[.M206] * 1.60934" office:value-type="float" office:value="0.0000375120103574117" calcext:value-type="float">
            <text:p>3.75120103574117E-05</text:p>
          </table:table-cell>
          <table:table-cell table:formula="of:=[.N206]*1000" office:value-type="float" office:value="0.0375120103574117" calcext:value-type="float">
            <text:p>0.0375120103574117</text:p>
          </table:table-cell>
          <table:table-cell table:formula="of:=[.O206]*[.E206]" office:value-type="float" office:value="11.2160910968661" calcext:value-type="float">
            <text:p>11.2160910968661</text:p>
          </table:table-cell>
          <table:table-cell table:number-columns-repeated="3"/>
        </table:table-row>
        <table:table-row table:style-name="ro1">
          <table:table-cell office:value-type="date" office:date-value="2021-11-23" calcext:value-type="date">
            <text:p>11/23/21</text:p>
          </table:table-cell>
          <table:table-cell office:value-type="float" office:value="36" calcext:value-type="float">
            <text:p>36</text:p>
          </table:table-cell>
          <table:table-cell table:formula="of:=[.B207]*60" office:value-type="float" office:value="2160" calcext:value-type="float">
            <text:p>2160</text:p>
          </table:table-cell>
          <table:table-cell office:value-type="float" office:value="14.93" calcext:value-type="float">
            <text:p>14.93</text:p>
          </table:table-cell>
          <table:table-cell office:value-type="float" office:value="291" calcext:value-type="float">
            <text:p>291</text:p>
          </table:table-cell>
          <table:table-cell office:value-type="float" office:value="29.9" calcext:value-type="float">
            <text:p>29.9</text:p>
          </table:table-cell>
          <table:table-cell/>
          <table:table-cell office:value-type="float" office:value="309" calcext:value-type="float">
            <text:p>309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61" calcext:value-type="float">
            <text:p>561</text:p>
          </table:table-cell>
          <table:table-cell office:value-type="float" office:value="506" calcext:value-type="float">
            <text:p>506</text:p>
          </table:table-cell>
          <table:table-cell table:formula="of:=[.D207]/[.B207]*60" office:value-type="float" office:value="24.8833333333333" calcext:value-type="float">
            <text:p>24.8833333333333</text:p>
          </table:table-cell>
          <table:table-cell table:formula="of:=[.D207]/[.C207]/[.E207]" office:value-type="float" office:value="0.000023752704594629" calcext:value-type="float">
            <text:p>2.3752704594629E-05</text:p>
          </table:table-cell>
          <table:table-cell table:formula="of:=[.M207] * 1.60934" office:value-type="float" office:value="0.0000382261776123202" calcext:value-type="float">
            <text:p>3.82261776123202E-05</text:p>
          </table:table-cell>
          <table:table-cell table:formula="of:=[.N207]*1000" office:value-type="float" office:value="0.0382261776123202" calcext:value-type="float">
            <text:p>0.0382261776123202</text:p>
          </table:table-cell>
          <table:table-cell table:formula="of:=[.O207]*[.E207]" office:value-type="float" office:value="11.1238176851852" calcext:value-type="float">
            <text:p>11.1238176851852</text:p>
          </table:table-cell>
          <table:table-cell table:number-columns-repeated="3"/>
        </table:table-row>
        <table:table-row table:style-name="ro1">
          <table:table-cell office:value-type="date" office:date-value="2021-11-24" calcext:value-type="date">
            <text:p>11/24/21</text:p>
          </table:table-cell>
          <table:table-cell office:value-type="float" office:value="46.3" calcext:value-type="float">
            <text:p>46.3</text:p>
          </table:table-cell>
          <table:table-cell table:formula="of:=[.B208]*60" office:value-type="float" office:value="2778" calcext:value-type="float">
            <text:p>2778</text:p>
          </table:table-cell>
          <table:table-cell office:value-type="float" office:value="19.17" calcext:value-type="float">
            <text:p>19.17</text:p>
          </table:table-cell>
          <table:table-cell office:value-type="float" office:value="288" calcext:value-type="float">
            <text:p>288</text:p>
          </table:table-cell>
          <table:table-cell office:value-type="float" office:value="44.4" calcext:value-type="float">
            <text:p>44.4</text:p>
          </table:table-cell>
          <table:table-cell office:value-type="float" office:value="18.55" calcext:value-type="float">
            <text:p>18.55</text:p>
          </table:table-cell>
          <table:table-cell office:value-type="float" office:value="293" calcext:value-type="float">
            <text:p>293</text:p>
          </table:table-cell>
          <table:table-cell table:style-name="Default" office:value-type="float" office:value="292" calcext:value-type="float">
            <text:p>292</text:p>
          </table:table-cell>
          <table:table-cell table:style-name="Default" office:value-type="float" office:value="796" calcext:value-type="float">
            <text:p>796</text:p>
          </table:table-cell>
          <table:table-cell office:value-type="float" office:value="712" calcext:value-type="float">
            <text:p>712</text:p>
          </table:table-cell>
          <table:table-cell table:formula="of:=[.D208]/[.B208]*60" office:value-type="float" office:value="24.8423326133909" calcext:value-type="float">
            <text:p>24.8423326133909</text:p>
          </table:table-cell>
          <table:table-cell table:formula="of:=[.D208]/[.C208]/[.E208]" office:value-type="float" office:value="0.0000239605831533477" calcext:value-type="float">
            <text:p>2.39605831533477E-05</text:p>
          </table:table-cell>
          <table:table-cell table:formula="of:=[.M208] * 1.60934" office:value-type="float" office:value="0.0000385607248920086" calcext:value-type="float">
            <text:p>3.85607248920086E-05</text:p>
          </table:table-cell>
          <table:table-cell table:formula="of:=[.N208]*1000" office:value-type="float" office:value="0.0385607248920086" calcext:value-type="float">
            <text:p>0.0385607248920086</text:p>
          </table:table-cell>
          <table:table-cell table:formula="of:=[.O208]*[.E208]" office:value-type="float" office:value="11.1054887688985" calcext:value-type="float">
            <text:p>11.1054887688985</text:p>
          </table:table-cell>
          <table:table-cell table:number-columns-repeated="3"/>
        </table:table-row>
        <table:table-row table:style-name="ro1">
          <table:table-cell office:value-type="date" office:date-value="2021-11-25" calcext:value-type="date">
            <text:p>11/25/21</text:p>
          </table:table-cell>
          <table:table-cell office:value-type="float" office:value="47" calcext:value-type="float">
            <text:p>47</text:p>
          </table:table-cell>
          <table:table-cell table:formula="of:=[.B209]*60" office:value-type="float" office:value="2820" calcext:value-type="float">
            <text:p>2820</text:p>
          </table:table-cell>
          <table:table-cell office:value-type="float" office:value="18.58" calcext:value-type="float">
            <text:p>18.58</text:p>
          </table:table-cell>
          <table:table-cell office:value-type="float" office:value="253" calcext:value-type="float">
            <text:p>253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255" calcext:value-type="float">
            <text:p>255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6" calcext:value-type="float">
            <text:p>636</text:p>
          </table:table-cell>
          <table:table-cell table:formula="of:=[.D209]/[.B209]*60" office:value-type="float" office:value="23.7191489361702" calcext:value-type="float">
            <text:p>23.7191489361702</text:p>
          </table:table-cell>
          <table:table-cell table:formula="of:=[.D209]/[.C209]/[.E209]" office:value-type="float" office:value="0.000026042104673002" calcext:value-type="float">
            <text:p>2.6042104673002E-05</text:p>
          </table:table-cell>
          <table:table-cell table:formula="of:=[.M209] * 1.60934" office:value-type="float" office:value="0.000041910600734449" calcext:value-type="float">
            <text:p>4.1910600734449E-05</text:p>
          </table:table-cell>
          <table:table-cell table:formula="of:=[.N209]*1000" office:value-type="float" office:value="0.041910600734449" calcext:value-type="float">
            <text:p>0.041910600734449</text:p>
          </table:table-cell>
          <table:table-cell table:formula="of:=[.O209]*[.E209]" office:value-type="float" office:value="10.6033819858156" calcext:value-type="float">
            <text:p>10.6033819858156</text:p>
          </table:table-cell>
          <table:table-cell table:number-columns-repeated="3"/>
        </table:table-row>
        <table:table-row table:style-name="ro1">
          <table:table-cell office:value-type="date" office:date-value="2021-11-26" calcext:value-type="date">
            <text:p>11/26/21</text:p>
          </table:table-cell>
          <table:table-cell office:value-type="float" office:value="50.3" calcext:value-type="float">
            <text:p>50.3</text:p>
          </table:table-cell>
          <table:table-cell table:formula="of:=[.B210]*60" office:value-type="float" office:value="3018" calcext:value-type="float">
            <text:p>3018</text:p>
          </table:table-cell>
          <table:table-cell office:value-type="float" office:value="21.05" calcext:value-type="float">
            <text:p>21.05</text:p>
          </table:table-cell>
          <table:table-cell office:value-type="float" office:value="297" calcext:value-type="float">
            <text:p>297</text:p>
          </table:table-cell>
          <table:table-cell office:value-type="float" office:value="46.2" calcext:value-type="float">
            <text:p>46.2</text:p>
          </table:table-cell>
          <table:table-cell office:value-type="float" office:value="19.58" calcext:value-type="float">
            <text:p>19.5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3" calcext:value-type="float">
            <text:p>843</text:p>
          </table:table-cell>
          <table:table-cell office:value-type="float" office:value="761" calcext:value-type="float">
            <text:p>761</text:p>
          </table:table-cell>
          <table:table-cell table:formula="of:=[.D210]/[.B210]*60" office:value-type="float" office:value="25.1093439363817" calcext:value-type="float">
            <text:p>25.1093439363817</text:p>
          </table:table-cell>
          <table:table-cell table:formula="of:=[.D210]/[.C210]/[.E210]" office:value-type="float" office:value="0.0000234842348825119" calcext:value-type="float">
            <text:p>2.34842348825119E-05</text:p>
          </table:table-cell>
          <table:table-cell table:formula="of:=[.M210] * 1.60934" office:value-type="float" office:value="0.0000377941185658217" calcext:value-type="float">
            <text:p>3.77941185658217E-05</text:p>
          </table:table-cell>
          <table:table-cell table:formula="of:=[.N210]*1000" office:value-type="float" office:value="0.0377941185658217" calcext:value-type="float">
            <text:p>0.0377941185658217</text:p>
          </table:table-cell>
          <table:table-cell table:formula="of:=[.O210]*[.E210]" office:value-type="float" office:value="11.224853214049" calcext:value-type="float">
            <text:p>11.224853214049</text:p>
          </table:table-cell>
          <table:table-cell table:number-columns-repeated="3"/>
        </table:table-row>
        <table:table-row table:style-name="ro1">
          <table:table-cell office:value-type="date" office:date-value="2021-11-27" calcext:value-type="date">
            <text:p>11/27/21</text:p>
          </table:table-cell>
          <table:table-cell office:value-type="float" office:value="45.7" calcext:value-type="float">
            <text:p>45.7</text:p>
          </table:table-cell>
          <table:table-cell table:formula="of:=[.B211]*60" office:value-type="float" office:value="2742" calcext:value-type="float">
            <text:p>2742</text:p>
          </table:table-cell>
          <table:table-cell office:value-type="float" office:value="18.6" calcext:value-type="float">
            <text:p>18.6</text:p>
          </table:table-cell>
          <table:table-cell office:value-type="float" office:value="281" calcext:value-type="float">
            <text:p>281</text:p>
          </table:table-cell>
          <table:table-cell office:value-type="float" office:value="43.3" calcext:value-type="float">
            <text:p>43.3</text:p>
          </table:table-cell>
          <table:table-cell office:value-type="float" office:value="17.89" calcext:value-type="float">
            <text:p>17.89</text:p>
          </table:table-cell>
          <table:table-cell office:value-type="float" office:value="285" calcext:value-type="float">
            <text:p>285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681" calcext:value-type="float">
            <text:p>681</text:p>
          </table:table-cell>
          <table:table-cell office:value-type="float" office:value="766" calcext:value-type="float">
            <text:p>766</text:p>
          </table:table-cell>
          <table:table-cell table:formula="of:=[.D211]/[.B211]*60" office:value-type="float" office:value="24.4201312910284" calcext:value-type="float">
            <text:p>24.4201312910284</text:p>
          </table:table-cell>
          <table:table-cell table:formula="of:=[.D211]/[.C211]/[.E211]" office:value-type="float" office:value="0.000024140106060724" calcext:value-type="float">
            <text:p>2.4140106060724E-05</text:p>
          </table:table-cell>
          <table:table-cell table:formula="of:=[.M211] * 1.60934" office:value-type="float" office:value="0.0000388496382877656" calcext:value-type="float">
            <text:p>3.88496382877656E-05</text:p>
          </table:table-cell>
          <table:table-cell table:formula="of:=[.N211]*1000" office:value-type="float" office:value="0.0388496382877656" calcext:value-type="float">
            <text:p>0.0388496382877656</text:p>
          </table:table-cell>
          <table:table-cell table:formula="of:=[.O211]*[.E211]" office:value-type="float" office:value="10.9167483588621" calcext:value-type="float">
            <text:p>10.9167483588621</text:p>
          </table:table-cell>
          <table:table-cell table:number-columns-repeated="3"/>
        </table:table-row>
        <table:table-row table:style-name="ro1">
          <table:table-cell office:value-type="date" office:date-value="2021-11-28" calcext:value-type="date">
            <text:p>11/28/21</text:p>
          </table:table-cell>
          <table:table-cell office:value-type="float" office:value="49.7" calcext:value-type="float">
            <text:p>49.7</text:p>
          </table:table-cell>
          <table:table-cell table:formula="of:=[.B212]*60" office:value-type="float" office:value="2982" calcext:value-type="float">
            <text:p>2982</text:p>
          </table:table-cell>
          <table:table-cell office:value-type="float" office:value="21.06" calcext:value-type="float">
            <text:p>21.06</text:p>
          </table:table-cell>
          <table:table-cell office:value-type="float" office:value="307" calcext:value-type="float">
            <text:p>307</text:p>
          </table:table-cell>
          <table:table-cell office:value-type="float" office:value="46" calcext:value-type="float">
            <text:p>46</text:p>
          </table:table-cell>
          <table:table-cell office:value-type="float" office:value="19.74" calcext:value-type="float">
            <text:p>19.7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864" calcext:value-type="float">
            <text:p>864</text:p>
          </table:table-cell>
          <table:table-cell office:value-type="float" office:value="783" calcext:value-type="float">
            <text:p>783</text:p>
          </table:table-cell>
          <table:table-cell table:formula="of:=[.D212]/[.B212]*60" office:value-type="float" office:value="25.4245472837022" calcext:value-type="float">
            <text:p>25.4245472837022</text:p>
          </table:table-cell>
          <table:table-cell table:formula="of:=[.D212]/[.C212]/[.E212]" office:value-type="float" office:value="0.0000230044763696184" calcext:value-type="float">
            <text:p>2.30044763696184E-05</text:p>
          </table:table-cell>
          <table:table-cell table:formula="of:=[.M212] * 1.60934" office:value-type="float" office:value="0.0000370220240006816" calcext:value-type="float">
            <text:p>3.70220240006816E-05</text:p>
          </table:table-cell>
          <table:table-cell table:formula="of:=[.N212]*1000" office:value-type="float" office:value="0.0370220240006816" calcext:value-type="float">
            <text:p>0.0370220240006816</text:p>
          </table:table-cell>
          <table:table-cell table:formula="of:=[.O212]*[.E212]" office:value-type="float" office:value="11.3657613682093" calcext:value-type="float">
            <text:p>11.3657613682093</text:p>
          </table:table-cell>
          <table:table-cell table:number-columns-repeated="3"/>
        </table:table-row>
        <table:table-row table:style-name="ro1">
          <table:table-cell office:value-type="date" office:date-value="2021-11-30" calcext:value-type="date">
            <text:p>11/30/21</text:p>
          </table:table-cell>
          <table:table-cell office:value-type="float" office:value="31.7" calcext:value-type="float">
            <text:p>31.7</text:p>
          </table:table-cell>
          <table:table-cell table:formula="of:=[.B213]*60" office:value-type="float" office:value="1902" calcext:value-type="float">
            <text:p>1902</text:p>
          </table:table-cell>
          <table:table-cell office:value-type="float" office:value="13.21" calcext:value-type="float">
            <text:p>13.21</text:p>
          </table:table-cell>
          <table:table-cell office:value-type="float" office:value="300" calcext:value-type="float">
            <text:p>300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307" calcext:value-type="float">
            <text:p>307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545" calcext:value-type="float">
            <text:p>545</text:p>
          </table:table-cell>
          <table:table-cell office:value-type="float" office:value="490" calcext:value-type="float">
            <text:p>490</text:p>
          </table:table-cell>
          <table:table-cell table:formula="of:=[.D213]/[.B213]*60" office:value-type="float" office:value="25.0031545741325" calcext:value-type="float">
            <text:p>25.0031545741325</text:p>
          </table:table-cell>
          <table:table-cell table:formula="of:=[.D213]/[.C213]/[.E213]" office:value-type="float" office:value="0.0000231510690501227" calcext:value-type="float">
            <text:p>2.31510690501227E-05</text:p>
          </table:table-cell>
          <table:table-cell table:formula="of:=[.M213] * 1.60934" office:value-type="float" office:value="0.0000372579414651244" calcext:value-type="float">
            <text:p>3.72579414651244E-05</text:p>
          </table:table-cell>
          <table:table-cell table:formula="of:=[.N213]*1000" office:value-type="float" office:value="0.0372579414651244" calcext:value-type="float">
            <text:p>0.0372579414651244</text:p>
          </table:table-cell>
          <table:table-cell table:formula="of:=[.O213]*[.E213]" office:value-type="float" office:value="11.1773824395373" calcext:value-type="float">
            <text:p>11.1773824395373</text:p>
          </table:table-cell>
          <table:table-cell table:number-columns-repeated="3"/>
        </table:table-row>
        <table:table-row table:style-name="ro1">
          <table:table-cell office:value-type="date" office:date-value="2021-12-01" calcext:value-type="date">
            <text:p>12/01/21</text:p>
          </table:table-cell>
          <table:table-cell office:value-type="float" office:value="43.5" calcext:value-type="float">
            <text:p>43.5</text:p>
          </table:table-cell>
          <table:table-cell table:formula="of:=[.B214]*60" office:value-type="float" office:value="2610" calcext:value-type="float">
            <text:p>2610</text:p>
          </table:table-cell>
          <table:table-cell office:value-type="float" office:value="19.99" calcext:value-type="float">
            <text:p>19.99</text:p>
          </table:table-cell>
          <table:table-cell office:value-type="float" office:value="387" calcext:value-type="float">
            <text:p>387</text:p>
          </table:table-cell>
          <table:table-cell office:value-type="float" office:value="41.8" calcext:value-type="float">
            <text:p>41.8</text:p>
          </table:table-cell>
          <table:table-cell office:value-type="float" office:value="19.33" calcext:value-type="float">
            <text:p>19.33</text:p>
          </table:table-cell>
          <table:table-cell office:value-type="float" office:value="392" calcext:value-type="float">
            <text:p>392</text:p>
          </table:table-cell>
          <table:table-cell table:style-name="Default" office:value-type="float" office:value="386" calcext:value-type="float">
            <text:p>386</text:p>
          </table:table-cell>
          <table:table-cell table:style-name="Default" office:value-type="float" office:value="971" calcext:value-type="float">
            <text:p>971</text:p>
          </table:table-cell>
          <table:table-cell office:value-type="float" office:value="902" calcext:value-type="float">
            <text:p>902</text:p>
          </table:table-cell>
          <table:table-cell table:formula="of:=[.D214]/[.B214]*60" office:value-type="float" office:value="27.5724137931034" calcext:value-type="float">
            <text:p>27.5724137931034</text:p>
          </table:table-cell>
          <table:table-cell table:formula="of:=[.D214]/[.C214]/[.E214]" office:value-type="float" office:value="0.0000197907075747225" calcext:value-type="float">
            <text:p>1.97907075747225E-05</text:p>
          </table:table-cell>
          <table:table-cell table:formula="of:=[.M214] * 1.60934" office:value-type="float" office:value="0.000031849977328304" calcext:value-type="float">
            <text:p>3.1849977328304E-05</text:p>
          </table:table-cell>
          <table:table-cell table:formula="of:=[.N214]*1000" office:value-type="float" office:value="0.031849977328304" calcext:value-type="float">
            <text:p>0.031849977328304</text:p>
          </table:table-cell>
          <table:table-cell table:formula="of:=[.O214]*[.E214]" office:value-type="float" office:value="12.3259412260536" calcext:value-type="float">
            <text:p>12.3259412260536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7.7" calcext:value-type="float">
            <text:p>7.7</text:p>
          </table:table-cell>
          <table:table-cell table:formula="of:=[.B215]*60" office:value-type="float" office:value="462" calcext:value-type="float">
            <text:p>462</text:p>
          </table:table-cell>
          <table:table-cell office:value-type="float" office:value="2.62" calcext:value-type="float">
            <text:p>2.62</text:p>
          </table:table-cell>
          <table:table-cell office:value-type="float" office:value="177" calcext:value-type="float">
            <text:p>177</text:p>
          </table:table-cell>
          <table:table-cell table:number-columns-repeated="3"/>
          <table:table-cell table:style-name="Default" table:number-columns-repeated="2"/>
          <table:table-cell/>
          <table:table-cell table:formula="of:=[.D215]/[.B215]*60" office:value-type="float" office:value="20.4155844155844" calcext:value-type="float">
            <text:p>20.4155844155844</text:p>
          </table:table-cell>
          <table:table-cell table:formula="of:=[.D215]/[.C215]/[.E215]" office:value-type="float" office:value="0.0000320395235649473" calcext:value-type="float">
            <text:p>3.20395235649473E-05</text:p>
          </table:table-cell>
          <table:table-cell table:formula="of:=[.M215] * 1.60934" office:value-type="float" office:value="0.0000515624868540123" calcext:value-type="float">
            <text:p>5.15624868540123E-05</text:p>
          </table:table-cell>
          <table:table-cell table:formula="of:=[.N215]*1000" office:value-type="float" office:value="0.0515624868540123" calcext:value-type="float">
            <text:p>0.0515624868540123</text:p>
          </table:table-cell>
          <table:table-cell table:formula="of:=[.O215]*[.E215]" office:value-type="float" office:value="9.12656017316017" calcext:value-type="float">
            <text:p>9.12656017316017</text:p>
          </table:table-cell>
          <table:table-cell table:number-columns-repeated="3"/>
        </table:table-row>
        <table:table-row table:style-name="ro1">
          <table:table-cell office:value-type="date" office:date-value="2021-12-02" calcext:value-type="date">
            <text:p>12/02/21</text:p>
          </table:table-cell>
          <table:table-cell office:value-type="float" office:value="33.7" calcext:value-type="float">
            <text:p>33.7</text:p>
          </table:table-cell>
          <table:table-cell table:formula="of:=[.B216]*60" office:value-type="float" office:value="2022" calcext:value-type="float">
            <text:p>2022</text:p>
          </table:table-cell>
          <table:table-cell office:value-type="float" office:value="14.19" calcext:value-type="float">
            <text:p>14.19</text:p>
          </table:table-cell>
          <table:table-cell office:value-type="float" office:value="304" calcext:value-type="float">
            <text:p>304</text:p>
          </table:table-cell>
          <table:table-cell office:value-type="float" office:value="28.6" calcext:value-type="float">
            <text:p>28.6</text:p>
          </table:table-cell>
          <table:table-cell office:value-type="float" office:value="12.25" calcext:value-type="float">
            <text:p>12.25</text:p>
          </table:table-cell>
          <table:table-cell office:value-type="float" office:value="315" calcext:value-type="float">
            <text:p>31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555" calcext:value-type="float">
            <text:p>555</text:p>
          </table:table-cell>
          <table:table-cell office:value-type="float" office:value="500" calcext:value-type="float">
            <text:p>500</text:p>
          </table:table-cell>
          <table:table-cell table:formula="of:=[.D216]/[.B216]*60" office:value-type="float" office:value="25.2640949554896" calcext:value-type="float">
            <text:p>25.2640949554896</text:p>
          </table:table-cell>
          <table:table-cell table:formula="of:=[.D216]/[.C216]/[.E216]" office:value-type="float" office:value="0.0000230848820865219" calcext:value-type="float">
            <text:p>2.30848820865219E-05</text:p>
          </table:table-cell>
          <table:table-cell table:formula="of:=[.M216] * 1.60934" office:value-type="float" office:value="0.0000371514241371232" calcext:value-type="float">
            <text:p>3.71514241371232E-05</text:p>
          </table:table-cell>
          <table:table-cell table:formula="of:=[.N216]*1000" office:value-type="float" office:value="0.0371514241371232" calcext:value-type="float">
            <text:p>0.0371514241371232</text:p>
          </table:table-cell>
          <table:table-cell table:formula="of:=[.O216]*[.E216]" office:value-type="float" office:value="11.2940329376855" calcext:value-type="float">
            <text:p>11.2940329376855</text:p>
          </table:table-cell>
          <table:table-cell table:number-columns-repeated="3"/>
        </table:table-row>
        <table:table-row table:style-name="ro1">
          <table:table-cell office:value-type="date" office:date-value="2021-12-04" calcext:value-type="date">
            <text:p>12/04/21</text:p>
          </table:table-cell>
          <table:table-cell/>
          <table:table-cell table:formula="of:=[.B217]*60" office:value-type="float" office:value="0" calcext:value-type="float">
            <text:p>0</text:p>
          </table:table-cell>
          <table:table-cell table:number-columns-repeated="5"/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32" calcext:value-type="float">
            <text:p>832</text:p>
          </table:table-cell>
          <table:table-cell office:value-type="float" office:value="749" calcext:value-type="float">
            <text:p>749</text:p>
          </table:table-cell>
          <table:table-cell table:number-columns-repeated="8"/>
        </table:table-row>
        <table:table-row table:style-name="ro1">
          <table:table-cell office:value-type="date" office:date-value="2021-12-05" calcext:value-type="date">
            <text:p>12/05/21</text:p>
          </table:table-cell>
          <table:table-cell office:value-type="float" office:value="51.9" calcext:value-type="float">
            <text:p>51.9</text:p>
          </table:table-cell>
          <table:table-cell table:formula="of:=[.B218]*60" office:value-type="float" office:value="3114" calcext:value-type="float">
            <text:p>3114</text:p>
          </table:table-cell>
          <table:table-cell office:value-type="float" office:value="21.59" calcext:value-type="float">
            <text:p>21.59</text:p>
          </table:table-cell>
          <table:table-cell office:value-type="float" office:value="292" calcext:value-type="float">
            <text:p>292</text:p>
          </table:table-cell>
          <table:table-cell office:value-type="float" office:value="45.8" calcext:value-type="float">
            <text:p>45.8</text:p>
          </table:table-cell>
          <table:table-cell office:value-type="float" office:value="19.44" calcext:value-type="float">
            <text:p>19.44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7" calcext:value-type="float">
            <text:p>757</text:p>
          </table:table-cell>
          <table:table-cell table:formula="of:=[.D218]/[.B218]*60" office:value-type="float" office:value="24.9595375722543" calcext:value-type="float">
            <text:p>24.9595375722543</text:p>
          </table:table-cell>
          <table:table-cell table:formula="of:=[.D218]/[.C218]/[.E218]" office:value-type="float" office:value="0.0000237438523328142" calcext:value-type="float">
            <text:p>2.37438523328142E-05</text:p>
          </table:table-cell>
          <table:table-cell table:formula="of:=[.M218] * 1.60934" office:value-type="float" office:value="0.0000382119313132913" calcext:value-type="float">
            <text:p>3.82119313132913E-05</text:p>
          </table:table-cell>
          <table:table-cell table:formula="of:=[.N218]*1000" office:value-type="float" office:value="0.0382119313132913" calcext:value-type="float">
            <text:p>0.0382119313132913</text:p>
          </table:table-cell>
          <table:table-cell table:formula="of:=[.O218]*[.E218]" office:value-type="float" office:value="11.1578839434811" calcext:value-type="float">
            <text:p>11.1578839434811</text:p>
          </table:table-cell>
          <table:table-cell table:number-columns-repeated="3"/>
        </table:table-row>
        <table:table-row table:style-name="ro1">
          <table:table-cell office:value-type="date" office:date-value="2021-12-07" calcext:value-type="date">
            <text:p>12/07/21</text:p>
          </table:table-cell>
          <table:table-cell office:value-type="float" office:value="32" calcext:value-type="float">
            <text:p>32</text:p>
          </table:table-cell>
          <table:table-cell table:formula="of:=[.B219]*60" office:value-type="float" office:value="1920" calcext:value-type="float">
            <text:p>1920</text:p>
          </table:table-cell>
          <table:table-cell office:value-type="float" office:value="13.42" calcext:value-type="float">
            <text:p>13.42</text:p>
          </table:table-cell>
          <table:table-cell office:value-type="float" office:value="306" calcext:value-type="float">
            <text:p>306</text:p>
          </table:table-cell>
          <table:table-cell office:value-type="float" office:value="30.7" calcext:value-type="float">
            <text:p>30.7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9" calcext:value-type="float">
            <text:p>519</text:p>
          </table:table-cell>
          <table:table-cell table:formula="of:=[.D219]/[.B219]*60" office:value-type="float" office:value="25.1625" calcext:value-type="float">
            <text:p>25.1625</text:p>
          </table:table-cell>
          <table:table-cell table:formula="of:=[.D219]/[.C219]/[.E219]" office:value-type="float" office:value="0.0000228417755991285" calcext:value-type="float">
            <text:p>2.28417755991285E-05</text:p>
          </table:table-cell>
          <table:table-cell table:formula="of:=[.M219] * 1.60934" office:value-type="float" office:value="0.0000367601831427015" calcext:value-type="float">
            <text:p>3.67601831427015E-05</text:p>
          </table:table-cell>
          <table:table-cell table:formula="of:=[.N219]*1000" office:value-type="float" office:value="0.0367601831427015" calcext:value-type="float">
            <text:p>0.0367601831427015</text:p>
          </table:table-cell>
          <table:table-cell table:formula="of:=[.O219]*[.E219]" office:value-type="float" office:value="11.2486160416667" calcext:value-type="float">
            <text:p>11.2486160416667</text:p>
          </table:table-cell>
          <table:table-cell table:number-columns-repeated="3"/>
        </table:table-row>
        <table:table-row table:style-name="ro1">
          <table:table-cell office:value-type="date" office:date-value="2021-12-11" calcext:value-type="date">
            <text:p>12/11/21</text:p>
          </table:table-cell>
          <table:table-cell office:value-type="float" office:value="58.9" calcext:value-type="float">
            <text:p>58.9</text:p>
          </table:table-cell>
          <table:table-cell table:formula="of:=[.B220]*60" office:value-type="float" office:value="3534" calcext:value-type="float">
            <text:p>3534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office:value-type="float" office:value="58.9" calcext:value-type="float">
            <text:p>58.9</text:p>
          </table:table-cell>
          <table:table-cell office:value-type="float" office:value="23.81" calcext:value-type="float">
            <text:p>23.81</text:p>
          </table:table-cell>
          <table:table-cell office:value-type="float" office:value="284" calcext:value-type="float">
            <text:p>284</text:p>
          </table:table-cell>
          <table:table-cell table:style-name="Default" office:value-type="float" office:value="284" calcext:value-type="float">
            <text:p>284</text:p>
          </table:table-cell>
          <table:table-cell table:style-name="Default" office:value-type="float" office:value="990" calcext:value-type="float">
            <text:p>990</text:p>
          </table:table-cell>
          <table:table-cell office:value-type="float" office:value="882" calcext:value-type="float">
            <text:p>882</text:p>
          </table:table-cell>
          <table:table-cell table:formula="of:=[.D220]/[.B220]*60" office:value-type="float" office:value="24.2546689303905" calcext:value-type="float">
            <text:p>24.2546689303905</text:p>
          </table:table-cell>
          <table:table-cell table:formula="of:=[.D220]/[.C220]/[.E220]" office:value-type="float" office:value="0.0000237232677331675" calcext:value-type="float">
            <text:p>2.37232677331675E-05</text:p>
          </table:table-cell>
          <table:table-cell table:formula="of:=[.M220] * 1.60934" office:value-type="float" office:value="0.0000381788036936958" calcext:value-type="float">
            <text:p>3.81788036936958E-05</text:p>
          </table:table-cell>
          <table:table-cell table:formula="of:=[.N220]*1000" office:value-type="float" office:value="0.0381788036936958" calcext:value-type="float">
            <text:p>0.0381788036936958</text:p>
          </table:table-cell>
          <table:table-cell table:formula="of:=[.O220]*[.E220]" office:value-type="float" office:value="10.8427802490096" calcext:value-type="float">
            <text:p>10.8427802490096</text:p>
          </table:table-cell>
          <table:table-cell table:number-columns-repeated="3"/>
        </table:table-row>
        <table:table-row table:style-name="ro1">
          <table:table-cell office:value-type="date" office:date-value="2021-12-12" calcext:value-type="date">
            <text:p>12/12/21</text:p>
          </table:table-cell>
          <table:table-cell office:value-type="float" office:value="52.5" calcext:value-type="float">
            <text:p>52.5</text:p>
          </table:table-cell>
          <table:table-cell table:formula="of:=[.B221]*60" office:value-type="float" office:value="3150" calcext:value-type="float">
            <text:p>3150</text:p>
          </table:table-cell>
          <table:table-cell office:value-type="float" office:value="22.02" calcext:value-type="float">
            <text:p>22.02</text:p>
          </table:table-cell>
          <table:table-cell office:value-type="float" office:value="301" calcext:value-type="float">
            <text:p>301</text:p>
          </table:table-cell>
          <table:table-cell office:value-type="float" office:value="46.2" calcext:value-type="float">
            <text:p>46.2</text:p>
          </table:table-cell>
          <table:table-cell office:value-type="float" office:value="19.92" calcext:value-type="float">
            <text:p>19.92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9" calcext:value-type="float">
            <text:p>789</text:p>
          </table:table-cell>
          <table:table-cell table:formula="of:=[.D221]/[.B221]*60" office:value-type="float" office:value="25.1657142857143" calcext:value-type="float">
            <text:p>25.1657142857143</text:p>
          </table:table-cell>
          <table:table-cell table:formula="of:=[.D221]/[.C221]/[.E221]" office:value-type="float" office:value="0.0000232241733902863" calcext:value-type="float">
            <text:p>2.32241733902863E-05</text:p>
          </table:table-cell>
          <table:table-cell table:formula="of:=[.M221] * 1.60934" office:value-type="float" office:value="0.0000373755912039234" calcext:value-type="float">
            <text:p>3.73755912039234E-05</text:p>
          </table:table-cell>
          <table:table-cell table:formula="of:=[.N221]*1000" office:value-type="float" office:value="0.0373755912039234" calcext:value-type="float">
            <text:p>0.0373755912039234</text:p>
          </table:table-cell>
          <table:table-cell table:formula="of:=[.O221]*[.E221]" office:value-type="float" office:value="11.250052952381" calcext:value-type="float">
            <text:p>11.250052952381</text:p>
          </table:table-cell>
          <table:table-cell table:number-columns-repeated="3"/>
        </table:table-row>
        <table:table-row table:style-name="ro1">
          <table:table-cell office:value-type="date" office:date-value="2021-12-14" calcext:value-type="date">
            <text:p>12/14/21</text:p>
          </table:table-cell>
          <table:table-cell office:value-type="float" office:value="35.1" calcext:value-type="float">
            <text:p>35.1</text:p>
          </table:table-cell>
          <table:table-cell table:formula="of:=[.B222]*60" office:value-type="float" office:value="2106" calcext:value-type="float">
            <text:p>2106</text:p>
          </table:table-cell>
          <table:table-cell office:value-type="float" office:value="14.77" calcext:value-type="float">
            <text:p>14.77</text:p>
          </table:table-cell>
          <table:table-cell office:value-type="float" office:value="303" calcext:value-type="float">
            <text:p>303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315" calcext:value-type="float">
            <text:p>315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573" calcext:value-type="float">
            <text:p>573</text:p>
          </table:table-cell>
          <table:table-cell office:value-type="float" office:value="518" calcext:value-type="float">
            <text:p>518</text:p>
          </table:table-cell>
          <table:table-cell table:formula="of:=[.D222]/[.B222]*60" office:value-type="float" office:value="25.2478632478632" calcext:value-type="float">
            <text:p>25.2478632478632</text:p>
          </table:table-cell>
          <table:table-cell table:formula="of:=[.D222]/[.C222]/[.E222]" office:value-type="float" office:value="0.0000231461892628009" calcext:value-type="float">
            <text:p>2.31461892628009E-05</text:p>
          </table:table-cell>
          <table:table-cell table:formula="of:=[.M222] * 1.60934" office:value-type="float" office:value="0.000037250088228196" calcext:value-type="float">
            <text:p>3.7250088228196E-05</text:p>
          </table:table-cell>
          <table:table-cell table:formula="of:=[.N222]*1000" office:value-type="float" office:value="0.037250088228196" calcext:value-type="float">
            <text:p>0.037250088228196</text:p>
          </table:table-cell>
          <table:table-cell table:formula="of:=[.O222]*[.E222]" office:value-type="float" office:value="11.2867767331434" calcext:value-type="float">
            <text:p>11.2867767331434</text:p>
          </table:table-cell>
          <table:table-cell table:number-columns-repeated="3"/>
        </table:table-row>
        <table:table-row table:style-name="ro1">
          <table:table-cell office:value-type="date" office:date-value="2021-12-15" calcext:value-type="date">
            <text:p>12/15/21</text:p>
          </table:table-cell>
          <table:table-cell office:value-type="float" office:value="45" calcext:value-type="float">
            <text:p>45</text:p>
          </table:table-cell>
          <table:table-cell table:formula="of:=[.B223]*60" office:value-type="float" office:value="2700" calcext:value-type="float">
            <text:p>2700</text:p>
          </table:table-cell>
          <table:table-cell office:value-type="float" office:value="18.96" calcext:value-type="float">
            <text:p>18.96</text:p>
          </table:table-cell>
          <table:table-cell office:value-type="float" office:value="305" calcext:value-type="float">
            <text:p>305</text:p>
          </table:table-cell>
          <table:table-cell office:value-type="float" office:value="41.4" calcext:value-type="float">
            <text:p>41.4</text:p>
          </table:table-cell>
          <table:table-cell office:value-type="float" office:value="17.62" calcext:value-type="float">
            <text:p>17.62</text:p>
          </table:table-cell>
          <table:table-cell office:value-type="float" office:value="313" calcext:value-type="float">
            <text:p>313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783" calcext:value-type="float">
            <text:p>783</text:p>
          </table:table-cell>
          <table:table-cell office:value-type="float" office:value="706" calcext:value-type="float">
            <text:p>706</text:p>
          </table:table-cell>
          <table:table-cell table:formula="of:=[.D223]/[.B223]*60" office:value-type="float" office:value="25.28" calcext:value-type="float">
            <text:p>25.28</text:p>
          </table:table-cell>
          <table:table-cell table:formula="of:=[.D223]/[.C223]/[.E223]" office:value-type="float" office:value="0.000023023679417122" calcext:value-type="float">
            <text:p>2.3023679417122E-05</text:p>
          </table:table-cell>
          <table:table-cell table:formula="of:=[.M223] * 1.60934" office:value-type="float" office:value="0.0000370529282331512" calcext:value-type="float">
            <text:p>3.70529282331512E-05</text:p>
          </table:table-cell>
          <table:table-cell table:formula="of:=[.N223]*1000" office:value-type="float" office:value="0.0370529282331512" calcext:value-type="float">
            <text:p>0.0370529282331512</text:p>
          </table:table-cell>
          <table:table-cell table:formula="of:=[.O223]*[.E223]" office:value-type="float" office:value="11.3011431111111" calcext:value-type="float">
            <text:p>11.3011431111111</text:p>
          </table:table-cell>
          <table:table-cell table:number-columns-repeated="3"/>
        </table:table-row>
        <table:table-row table:style-name="ro1">
          <table:table-cell office:value-type="date" office:date-value="2021-12-16" calcext:value-type="date">
            <text:p>12/16/21</text:p>
          </table:table-cell>
          <table:table-cell office:value-type="float" office:value="32.2" calcext:value-type="float">
            <text:p>32.2</text:p>
          </table:table-cell>
          <table:table-cell table:formula="of:=[.B224]*60" office:value-type="float" office:value="1932" calcext:value-type="float">
            <text:p>1932</text:p>
          </table:table-cell>
          <table:table-cell office:value-type="float" office:value="13.41" calcext:value-type="float">
            <text:p>13.41</text:p>
          </table:table-cell>
          <table:table-cell office:value-type="float" office:value="300" calcext:value-type="float">
            <text:p>300</text:p>
          </table:table-cell>
          <table:table-cell office:value-type="float" office:value="28.1" calcext:value-type="float">
            <text:p>28.1</text:p>
          </table:table-cell>
          <table:table-cell/>
          <table:table-cell office:value-type="float" office:value="311" calcext:value-type="float">
            <text:p>311</text:p>
          </table:table-cell>
          <table:table-cell table:style-name="Default" office:value-type="float" office:value="301" calcext:value-type="float">
            <text:p>301</text:p>
          </table:table-cell>
          <table:table-cell table:style-name="Default" office:value-type="float" office:value="547" calcext:value-type="float">
            <text:p>547</text:p>
          </table:table-cell>
          <table:table-cell office:value-type="float" office:value="491" calcext:value-type="float">
            <text:p>491</text:p>
          </table:table-cell>
          <table:table-cell table:formula="of:=[.D224]/[.B224]*60" office:value-type="float" office:value="24.9875776397515" calcext:value-type="float">
            <text:p>24.9875776397515</text:p>
          </table:table-cell>
          <table:table-cell table:formula="of:=[.D224]/[.C224]/[.E224]" office:value-type="float" office:value="0.0000231366459627329" calcext:value-type="float">
            <text:p>2.31366459627329E-05</text:p>
          </table:table-cell>
          <table:table-cell table:formula="of:=[.M224] * 1.60934" office:value-type="float" office:value="0.0000372347298136646" calcext:value-type="float">
            <text:p>3.72347298136646E-05</text:p>
          </table:table-cell>
          <table:table-cell table:formula="of:=[.N224]*1000" office:value-type="float" office:value="0.0372347298136646" calcext:value-type="float">
            <text:p>0.0372347298136646</text:p>
          </table:table-cell>
          <table:table-cell table:formula="of:=[.O224]*[.E224]" office:value-type="float" office:value="11.1704189440994" calcext:value-type="float">
            <text:p>11.1704189440994</text:p>
          </table:table-cell>
          <table:table-cell table:number-columns-repeated="3"/>
        </table:table-row>
        <table:table-row table:style-name="ro1">
          <table:table-cell office:value-type="date" office:date-value="2021-12-18" calcext:value-type="date">
            <text:p>12/18/21</text:p>
          </table:table-cell>
          <table:table-cell office:value-type="float" office:value="47.6" calcext:value-type="float">
            <text:p>47.6</text:p>
          </table:table-cell>
          <table:table-cell table:formula="of:=[.B225]*60" office:value-type="float" office:value="2856" calcext:value-type="float">
            <text:p>2856</text:p>
          </table:table-cell>
          <table:table-cell office:value-type="float" office:value="20.21" calcext:value-type="float">
            <text:p>20.21</text:p>
          </table:table-cell>
          <table:table-cell office:value-type="float" office:value="309" calcext:value-type="float">
            <text:p>309</text:p>
          </table:table-cell>
          <table:table-cell office:value-type="float" office:value="40.8" calcext:value-type="float">
            <text:p>40.8</text:p>
          </table:table-cell>
          <table:table-cell office:value-type="float" office:value="17.53" calcext:value-type="float">
            <text:p>17.53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5" calcext:value-type="float">
            <text:p>775</text:p>
          </table:table-cell>
          <table:table-cell table:formula="of:=[.D225]/[.B225]*60" office:value-type="float" office:value="25.4747899159664" calcext:value-type="float">
            <text:p>25.4747899159664</text:p>
          </table:table-cell>
          <table:table-cell table:formula="of:=[.D225]/[.C225]/[.E225]" office:value-type="float" office:value="0.0000229007460589414" calcext:value-type="float">
            <text:p>2.29007460589414E-05</text:p>
          </table:table-cell>
          <table:table-cell table:formula="of:=[.M225] * 1.60934" office:value-type="float" office:value="0.0000368550866624967" calcext:value-type="float">
            <text:p>3.68550866624967E-05</text:p>
          </table:table-cell>
          <table:table-cell table:formula="of:=[.N225]*1000" office:value-type="float" office:value="0.0368550866624967" calcext:value-type="float">
            <text:p>0.0368550866624967</text:p>
          </table:table-cell>
          <table:table-cell table:formula="of:=[.O225]*[.E225]" office:value-type="float" office:value="11.3882217787115" calcext:value-type="float">
            <text:p>11.3882217787115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47" calcext:value-type="float">
            <text:p>47</text:p>
          </table:table-cell>
          <table:table-cell table:formula="of:=[.B226]*60" office:value-type="float" office:value="2820" calcext:value-type="float">
            <text:p>2820</text:p>
          </table:table-cell>
          <table:table-cell office:value-type="float" office:value="19.31" calcext:value-type="float">
            <text:p>19.31</text:p>
          </table:table-cell>
          <table:table-cell office:value-type="float" office:value="309" calcext:value-type="float">
            <text:p>309</text:p>
          </table:table-cell>
          <table:table-cell office:value-type="float" office:value="45.1" calcext:value-type="float">
            <text:p>45.1</text:p>
          </table:table-cell>
          <table:table-cell office:value-type="float" office:value="19.06" calcext:value-type="float">
            <text:p>19.06</text:p>
          </table:table-cell>
          <table:table-cell office:value-type="float" office:value="312" calcext:value-type="float">
            <text:p>312</text:p>
          </table:table-cell>
          <table:table-cell table:style-name="Default" office:value-type="float" office:value="311" calcext:value-type="float">
            <text:p>311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2" calcext:value-type="float">
            <text:p>762</text:p>
          </table:table-cell>
          <table:table-cell table:formula="of:=[.D226]/[.B226]*60" office:value-type="float" office:value="24.6510638297872" calcext:value-type="float">
            <text:p>24.6510638297872</text:p>
          </table:table-cell>
          <table:table-cell table:formula="of:=[.D226]/[.C226]/[.E226]" office:value-type="float" office:value="0.0000221602515550047" calcext:value-type="float">
            <text:p>2.21602515550047E-05</text:p>
          </table:table-cell>
          <table:table-cell table:formula="of:=[.M226] * 1.60934" office:value-type="float" office:value="0.0000356633792375313" calcext:value-type="float">
            <text:p>3.56633792375313E-05</text:p>
          </table:table-cell>
          <table:table-cell table:formula="of:=[.N226]*1000" office:value-type="float" office:value="0.0356633792375313" calcext:value-type="float">
            <text:p>0.0356633792375313</text:p>
          </table:table-cell>
          <table:table-cell table:formula="of:=[.O226]*[.E226]" office:value-type="float" office:value="11.0199841843972" calcext:value-type="float">
            <text:p>11.0199841843972</text:p>
          </table:table-cell>
          <table:table-cell table:number-columns-repeated="3"/>
        </table:table-row>
        <table:table-row table:style-name="ro1">
          <table:table-cell office:value-type="date" office:date-value="2021-12-19" calcext:value-type="date">
            <text:p>12/19/21</text:p>
          </table:table-cell>
          <table:table-cell office:value-type="float" office:value="17.5" calcext:value-type="float">
            <text:p>17.5</text:p>
          </table:table-cell>
          <table:table-cell table:formula="of:=[.B227]*60" office:value-type="float" office:value="1050" calcext:value-type="float">
            <text:p>1050</text:p>
          </table:table-cell>
          <table:table-cell office:value-type="float" office:value="7.46" calcext:value-type="float">
            <text:p>7.46</text:p>
          </table:table-cell>
          <table:table-cell office:value-type="float" office:value="316" calcext:value-type="float">
            <text:p>316</text:p>
          </table:table-cell>
          <table:table-cell office:value-type="float" office:value="15.1" calcext:value-type="float">
            <text:p>15.1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302" calcext:value-type="float">
            <text:p>302</text:p>
          </table:table-cell>
          <table:table-cell office:value-type="float" office:value="274" calcext:value-type="float">
            <text:p>274</text:p>
          </table:table-cell>
          <table:table-cell table:formula="of:=[.D227]/[.B227]*60" office:value-type="float" office:value="25.5771428571429" calcext:value-type="float">
            <text:p>25.5771428571429</text:p>
          </table:table-cell>
          <table:table-cell table:formula="of:=[.D227]/[.C227]/[.E227]" office:value-type="float" office:value="0.0000224834237492465" calcext:value-type="float">
            <text:p>2.24834237492465E-05</text:p>
          </table:table-cell>
          <table:table-cell table:formula="of:=[.M227] * 1.60934" office:value-type="float" office:value="0.0000361834731766124" calcext:value-type="float">
            <text:p>3.61834731766124E-05</text:p>
          </table:table-cell>
          <table:table-cell table:formula="of:=[.N227]*1000" office:value-type="float" office:value="0.0361834731766124" calcext:value-type="float">
            <text:p>0.0361834731766124</text:p>
          </table:table-cell>
          <table:table-cell table:formula="of:=[.O227]*[.E227]" office:value-type="float" office:value="11.4339775238095" calcext:value-type="float">
            <text:p>11.4339775238095</text:p>
          </table:table-cell>
          <table:table-cell table:number-columns-repeated="3"/>
        </table:table-row>
        <table:table-row table:style-name="ro1">
          <table:table-cell office:value-type="date" office:date-value="2021-12-21" calcext:value-type="date">
            <text:p>12/21/21</text:p>
          </table:table-cell>
          <table:table-cell office:value-type="float" office:value="49.2" calcext:value-type="float">
            <text:p>49.2</text:p>
          </table:table-cell>
          <table:table-cell table:formula="of:=[.B228]*60" office:value-type="float" office:value="2952" calcext:value-type="float">
            <text:p>2952</text:p>
          </table:table-cell>
          <table:table-cell office:value-type="float" office:value="20.2" calcext:value-type="float">
            <text:p>20.2</text:p>
          </table:table-cell>
          <table:table-cell office:value-type="float" office:value="302" calcext:value-type="float">
            <text:p>302</text:p>
          </table:table-cell>
          <table:table-cell office:value-type="float" office:value="43.7" calcext:value-type="float">
            <text:p>43.7</text:p>
          </table:table-cell>
          <table:table-cell/>
          <table:table-cell office:value-type="float" office:value="308" calcext:value-type="float">
            <text:p>308</text:p>
          </table:table-cell>
          <table:table-cell table:style-name="Default" office:value-type="float" office:value="304" calcext:value-type="float">
            <text:p>304</text:p>
          </table:table-cell>
          <table:table-cell table:style-name="Default" office:value-type="float" office:value="814" calcext:value-type="float">
            <text:p>814</text:p>
          </table:table-cell>
          <table:table-cell office:value-type="float" office:value="732" calcext:value-type="float">
            <text:p>732</text:p>
          </table:table-cell>
          <table:table-cell table:formula="of:=[.D228]/[.B228]*60" office:value-type="float" office:value="24.6341463414634" calcext:value-type="float">
            <text:p>24.6341463414634</text:p>
          </table:table-cell>
          <table:table-cell table:formula="of:=[.D228]/[.C228]/[.E228]" office:value-type="float" office:value="0.0000226583391661731" calcext:value-type="float">
            <text:p>2.26583391661731E-05</text:p>
          </table:table-cell>
          <table:table-cell table:formula="of:=[.M228] * 1.60934" office:value-type="float" office:value="0.000036464971553689" calcext:value-type="float">
            <text:p>3.6464971553689E-05</text:p>
          </table:table-cell>
          <table:table-cell table:formula="of:=[.N228]*1000" office:value-type="float" office:value="0.036464971553689" calcext:value-type="float">
            <text:p>0.036464971553689</text:p>
          </table:table-cell>
          <table:table-cell table:formula="of:=[.O228]*[.E228]" office:value-type="float" office:value="11.0124214092141" calcext:value-type="float">
            <text:p>11.0124214092141</text:p>
          </table:table-cell>
          <table:table-cell table:number-columns-repeated="3"/>
        </table:table-row>
        <table:table-row table:style-name="ro1">
          <table:table-cell office:value-type="date" office:date-value="2021-12-22" calcext:value-type="date">
            <text:p>12/22/21</text:p>
          </table:table-cell>
          <table:table-cell office:value-type="float" office:value="43.7" calcext:value-type="float">
            <text:p>43.7</text:p>
          </table:table-cell>
          <table:table-cell table:formula="of:=[.B229]*60" office:value-type="float" office:value="2622" calcext:value-type="float">
            <text:p>2622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office:value-type="float" office:value="43.7" calcext:value-type="float">
            <text:p>43.7</text:p>
          </table:table-cell>
          <table:table-cell office:value-type="float" office:value="20.47" calcext:value-type="float">
            <text:p>20.47</text:p>
          </table:table-cell>
          <table:table-cell office:value-type="float" office:value="407" calcext:value-type="float">
            <text:p>407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37" calcext:value-type="float">
            <text:p>1037</text:p>
          </table:table-cell>
          <table:table-cell office:value-type="float" office:value="968" calcext:value-type="float">
            <text:p>968</text:p>
          </table:table-cell>
          <table:table-cell table:formula="of:=[.D229]/[.B229]*60" office:value-type="float" office:value="28.1052631578947" calcext:value-type="float">
            <text:p>28.1052631578947</text:p>
          </table:table-cell>
          <table:table-cell table:formula="of:=[.D229]/[.C229]/[.E229]" office:value-type="float" office:value="0.0000191818612871244" calcext:value-type="float">
            <text:p>1.91818612871244E-05</text:p>
          </table:table-cell>
          <table:table-cell table:formula="of:=[.M229] * 1.60934" office:value-type="float" office:value="0.0000308701366438209" calcext:value-type="float">
            <text:p>3.08701366438209E-05</text:p>
          </table:table-cell>
          <table:table-cell table:formula="of:=[.N229]*1000" office:value-type="float" office:value="0.0308701366438209" calcext:value-type="float">
            <text:p>0.0308701366438209</text:p>
          </table:table-cell>
          <table:table-cell table:formula="of:=[.O229]*[.E229]" office:value-type="float" office:value="12.5641456140351" calcext:value-type="float">
            <text:p>12.5641456140351</text:p>
          </table:table-cell>
          <table:table-cell table:number-columns-repeated="3"/>
        </table:table-row>
        <table:table-row table:style-name="ro1">
          <table:table-cell office:value-type="date" office:date-value="2021-12-23" calcext:value-type="date">
            <text:p>12/23/21</text:p>
          </table:table-cell>
          <table:table-cell office:value-type="float" office:value="44" calcext:value-type="float">
            <text:p>44</text:p>
          </table:table-cell>
          <table:table-cell table:formula="of:=[.B230]*60" office:value-type="float" office:value="2640" calcext:value-type="float">
            <text:p>2640</text:p>
          </table:table-cell>
          <table:table-cell office:value-type="float" office:value="18.64" calcext:value-type="float">
            <text:p>18.64</text:p>
          </table:table-cell>
          <table:table-cell office:value-type="float" office:value="305" calcext:value-type="float">
            <text:p>305</text:p>
          </table:table-cell>
          <table:table-cell office:value-type="float" office:value="41.8" calcext:value-type="float">
            <text:p>41.8</text:p>
          </table:table-cell>
          <table:table-cell office:value-type="float" office:value="17.84" calcext:value-type="float">
            <text:p>17.84</text:p>
          </table:table-cell>
          <table:table-cell office:value-type="float" office:value="311" calcext:value-type="float">
            <text:p>311</text:p>
          </table:table-cell>
          <table:table-cell table:style-name="Default" office:value-type="float" office:value="307" calcext:value-type="float">
            <text:p>307</text:p>
          </table:table-cell>
          <table:table-cell table:style-name="Default" office:value-type="float" office:value="790" calcext:value-type="float">
            <text:p>790</text:p>
          </table:table-cell>
          <table:table-cell office:value-type="float" office:value="712" calcext:value-type="float">
            <text:p>712</text:p>
          </table:table-cell>
          <table:table-cell table:formula="of:=[.D230]/[.B230]*60" office:value-type="float" office:value="25.4181818181818" calcext:value-type="float">
            <text:p>25.4181818181818</text:p>
          </table:table-cell>
          <table:table-cell table:formula="of:=[.D230]/[.C230]/[.E230]" office:value-type="float" office:value="0.0000231495280675609" calcext:value-type="float">
            <text:p>2.31495280675609E-05</text:p>
          </table:table-cell>
          <table:table-cell table:formula="of:=[.M230] * 1.60934" office:value-type="float" office:value="0.0000372554615002484" calcext:value-type="float">
            <text:p>3.72554615002484E-05</text:p>
          </table:table-cell>
          <table:table-cell table:formula="of:=[.N230]*1000" office:value-type="float" office:value="0.0372554615002484" calcext:value-type="float">
            <text:p>0.0372554615002484</text:p>
          </table:table-cell>
          <table:table-cell table:formula="of:=[.O230]*[.E230]" office:value-type="float" office:value="11.3629157575758" calcext:value-type="float">
            <text:p>11.3629157575758</text:p>
          </table:table-cell>
          <table:table-cell table:number-columns-repeated="3"/>
        </table:table-row>
        <table:table-row table:style-name="ro1">
          <table:table-cell office:value-type="date" office:date-value="2021-12-24" calcext:value-type="date">
            <text:p>12/24/21</text:p>
          </table:table-cell>
          <table:table-cell office:value-type="float" office:value="49.3" calcext:value-type="float">
            <text:p>49.3</text:p>
          </table:table-cell>
          <table:table-cell table:formula="of:=[.B231]*60" office:value-type="float" office:value="2958" calcext:value-type="float">
            <text:p>2958</text:p>
          </table:table-cell>
          <table:table-cell office:value-type="float" office:value="20.84" calcext:value-type="float">
            <text:p>20.84</text:p>
          </table:table-cell>
          <table:table-cell office:value-type="float" office:value="305" calcext:value-type="float">
            <text:p>305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13" calcext:value-type="float">
            <text:p>313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56" calcext:value-type="float">
            <text:p>856</text:p>
          </table:table-cell>
          <table:table-cell office:value-type="float" office:value="774" calcext:value-type="float">
            <text:p>774</text:p>
          </table:table-cell>
          <table:table-cell table:formula="of:=[.D231]/[.B231]*60" office:value-type="float" office:value="25.3630831643002" calcext:value-type="float">
            <text:p>25.3630831643002</text:p>
          </table:table-cell>
          <table:table-cell table:formula="of:=[.D231]/[.C231]/[.E231]" office:value-type="float" office:value="0.0000230993471441714" calcext:value-type="float">
            <text:p>2.30993471441714E-05</text:p>
          </table:table-cell>
          <table:table-cell table:formula="of:=[.M231] * 1.60934" office:value-type="float" office:value="0.0000371747033330008" calcext:value-type="float">
            <text:p>3.71747033330008E-05</text:p>
          </table:table-cell>
          <table:table-cell table:formula="of:=[.N231]*1000" office:value-type="float" office:value="0.0371747033330008" calcext:value-type="float">
            <text:p>0.0371747033330008</text:p>
          </table:table-cell>
          <table:table-cell table:formula="of:=[.O231]*[.E231]" office:value-type="float" office:value="11.3382845165652" calcext:value-type="float">
            <text:p>11.3382845165652</text:p>
          </table:table-cell>
          <table:table-cell table:number-columns-repeated="3"/>
        </table:table-row>
        <table:table-row table:style-name="ro1">
          <table:table-cell office:value-type="date" office:date-value="2021-12-27" calcext:value-type="date">
            <text:p>12/27/21</text:p>
          </table:table-cell>
          <table:table-cell office:value-type="float" office:value="47.8" calcext:value-type="float">
            <text:p>47.8</text:p>
          </table:table-cell>
          <table:table-cell table:formula="of:=[.B232]*60" office:value-type="float" office:value="2868" calcext:value-type="float">
            <text:p>2868</text:p>
          </table:table-cell>
          <table:table-cell office:value-type="float" office:value="20.32" calcext:value-type="float">
            <text:p>20.32</text:p>
          </table:table-cell>
          <table:table-cell office:value-type="float" office:value="310" calcext:value-type="float">
            <text:p>310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6" calcext:value-type="float">
            <text:p>846</text:p>
          </table:table-cell>
          <table:table-cell office:value-type="float" office:value="765" calcext:value-type="float">
            <text:p>765</text:p>
          </table:table-cell>
          <table:table-cell table:formula="of:=[.D232]/[.B232]*60" office:value-type="float" office:value="25.5062761506276" calcext:value-type="float">
            <text:p>25.5062761506276</text:p>
          </table:table-cell>
          <table:table-cell table:formula="of:=[.D232]/[.C232]/[.E232]" office:value-type="float" office:value="0.0000228550861564764" calcext:value-type="float">
            <text:p>2.28550861564764E-05</text:p>
          </table:table-cell>
          <table:table-cell table:formula="of:=[.M232] * 1.60934" office:value-type="float" office:value="0.0000367816043550637" calcext:value-type="float">
            <text:p>3.67816043550637E-05</text:p>
          </table:table-cell>
          <table:table-cell table:formula="of:=[.N232]*1000" office:value-type="float" office:value="0.0367816043550637" calcext:value-type="float">
            <text:p>0.0367816043550637</text:p>
          </table:table-cell>
          <table:table-cell table:formula="of:=[.O232]*[.E232]" office:value-type="float" office:value="11.4022973500697" calcext:value-type="float">
            <text:p>11.4022973500697</text:p>
          </table:table-cell>
          <table:table-cell table:number-columns-repeated="3"/>
        </table:table-row>
        <table:table-row table:style-name="ro1">
          <table:table-cell office:value-type="date" office:date-value="2021-12-28" calcext:value-type="date">
            <text:p>12/28/21</text:p>
          </table:table-cell>
          <table:table-cell office:value-type="float" office:value="44.1" calcext:value-type="float">
            <text:p>44.1</text:p>
          </table:table-cell>
          <table:table-cell table:formula="of:=[.B233]*60" office:value-type="float" office:value="2646" calcext:value-type="float">
            <text:p>2646</text:p>
          </table:table-cell>
          <table:table-cell office:value-type="float" office:value="18.75" calcext:value-type="float">
            <text:p>18.75</text:p>
          </table:table-cell>
          <table:table-cell office:value-type="float" office:value="310" calcext:value-type="float">
            <text:p>310</text:p>
          </table:table-cell>
          <table:table-cell office:value-type="float" office:value="41.2" calcext:value-type="float">
            <text:p>41.2</text:p>
          </table:table-cell>
          <table:table-cell office:value-type="float" office:value="17.64" calcext:value-type="float">
            <text:p>17.64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18" calcext:value-type="float">
            <text:p>818</text:p>
          </table:table-cell>
          <table:table-cell office:value-type="float" office:value="738" calcext:value-type="float">
            <text:p>738</text:p>
          </table:table-cell>
          <table:table-cell table:formula="of:=[.D233]/[.B233]*60" office:value-type="float" office:value="25.5102040816327" calcext:value-type="float">
            <text:p>25.5102040816327</text:p>
          </table:table-cell>
          <table:table-cell table:formula="of:=[.D233]/[.C233]/[.E233]" office:value-type="float" office:value="0.0000228586058079146" calcext:value-type="float">
            <text:p>2.28586058079146E-05</text:p>
          </table:table-cell>
          <table:table-cell table:formula="of:=[.M233] * 1.60934" office:value-type="float" office:value="0.0000367872686709092" calcext:value-type="float">
            <text:p>3.67872686709092E-05</text:p>
          </table:table-cell>
          <table:table-cell table:formula="of:=[.N233]*1000" office:value-type="float" office:value="0.0367872686709092" calcext:value-type="float">
            <text:p>0.0367872686709092</text:p>
          </table:table-cell>
          <table:table-cell table:formula="of:=[.O233]*[.E233]" office:value-type="float" office:value="11.4040532879819" calcext:value-type="float">
            <text:p>11.4040532879819</text:p>
          </table:table-cell>
          <table:table-cell table:number-columns-repeated="3"/>
        </table:table-row>
        <table:table-row table:style-name="ro1">
          <table:table-cell office:value-type="date" office:date-value="2021-12-29" calcext:value-type="date">
            <text:p>12/29/21</text:p>
          </table:table-cell>
          <table:table-cell office:value-type="float" office:value="48.9" calcext:value-type="float">
            <text:p>48.9</text:p>
          </table:table-cell>
          <table:table-cell table:formula="of:=[.B234]*60" office:value-type="float" office:value="2934" calcext:value-type="float">
            <text:p>2934</text:p>
          </table:table-cell>
          <table:table-cell office:value-type="float" office:value="20.27" calcext:value-type="float">
            <text:p>20.27</text:p>
          </table:table-cell>
          <table:table-cell office:value-type="float" office:value="302" calcext:value-type="float">
            <text:p>302</text:p>
          </table:table-cell>
          <table:table-cell office:value-type="float" office:value="47.1" calcext:value-type="float">
            <text:p>47.1</text:p>
          </table:table-cell>
          <table:table-cell office:value-type="float" office:value="19.77" calcext:value-type="float">
            <text:p>19.77</text:p>
          </table:table-cell>
          <table:table-cell office:value-type="float" office:value="305" calcext:value-type="float">
            <text:p>305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34]/[.B234]*60" office:value-type="float" office:value="24.8711656441718" calcext:value-type="float">
            <text:p>24.8711656441718</text:p>
          </table:table-cell>
          <table:table-cell table:formula="of:=[.D234]/[.C234]/[.E234]" office:value-type="float" office:value="0.0000228763480906657" calcext:value-type="float">
            <text:p>2.28763480906657E-05</text:p>
          </table:table-cell>
          <table:table-cell table:formula="of:=[.M234] * 1.60934" office:value-type="float" office:value="0.000036815822036232" calcext:value-type="float">
            <text:p>3.6815822036232E-05</text:p>
          </table:table-cell>
          <table:table-cell table:formula="of:=[.N234]*1000" office:value-type="float" office:value="0.036815822036232" calcext:value-type="float">
            <text:p>0.036815822036232</text:p>
          </table:table-cell>
          <table:table-cell table:formula="of:=[.O234]*[.E234]" office:value-type="float" office:value="11.1183782549421" calcext:value-type="float">
            <text:p>11.1183782549421</text:p>
          </table:table-cell>
          <table:table-cell table:number-columns-repeated="3"/>
        </table:table-row>
        <table:table-row table:style-name="ro1">
          <table:table-cell office:value-type="date" office:date-value="2021-12-30" calcext:value-type="date">
            <text:p>12/30/21</text:p>
          </table:table-cell>
          <table:table-cell office:value-type="float" office:value="47.3" calcext:value-type="float">
            <text:p>47.3</text:p>
          </table:table-cell>
          <table:table-cell table:formula="of:=[.B235]*60" office:value-type="float" office:value="2838" calcext:value-type="float">
            <text:p>2838</text:p>
          </table:table-cell>
          <table:table-cell office:value-type="float" office:value="19.7" calcext:value-type="float">
            <text:p>19.7</text:p>
          </table:table-cell>
          <table:table-cell office:value-type="float" office:value="299" calcext:value-type="float">
            <text:p>299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02" calcext:value-type="float">
            <text:p>302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44" calcext:value-type="float">
            <text:p>744</text:p>
          </table:table-cell>
          <table:table-cell table:formula="of:=[.D235]/[.B235]*60" office:value-type="float" office:value="24.9894291754757" calcext:value-type="float">
            <text:p>24.9894291754757</text:p>
          </table:table-cell>
          <table:table-cell table:formula="of:=[.D235]/[.C235]/[.E235]" office:value-type="float" office:value="0.0000232157461682234" calcext:value-type="float">
            <text:p>2.32157461682234E-05</text:p>
          </table:table-cell>
          <table:table-cell table:formula="of:=[.M235] * 1.60934" office:value-type="float" office:value="0.0000373620289383687" calcext:value-type="float">
            <text:p>3.73620289383687E-05</text:p>
          </table:table-cell>
          <table:table-cell table:formula="of:=[.N235]*1000" office:value-type="float" office:value="0.0373620289383687" calcext:value-type="float">
            <text:p>0.0373620289383687</text:p>
          </table:table-cell>
          <table:table-cell table:formula="of:=[.O235]*[.E235]" office:value-type="float" office:value="11.1712466525722" calcext:value-type="float">
            <text:p>11.1712466525722</text:p>
          </table:table-cell>
          <table:table-cell table:number-columns-repeated="3"/>
        </table:table-row>
        <table:table-row table:style-name="ro1">
          <table:table-cell office:value-type="date" office:date-value="2021-12-31" calcext:value-type="date">
            <text:p>12/31/21</text:p>
          </table:table-cell>
          <table:table-cell office:value-type="float" office:value="51.9" calcext:value-type="float">
            <text:p>51.9</text:p>
          </table:table-cell>
          <table:table-cell table:formula="of:=[.B236]*60" office:value-type="float" office:value="3114" calcext:value-type="float">
            <text:p>3114</text:p>
          </table:table-cell>
          <table:table-cell office:value-type="float" office:value="20.31" calcext:value-type="float">
            <text:p>20.31</text:p>
          </table:table-cell>
          <table:table-cell office:value-type="float" office:value="245" calcext:value-type="float">
            <text:p>245</text:p>
          </table:table-cell>
          <table:table-cell office:value-type="float" office:value="46.8" calcext:value-type="float">
            <text:p>46.8</text:p>
          </table:table-cell>
          <table:table-cell office:value-type="float" office:value="18.61" calcext:value-type="float">
            <text:p>18.61</text:p>
          </table:table-cell>
          <table:table-cell office:value-type="float" office:value="256" calcext:value-type="float">
            <text:p>256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5" calcext:value-type="float">
            <text:p>725</text:p>
          </table:table-cell>
          <table:table-cell office:value-type="float" office:value="636" calcext:value-type="float">
            <text:p>636</text:p>
          </table:table-cell>
          <table:table-cell table:formula="of:=[.D236]/[.B236]*60" office:value-type="float" office:value="23.4797687861272" calcext:value-type="float">
            <text:p>23.4797687861272</text:p>
          </table:table-cell>
          <table:table-cell table:formula="of:=[.D236]/[.C236]/[.E236]" office:value-type="float" office:value="0.0000266210530454956" calcext:value-type="float">
            <text:p>2.66210530454956E-05</text:p>
          </table:table-cell>
          <table:table-cell table:formula="of:=[.M236] * 1.60934" office:value-type="float" office:value="0.000042842325508238" calcext:value-type="float">
            <text:p>4.2842325508238E-05</text:p>
          </table:table-cell>
          <table:table-cell table:formula="of:=[.N236]*1000" office:value-type="float" office:value="0.042842325508238" calcext:value-type="float">
            <text:p>0.042842325508238</text:p>
          </table:table-cell>
          <table:table-cell table:formula="of:=[.O236]*[.E236]" office:value-type="float" office:value="10.4963697495183" calcext:value-type="float">
            <text:p>10.4963697495183</text:p>
          </table:table-cell>
          <table:table-cell table:number-columns-repeated="3"/>
        </table:table-row>
        <table:table-row table:style-name="ro1">
          <table:table-cell office:value-type="date" office:date-value="2022-01-01" calcext:value-type="date">
            <text:p>01/01/22</text:p>
          </table:table-cell>
          <table:table-cell office:value-type="float" office:value="45.6" calcext:value-type="float">
            <text:p>45.6</text:p>
          </table:table-cell>
          <table:table-cell table:formula="of:=[.B237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3" calcext:value-type="float">
            <text:p>313</text:p>
          </table:table-cell>
          <table:table-cell office:value-type="float" office:value="44.1" calcext:value-type="float">
            <text:p>44.1</text:p>
          </table:table-cell>
          <table:table-cell office:value-type="float" office:value="18.92" calcext:value-type="float">
            <text:p>18.92</text:p>
          </table:table-cell>
          <table:table-cell office:value-type="float" office:value="317" calcext:value-type="float">
            <text:p>31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28" calcext:value-type="float">
            <text:p>828</text:p>
          </table:table-cell>
          <table:table-cell office:value-type="float" office:value="751" calcext:value-type="float">
            <text:p>751</text:p>
          </table:table-cell>
          <table:table-cell table:formula="of:=[.D237]/[.B237]*60" office:value-type="float" office:value="25.5921052631579" calcext:value-type="float">
            <text:p>25.5921052631579</text:p>
          </table:table-cell>
          <table:table-cell table:formula="of:=[.D237]/[.C237]/[.E237]" office:value-type="float" office:value="0.0000227121984941053" calcext:value-type="float">
            <text:p>2.27121984941053E-05</text:p>
          </table:table-cell>
          <table:table-cell table:formula="of:=[.M237] * 1.60934" office:value-type="float" office:value="0.0000365516495245035" calcext:value-type="float">
            <text:p>3.65516495245035E-05</text:p>
          </table:table-cell>
          <table:table-cell table:formula="of:=[.N237]*1000" office:value-type="float" office:value="0.0365516495245035" calcext:value-type="float">
            <text:p>0.0365516495245035</text:p>
          </table:table-cell>
          <table:table-cell table:formula="of:=[.O237]*[.E237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1-02" calcext:value-type="date">
            <text:p>01/02/22</text:p>
          </table:table-cell>
          <table:table-cell office:value-type="float" office:value="55.1" calcext:value-type="float">
            <text:p>55.1</text:p>
          </table:table-cell>
          <table:table-cell table:formula="of:=[.B238]*60" office:value-type="float" office:value="3306" calcext:value-type="float">
            <text:p>3306</text:p>
          </table:table-cell>
          <table:table-cell office:value-type="float" office:value="22.43" calcext:value-type="float">
            <text:p>22.43</text:p>
          </table:table-cell>
          <table:table-cell office:value-type="float" office:value="282" calcext:value-type="float">
            <text:p>282</text:p>
          </table:table-cell>
          <table:table-cell office:value-type="float" office:value="48.9" calcext:value-type="float">
            <text:p>48.9</text:p>
          </table:table-cell>
          <table:table-cell/>
          <table:table-cell office:value-type="float" office:value="294" calcext:value-type="float">
            <text:p>294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4" calcext:value-type="float">
            <text:p>824</text:p>
          </table:table-cell>
          <table:table-cell office:value-type="float" office:value="741" calcext:value-type="float">
            <text:p>741</text:p>
          </table:table-cell>
          <table:table-cell table:formula="of:=[.D238]/[.B238]*60" office:value-type="float" office:value="24.4246823956443" calcext:value-type="float">
            <text:p>24.4246823956443</text:p>
          </table:table-cell>
          <table:table-cell table:formula="of:=[.D238]/[.C238]/[.E238]" office:value-type="float" office:value="0.0000240589858113123" calcext:value-type="float">
            <text:p>2.40589858113123E-05</text:p>
          </table:table-cell>
          <table:table-cell table:formula="of:=[.M238] * 1.60934" office:value-type="float" office:value="0.0000387190882255774" calcext:value-type="float">
            <text:p>3.87190882255774E-05</text:p>
          </table:table-cell>
          <table:table-cell table:formula="of:=[.N238]*1000" office:value-type="float" office:value="0.0387190882255774" calcext:value-type="float">
            <text:p>0.0387190882255774</text:p>
          </table:table-cell>
          <table:table-cell table:formula="of:=[.O238]*[.E238]" office:value-type="float" office:value="10.9187828796128" calcext:value-type="float">
            <text:p>10.9187828796128</text:p>
          </table:table-cell>
          <table:table-cell table:number-columns-repeated="3"/>
        </table:table-row>
        <table:table-row table:style-name="ro1">
          <table:table-cell office:value-type="date" office:date-value="2022-01-04" calcext:value-type="date">
            <text:p>01/04/22</text:p>
          </table:table-cell>
          <table:table-cell office:value-type="float" office:value="46.4" calcext:value-type="float">
            <text:p>46.4</text:p>
          </table:table-cell>
          <table:table-cell table:formula="of:=[.B239]*60" office:value-type="float" office:value="2784" calcext:value-type="float">
            <text:p>2784</text:p>
          </table:table-cell>
          <table:table-cell office:value-type="float" office:value="19.86" calcext:value-type="float">
            <text:p>19.86</text:p>
          </table:table-cell>
          <table:table-cell office:value-type="float" office:value="323" calcext:value-type="float">
            <text:p>323</text:p>
          </table:table-cell>
          <table:table-cell office:value-type="float" office:value="44.1" calcext:value-type="float">
            <text:p>44.1</text:p>
          </table:table-cell>
          <table:table-cell office:value-type="float" office:value="19.04" calcext:value-type="float">
            <text:p>19.04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39]/[.B239]*60" office:value-type="float" office:value="25.6810344827586" calcext:value-type="float">
            <text:p>25.6810344827586</text:p>
          </table:table-cell>
          <table:table-cell table:formula="of:=[.D239]/[.C239]/[.E239]" office:value-type="float" office:value="0.0000220855129710686" calcext:value-type="float">
            <text:p>2.20855129710686E-05</text:p>
          </table:table-cell>
          <table:table-cell table:formula="of:=[.M239] * 1.60934" office:value-type="float" office:value="0.0000355430994448596" calcext:value-type="float">
            <text:p>3.55430994448596E-05</text:p>
          </table:table-cell>
          <table:table-cell table:formula="of:=[.N239]*1000" office:value-type="float" office:value="0.0355430994448596" calcext:value-type="float">
            <text:p>0.0355430994448596</text:p>
          </table:table-cell>
          <table:table-cell table:formula="of:=[.O239]*[.E239]" office:value-type="float" office:value="11.4804211206897" calcext:value-type="float">
            <text:p>11.4804211206897</text:p>
          </table:table-cell>
          <table:table-cell table:number-columns-repeated="3"/>
        </table:table-row>
        <table:table-row table:style-name="ro1">
          <table:table-cell office:value-type="date" office:date-value="2022-01-05" calcext:value-type="date">
            <text:p>01/05/22</text:p>
          </table:table-cell>
          <table:table-cell office:value-type="float" office:value="49.8" calcext:value-type="float">
            <text:p>49.8</text:p>
          </table:table-cell>
          <table:table-cell table:formula="of:=[.B240]*60" office:value-type="float" office:value="2988" calcext:value-type="float">
            <text:p>2988</text:p>
          </table:table-cell>
          <table:table-cell office:value-type="float" office:value="21.19" calcext:value-type="float">
            <text:p>21.19</text:p>
          </table:table-cell>
          <table:table-cell office:value-type="float" office:value="312" calcext:value-type="float">
            <text:p>312</text:p>
          </table:table-cell>
          <table:table-cell office:value-type="float" office:value="46.2" calcext:value-type="float">
            <text:p>46.2</text:p>
          </table:table-cell>
          <table:table-cell office:value-type="float" office:value="19.93" calcext:value-type="float">
            <text:p>19.93</text:p>
          </table:table-cell>
          <table:table-cell office:value-type="float" office:value="322" calcext:value-type="float">
            <text:p>322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7" calcext:value-type="float">
            <text:p>797</text:p>
          </table:table-cell>
          <table:table-cell table:formula="of:=[.D240]/[.B240]*60" office:value-type="float" office:value="25.5301204819277" calcext:value-type="float">
            <text:p>25.5301204819277</text:p>
          </table:table-cell>
          <table:table-cell table:formula="of:=[.D240]/[.C240]/[.E240]" office:value-type="float" office:value="0.0000227298081213744" calcext:value-type="float">
            <text:p>2.27298081213744E-05</text:p>
          </table:table-cell>
          <table:table-cell table:formula="of:=[.M240] * 1.60934" office:value-type="float" office:value="0.0000365799894020527" calcext:value-type="float">
            <text:p>3.65799894020527E-05</text:p>
          </table:table-cell>
          <table:table-cell table:formula="of:=[.N240]*1000" office:value-type="float" office:value="0.0365799894020527" calcext:value-type="float">
            <text:p>0.0365799894020527</text:p>
          </table:table-cell>
          <table:table-cell table:formula="of:=[.O240]*[.E240]" office:value-type="float" office:value="11.4129566934404" calcext:value-type="float">
            <text:p>11.4129566934404</text:p>
          </table:table-cell>
          <table:table-cell table:number-columns-repeated="3"/>
        </table:table-row>
        <table:table-row table:style-name="ro1">
          <table:table-cell office:value-type="date" office:date-value="2022-01-06" calcext:value-type="date">
            <text:p>01/06/22</text:p>
          </table:table-cell>
          <table:table-cell office:value-type="float" office:value="47.1" calcext:value-type="float">
            <text:p>47.1</text:p>
          </table:table-cell>
          <table:table-cell table:formula="of:=[.B241]*60" office:value-type="float" office:value="2826" calcext:value-type="float">
            <text:p>2826</text:p>
          </table:table-cell>
          <table:table-cell office:value-type="float" office:value="19.53" calcext:value-type="float">
            <text:p>19.53</text:p>
          </table:table-cell>
          <table:table-cell office:value-type="float" office:value="293" calcext:value-type="float">
            <text:p>293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0" calcext:value-type="float">
            <text:p>290</text:p>
          </table:table-cell>
          <table:table-cell table:style-name="Default" office:value-type="float" office:value="798" calcext:value-type="float">
            <text:p>798</text:p>
          </table:table-cell>
          <table:table-cell office:value-type="float" office:value="713" calcext:value-type="float">
            <text:p>713</text:p>
          </table:table-cell>
          <table:table-cell table:formula="of:=[.D241]/[.B241]*60" office:value-type="float" office:value="24.8789808917197" calcext:value-type="float">
            <text:p>24.8789808917197</text:p>
          </table:table-cell>
          <table:table-cell table:formula="of:=[.D241]/[.C241]/[.E241]" office:value-type="float" office:value="0.0000235864437729615" calcext:value-type="float">
            <text:p>2.35864437729615E-05</text:p>
          </table:table-cell>
          <table:table-cell table:formula="of:=[.M241] * 1.60934" office:value-type="float" office:value="0.0000379586074215778" calcext:value-type="float">
            <text:p>3.79586074215778E-05</text:p>
          </table:table-cell>
          <table:table-cell table:formula="of:=[.N241]*1000" office:value-type="float" office:value="0.0379586074215778" calcext:value-type="float">
            <text:p>0.0379586074215778</text:p>
          </table:table-cell>
          <table:table-cell table:formula="of:=[.O241]*[.E241]" office:value-type="float" office:value="11.1218719745223" calcext:value-type="float">
            <text:p>11.1218719745223</text:p>
          </table:table-cell>
          <table:table-cell table:number-columns-repeated="3"/>
        </table:table-row>
        <table:table-row table:style-name="ro1">
          <table:table-cell office:value-type="date" office:date-value="2022-01-09" calcext:value-type="date">
            <text:p>01/09/22</text:p>
          </table:table-cell>
          <table:table-cell office:value-type="float" office:value="48.5" calcext:value-type="float">
            <text:p>48.5</text:p>
          </table:table-cell>
          <table:table-cell table:formula="of:=[.B242]*60" office:value-type="float" office:value="2910" calcext:value-type="float">
            <text:p>2910</text:p>
          </table:table-cell>
          <table:table-cell office:value-type="float" office:value="19.55" calcext:value-type="float">
            <text:p>19.55</text:p>
          </table:table-cell>
          <table:table-cell office:value-type="float" office:value="267" calcext:value-type="float">
            <text:p>267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276" calcext:value-type="float">
            <text:p>276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768" calcext:value-type="float">
            <text:p>768</text:p>
          </table:table-cell>
          <table:table-cell office:value-type="float" office:value="682" calcext:value-type="float">
            <text:p>682</text:p>
          </table:table-cell>
          <table:table-cell table:formula="of:=[.D242]/[.B242]*60" office:value-type="float" office:value="24.1855670103093" calcext:value-type="float">
            <text:p>24.1855670103093</text:p>
          </table:table-cell>
          <table:table-cell table:formula="of:=[.D242]/[.C242]/[.E242]" office:value-type="float" office:value="0.0000251618466607462" calcext:value-type="float">
            <text:p>2.51618466607462E-05</text:p>
          </table:table-cell>
          <table:table-cell table:formula="of:=[.M242] * 1.60934" office:value-type="float" office:value="0.0000404939663050053" calcext:value-type="float">
            <text:p>4.04939663050053E-05</text:p>
          </table:table-cell>
          <table:table-cell table:formula="of:=[.N242]*1000" office:value-type="float" office:value="0.0404939663050053" calcext:value-type="float">
            <text:p>0.0404939663050053</text:p>
          </table:table-cell>
          <table:table-cell table:formula="of:=[.O242]*[.E242]" office:value-type="float" office:value="10.8118890034364" calcext:value-type="float">
            <text:p>10.8118890034364</text:p>
          </table:table-cell>
          <table:table-cell table:number-columns-repeated="3"/>
        </table:table-row>
        <table:table-row table:style-name="ro1">
          <table:table-cell office:value-type="date" office:date-value="2022-01-10" calcext:value-type="date">
            <text:p>01/10/22</text:p>
          </table:table-cell>
          <table:table-cell office:value-type="float" office:value="48.4" calcext:value-type="float">
            <text:p>48.4</text:p>
          </table:table-cell>
          <table:table-cell table:formula="of:=[.B243]*60" office:value-type="float" office:value="2904" calcext:value-type="float">
            <text:p>2904</text:p>
          </table:table-cell>
          <table:table-cell office:value-type="float" office:value="20.1" calcext:value-type="float">
            <text:p>20.1</text:p>
          </table:table-cell>
          <table:table-cell office:value-type="float" office:value="294" calcext:value-type="float">
            <text:p>294</text:p>
          </table:table-cell>
          <table:table-cell office:value-type="float" office:value="45.2" calcext:value-type="float">
            <text:p>45.2</text:p>
          </table:table-cell>
          <table:table-cell/>
          <table:table-cell office:value-type="float" office:value="301" calcext:value-type="float">
            <text:p>301</text:p>
          </table:table-cell>
          <table:table-cell table:style-name="Default" office:value-type="float" office:value="300" calcext:value-type="float">
            <text:p>300</text:p>
          </table:table-cell>
          <table:table-cell table:style-name="Default" office:value-type="float" office:value="800" calcext:value-type="float">
            <text:p>800</text:p>
          </table:table-cell>
          <table:table-cell office:value-type="float" office:value="718" calcext:value-type="float">
            <text:p>718</text:p>
          </table:table-cell>
          <table:table-cell table:formula="of:=[.D243]/[.B243]*60" office:value-type="float" office:value="24.9173553719008" calcext:value-type="float">
            <text:p>24.9173553719008</text:p>
          </table:table-cell>
          <table:table-cell table:formula="of:=[.D243]/[.C243]/[.E243]" office:value-type="float" office:value="0.0000235424748411761" calcext:value-type="float">
            <text:p>2.35424748411761E-05</text:p>
          </table:table-cell>
          <table:table-cell table:formula="of:=[.M243] * 1.60934" office:value-type="float" office:value="0.0000378878464608984" calcext:value-type="float">
            <text:p>3.78878464608984E-05</text:p>
          </table:table-cell>
          <table:table-cell table:formula="of:=[.N243]*1000" office:value-type="float" office:value="0.0378878464608984" calcext:value-type="float">
            <text:p>0.0378878464608984</text:p>
          </table:table-cell>
          <table:table-cell table:formula="of:=[.O243]*[.E243]" office:value-type="float" office:value="11.1390268595041" calcext:value-type="float">
            <text:p>11.1390268595041</text:p>
          </table:table-cell>
          <table:table-cell table:number-columns-repeated="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float" office:value="49.5" calcext:value-type="float">
            <text:p>49.5</text:p>
          </table:table-cell>
          <table:table-cell table:formula="of:=[.B244]*60" office:value-type="float" office:value="2970" calcext:value-type="float">
            <text:p>2970</text:p>
          </table:table-cell>
          <table:table-cell office:value-type="float" office:value="20.72" calcext:value-type="float">
            <text:p>20.72</text:p>
          </table:table-cell>
          <table:table-cell office:value-type="float" office:value="305" calcext:value-type="float">
            <text:p>30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319" calcext:value-type="float">
            <text:p>319</text:p>
          </table:table-cell>
          <table:table-cell table:style-name="Default" office:value-type="float" office:value="314" calcext:value-type="float">
            <text:p>314</text:p>
          </table:table-cell>
          <table:table-cell table:style-name="Default" office:value-type="float" office:value="845" calcext:value-type="float">
            <text:p>845</text:p>
          </table:table-cell>
          <table:table-cell office:value-type="float" office:value="764" calcext:value-type="float">
            <text:p>764</text:p>
          </table:table-cell>
          <table:table-cell table:formula="of:=[.D244]/[.B244]*60" office:value-type="float" office:value="25.1151515151515" calcext:value-type="float">
            <text:p>25.1151515151515</text:p>
          </table:table-cell>
          <table:table-cell table:formula="of:=[.D244]/[.C244]/[.E244]" office:value-type="float" office:value="0.0000228735441850196" calcext:value-type="float">
            <text:p>2.28735441850196E-05</text:p>
          </table:table-cell>
          <table:table-cell table:formula="of:=[.M244] * 1.60934" office:value-type="float" office:value="0.0000368113095987194" calcext:value-type="float">
            <text:p>3.68113095987194E-05</text:p>
          </table:table-cell>
          <table:table-cell table:formula="of:=[.N244]*1000" office:value-type="float" office:value="0.0368113095987194" calcext:value-type="float">
            <text:p>0.0368113095987194</text:p>
          </table:table-cell>
          <table:table-cell table:formula="of:=[.O244]*[.E244]" office:value-type="float" office:value="11.2274494276094" calcext:value-type="float">
            <text:p>11.2274494276094</text:p>
          </table:table-cell>
          <table:table-cell table:number-columns-repeated="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float" office:value="49.9" calcext:value-type="float">
            <text:p>49.9</text:p>
          </table:table-cell>
          <table:table-cell table:formula="of:=[.B245]*60" office:value-type="float" office:value="2994" calcext:value-type="float">
            <text:p>2994</text:p>
          </table:table-cell>
          <table:table-cell office:value-type="float" office:value="21.08" calcext:value-type="float">
            <text:p>21.08</text:p>
          </table:table-cell>
          <table:table-cell office:value-type="float" office:value="309" calcext:value-type="float">
            <text:p>309</text:p>
          </table:table-cell>
          <table:table-cell office:value-type="float" office:value="44.8" calcext:value-type="float">
            <text:p>44.8</text:p>
          </table:table-cell>
          <table:table-cell office:value-type="float" office:value="19.26" calcext:value-type="float">
            <text:p>19.26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71" calcext:value-type="float">
            <text:p>871</text:p>
          </table:table-cell>
          <table:table-cell office:value-type="float" office:value="790" calcext:value-type="float">
            <text:p>790</text:p>
          </table:table-cell>
          <table:table-cell table:formula="of:=[.D245]/[.B245]*60" office:value-type="float" office:value="25.3466933867735" calcext:value-type="float">
            <text:p>25.3466933867735</text:p>
          </table:table-cell>
          <table:table-cell table:formula="of:=[.D245]/[.C245]/[.E245]" office:value-type="float" office:value="0.000022785592760494" calcext:value-type="float">
            <text:p>2.2785592760494E-05</text:p>
          </table:table-cell>
          <table:table-cell table:formula="of:=[.M245] * 1.60934" office:value-type="float" office:value="0.0000366697658531734" calcext:value-type="float">
            <text:p>3.66697658531734E-05</text:p>
          </table:table-cell>
          <table:table-cell table:formula="of:=[.N245]*1000" office:value-type="float" office:value="0.0366697658531734" calcext:value-type="float">
            <text:p>0.0366697658531734</text:p>
          </table:table-cell>
          <table:table-cell table:formula="of:=[.O245]*[.E245]" office:value-type="float" office:value="11.3309576486306" calcext:value-type="float">
            <text:p>11.3309576486306</text:p>
          </table:table-cell>
          <table:table-cell table:number-columns-repeated="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float" office:value="44.3" calcext:value-type="float">
            <text:p>44.3</text:p>
          </table:table-cell>
          <table:table-cell table:formula="of:=[.B246]*60" office:value-type="float" office:value="2658" calcext:value-type="float">
            <text:p>2658</text:p>
          </table:table-cell>
          <table:table-cell office:value-type="float" office:value="18.7" calcext:value-type="float">
            <text:p>18.7</text:p>
          </table:table-cell>
          <table:table-cell office:value-type="float" office:value="316" calcext:value-type="float">
            <text:p>316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9" calcext:value-type="float">
            <text:p>869</text:p>
          </table:table-cell>
          <table:table-cell office:value-type="float" office:value="788" calcext:value-type="float">
            <text:p>788</text:p>
          </table:table-cell>
          <table:table-cell table:formula="of:=[.D246]/[.B246]*60" office:value-type="float" office:value="25.3273137697517" calcext:value-type="float">
            <text:p>25.3273137697517</text:p>
          </table:table-cell>
          <table:table-cell table:formula="of:=[.D246]/[.C246]/[.E246]" office:value-type="float" office:value="0.0000222638130887409" calcext:value-type="float">
            <text:p>2.22638130887409E-05</text:p>
          </table:table-cell>
          <table:table-cell table:formula="of:=[.M246] * 1.60934" office:value-type="float" office:value="0.0000358300449562343" calcext:value-type="float">
            <text:p>3.58300449562343E-05</text:p>
          </table:table-cell>
          <table:table-cell table:formula="of:=[.N246]*1000" office:value-type="float" office:value="0.0358300449562343" calcext:value-type="float">
            <text:p>0.0358300449562343</text:p>
          </table:table-cell>
          <table:table-cell table:formula="of:=[.O246]*[.E246]" office:value-type="float" office:value="11.3222942061701" calcext:value-type="float">
            <text:p>11.3222942061701</text:p>
          </table:table-cell>
          <table:table-cell table:number-columns-repeated="3"/>
        </table:table-row>
        <table:table-row table:style-name="ro1">
          <table:table-cell office:value-type="date" office:date-value="2022-01-14" calcext:value-type="date">
            <text:p>01/14/22</text:p>
          </table:table-cell>
          <table:table-cell office:value-type="float" office:value="48.5" calcext:value-type="float">
            <text:p>48.5</text:p>
          </table:table-cell>
          <table:table-cell table:formula="of:=[.B247]*60" office:value-type="float" office:value="2910" calcext:value-type="float">
            <text:p>2910</text:p>
          </table:table-cell>
          <table:table-cell office:value-type="float" office:value="22.22" calcext:value-type="float">
            <text:p>22.22</text:p>
          </table:table-cell>
          <table:table-cell office:value-type="float" office:value="389" calcext:value-type="float">
            <text:p>389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407" calcext:value-type="float">
            <text:p>407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47]/[.B247]*60" office:value-type="float" office:value="27.4886597938144" calcext:value-type="float">
            <text:p>27.4886597938144</text:p>
          </table:table-cell>
          <table:table-cell table:formula="of:=[.D247]/[.C247]/[.E247]" office:value-type="float" office:value="0.0000196291486673911" calcext:value-type="float">
            <text:p>1.96291486673911E-05</text:p>
          </table:table-cell>
          <table:table-cell table:formula="of:=[.M247] * 1.60934" office:value-type="float" office:value="0.0000315899741163791" calcext:value-type="float">
            <text:p>3.15899741163791E-05</text:p>
          </table:table-cell>
          <table:table-cell table:formula="of:=[.N247]*1000" office:value-type="float" office:value="0.0315899741163791" calcext:value-type="float">
            <text:p>0.0315899741163791</text:p>
          </table:table-cell>
          <table:table-cell table:formula="of:=[.O247]*[.E247]" office:value-type="float" office:value="12.2884999312715" calcext:value-type="float">
            <text:p>12.2884999312715</text:p>
          </table:table-cell>
          <table:table-cell table:number-columns-repeated="3"/>
        </table:table-row>
        <table:table-row table:style-name="ro1">
          <table:table-cell office:value-type="date" office:date-value="2022-01-16" calcext:value-type="date">
            <text:p>01/16/22</text:p>
          </table:table-cell>
          <table:table-cell office:value-type="float" office:value="47.8" calcext:value-type="float">
            <text:p>47.8</text:p>
          </table:table-cell>
          <table:table-cell table:formula="of:=[.B248]*60" office:value-type="float" office:value="2868" calcext:value-type="float">
            <text:p>286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office:value-type="float" office:value="47.8" calcext:value-type="float">
            <text:p>47.8</text:p>
          </table:table-cell>
          <table:table-cell office:value-type="float" office:value="21.37" calcext:value-type="float">
            <text:p>21.37</text:p>
          </table:table-cell>
          <table:table-cell office:value-type="float" office:value="363" calcext:value-type="float">
            <text:p>363</text:p>
          </table:table-cell>
          <table:table-cell table:style-name="Default" office:value-type="float" office:value="370" calcext:value-type="float">
            <text:p>370</text:p>
          </table:table-cell>
          <table:table-cell table:style-name="Default" office:value-type="float" office:value="968" calcext:value-type="float">
            <text:p>968</text:p>
          </table:table-cell>
          <table:table-cell office:value-type="float" office:value="894" calcext:value-type="float">
            <text:p>894</text:p>
          </table:table-cell>
          <table:table-cell table:formula="of:=[.D248]/[.B248]*60" office:value-type="float" office:value="26.8242677824268" calcext:value-type="float">
            <text:p>26.8242677824268</text:p>
          </table:table-cell>
          <table:table-cell table:formula="of:=[.D248]/[.C248]/[.E248]" office:value-type="float" office:value="0.0000205266818047343" calcext:value-type="float">
            <text:p>2.05266818047343E-05</text:p>
          </table:table-cell>
          <table:table-cell table:formula="of:=[.M248] * 1.60934" office:value-type="float" office:value="0.0000330344100956311" calcext:value-type="float">
            <text:p>3.30344100956311E-05</text:p>
          </table:table-cell>
          <table:table-cell table:formula="of:=[.N248]*1000" office:value-type="float" office:value="0.0330344100956311" calcext:value-type="float">
            <text:p>0.0330344100956311</text:p>
          </table:table-cell>
          <table:table-cell table:formula="of:=[.O248]*[.E248]" office:value-type="float" office:value="11.9914908647141" calcext:value-type="float">
            <text:p>11.9914908647141</text:p>
          </table:table-cell>
          <table:table-cell table:number-columns-repeated="3"/>
        </table:table-row>
        <table:table-row table:style-name="ro1">
          <table:table-cell office:value-type="date" office:date-value="2022-01-17" calcext:value-type="date">
            <text:p>01/17/22</text:p>
          </table:table-cell>
          <table:table-cell office:value-type="float" office:value="45" calcext:value-type="float">
            <text:p>45</text:p>
          </table:table-cell>
          <table:table-cell table:formula="of:=[.B249]*60" office:value-type="float" office:value="2700" calcext:value-type="float">
            <text:p>2700</text:p>
          </table:table-cell>
          <table:table-cell office:value-type="float" office:value="19.34" calcext:value-type="float">
            <text:p>19.34</text:p>
          </table:table-cell>
          <table:table-cell office:value-type="float" office:value="324" calcext:value-type="float">
            <text:p>324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28" calcext:value-type="float">
            <text:p>328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0" calcext:value-type="float">
            <text:p>860</text:p>
          </table:table-cell>
          <table:table-cell office:value-type="float" office:value="781" calcext:value-type="float">
            <text:p>781</text:p>
          </table:table-cell>
          <table:table-cell table:formula="of:=[.D249]/[.B249]*60" office:value-type="float" office:value="25.7866666666667" calcext:value-type="float">
            <text:p>25.7866666666667</text:p>
          </table:table-cell>
          <table:table-cell table:formula="of:=[.D249]/[.C249]/[.E249]" office:value-type="float" office:value="0.0000221079103795153" calcext:value-type="float">
            <text:p>2.21079103795153E-05</text:p>
          </table:table-cell>
          <table:table-cell table:formula="of:=[.M249] * 1.60934" office:value-type="float" office:value="0.0000355791444901692" calcext:value-type="float">
            <text:p>3.55791444901692E-05</text:p>
          </table:table-cell>
          <table:table-cell table:formula="of:=[.N249]*1000" office:value-type="float" office:value="0.0355791444901692" calcext:value-type="float">
            <text:p>0.0355791444901692</text:p>
          </table:table-cell>
          <table:table-cell table:formula="of:=[.O249]*[.E249]" office:value-type="float" office:value="11.5276428148148" calcext:value-type="float">
            <text:p>11.5276428148148</text:p>
          </table:table-cell>
          <table:table-cell table:number-columns-repeated="3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float" office:value="43.6" calcext:value-type="float">
            <text:p>43.6</text:p>
          </table:table-cell>
          <table:table-cell table:formula="of:=[.B250]*60" office:value-type="float" office:value="2616" calcext:value-type="float">
            <text:p>261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office:value-type="float" office:value="43.6" calcext:value-type="float">
            <text:p>43.6</text:p>
          </table:table-cell>
          <table:table-cell office:value-type="float" office:value="23.7" calcext:value-type="float">
            <text:p>23.7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1" calcext:value-type="float">
            <text:p>271</text:p>
          </table:table-cell>
          <table:table-cell table:style-name="Default" office:value-type="float" office:value="733" calcext:value-type="float">
            <text:p>733</text:p>
          </table:table-cell>
          <table:table-cell office:value-type="float" office:value="648" calcext:value-type="float">
            <text:p>648</text:p>
          </table:table-cell>
          <table:table-cell table:formula="of:=[.D250]/[.B250]*60" office:value-type="float" office:value="32.6146788990826" calcext:value-type="float">
            <text:p>32.6146788990826</text:p>
          </table:table-cell>
          <table:table-cell table:formula="of:=[.D250]/[.C250]/[.E250]" office:value-type="float" office:value="0.0000330643541150472" calcext:value-type="float">
            <text:p>3.30643541150472E-05</text:p>
          </table:table-cell>
          <table:table-cell table:formula="of:=[.M250] * 1.60934" office:value-type="float" office:value="0.0000532117876515101" calcext:value-type="float">
            <text:p>5.32117876515101E-05</text:p>
          </table:table-cell>
          <table:table-cell table:formula="of:=[.N250]*1000" office:value-type="float" office:value="0.0532117876515101" calcext:value-type="float">
            <text:p>0.0532117876515101</text:p>
          </table:table-cell>
          <table:table-cell table:formula="of:=[.O250]*[.E250]" office:value-type="float" office:value="14.5800298165138" calcext:value-type="float">
            <text:p>14.5800298165138</text:p>
          </table:table-cell>
          <table:table-cell table:number-columns-repeated="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float" office:value="47.6" calcext:value-type="float">
            <text:p>47.6</text:p>
          </table:table-cell>
          <table:table-cell table:formula="of:=[.B251]*60" office:value-type="float" office:value="2856" calcext:value-type="float">
            <text:p>2856</text:p>
          </table:table-cell>
          <table:table-cell office:value-type="float" office:value="21.85" calcext:value-type="float">
            <text:p>21.85</text:p>
          </table:table-cell>
          <table:table-cell office:value-type="float" office:value="403" calcext:value-type="float">
            <text:p>403</text:p>
          </table:table-cell>
          <table:table-cell office:value-type="float" office:value="44.8" calcext:value-type="float">
            <text:p>44.8</text:p>
          </table:table-cell>
          <table:table-cell office:value-type="float" office:value="20.49" calcext:value-type="float">
            <text:p>20.49</text:p>
          </table:table-cell>
          <table:table-cell office:value-type="float" office:value="400" calcext:value-type="float">
            <text:p>400</text:p>
          </table:table-cell>
          <table:table-cell table:style-name="Default" office:value-type="float" office:value="403" calcext:value-type="float">
            <text:p>403</text:p>
          </table:table-cell>
          <table:table-cell table:style-name="Default" office:value-type="float" office:value="1059" calcext:value-type="float">
            <text:p>1059</text:p>
          </table:table-cell>
          <table:table-cell office:value-type="float" office:value="989" calcext:value-type="float">
            <text:p>989</text:p>
          </table:table-cell>
          <table:table-cell table:formula="of:=[.D251]/[.B251]*60" office:value-type="float" office:value="27.5420168067227" calcext:value-type="float">
            <text:p>27.5420168067227</text:p>
          </table:table-cell>
          <table:table-cell table:formula="of:=[.D251]/[.C251]/[.E251]" office:value-type="float" office:value="0.0000189840204071703" calcext:value-type="float">
            <text:p>1.89840204071703E-05</text:p>
          </table:table-cell>
          <table:table-cell table:formula="of:=[.M251] * 1.60934" office:value-type="float" office:value="0.0000305517434020755" calcext:value-type="float">
            <text:p>3.05517434020755E-05</text:p>
          </table:table-cell>
          <table:table-cell table:formula="of:=[.N251]*1000" office:value-type="float" office:value="0.0305517434020755" calcext:value-type="float">
            <text:p>0.0305517434020755</text:p>
          </table:table-cell>
          <table:table-cell table:formula="of:=[.O251]*[.E251]" office:value-type="float" office:value="12.3123525910364" calcext:value-type="float">
            <text:p>12.3123525910364</text:p>
          </table:table-cell>
          <table:table-cell table:number-columns-repeated="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float" office:value="46.5" calcext:value-type="float">
            <text:p>46.5</text:p>
          </table:table-cell>
          <table:table-cell table:formula="of:=[.B252]*60" office:value-type="float" office:value="2790" calcext:value-type="float">
            <text:p>2790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office:value-type="float" office:value="46.5" calcext:value-type="float">
            <text:p>46.5</text:p>
          </table:table-cell>
          <table:table-cell office:value-type="float" office:value="19.3" calcext:value-type="float">
            <text:p>19.3</text:p>
          </table:table-cell>
          <table:table-cell office:value-type="float" office:value="301" calcext:value-type="float">
            <text:p>301</text:p>
          </table:table-cell>
          <table:table-cell table:style-name="Default" office:value-type="float" office:value="302" calcext:value-type="float">
            <text:p>302</text:p>
          </table:table-cell>
          <table:table-cell table:style-name="Default" office:value-type="float" office:value="825" calcext:value-type="float">
            <text:p>825</text:p>
          </table:table-cell>
          <table:table-cell office:value-type="float" office:value="742" calcext:value-type="float">
            <text:p>742</text:p>
          </table:table-cell>
          <table:table-cell table:formula="of:=[.D252]/[.B252]*60" office:value-type="float" office:value="24.9032258064516" calcext:value-type="float">
            <text:p>24.9032258064516</text:p>
          </table:table-cell>
          <table:table-cell table:formula="of:=[.D252]/[.C252]/[.E252]" office:value-type="float" office:value="0.0000229819359601805" calcext:value-type="float">
            <text:p>2.29819359601805E-05</text:p>
          </table:table-cell>
          <table:table-cell table:formula="of:=[.M252] * 1.60934" office:value-type="float" office:value="0.0000369857488181569" calcext:value-type="float">
            <text:p>3.69857488181569E-05</text:p>
          </table:table-cell>
          <table:table-cell table:formula="of:=[.N252]*1000" office:value-type="float" office:value="0.0369857488181569" calcext:value-type="float">
            <text:p>0.0369857488181569</text:p>
          </table:table-cell>
          <table:table-cell table:formula="of:=[.O252]*[.E252]" office:value-type="float" office:value="11.1327103942652" calcext:value-type="float">
            <text:p>11.1327103942652</text:p>
          </table:table-cell>
          <table:table-cell table:number-columns-repeated="3"/>
        </table:table-row>
        <table:table-row table:style-name="ro1">
          <table:table-cell office:value-type="date" office:date-value="2022-01-23" calcext:value-type="date">
            <text:p>01/23/22</text:p>
          </table:table-cell>
          <table:table-cell office:value-type="float" office:value="52.4" calcext:value-type="float">
            <text:p>52.4</text:p>
          </table:table-cell>
          <table:table-cell table:formula="of:=[.B253]*60" office:value-type="float" office:value="3144" calcext:value-type="float">
            <text:p>3144</text:p>
          </table:table-cell>
          <table:table-cell office:value-type="float" office:value="22.21" calcext:value-type="float">
            <text:p>22.21</text:p>
          </table:table-cell>
          <table:table-cell office:value-type="float" office:value="310" calcext:value-type="float">
            <text:p>310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2" calcext:value-type="float">
            <text:p>812</text:p>
          </table:table-cell>
          <table:table-cell table:formula="of:=[.D253]/[.B253]*60" office:value-type="float" office:value="25.4312977099237" calcext:value-type="float">
            <text:p>25.4312977099237</text:p>
          </table:table-cell>
          <table:table-cell table:formula="of:=[.D253]/[.C253]/[.E253]" office:value-type="float" office:value="0.0000227879011737667" calcext:value-type="float">
            <text:p>2.27879011737667E-05</text:p>
          </table:table-cell>
          <table:table-cell table:formula="of:=[.M253] * 1.60934" office:value-type="float" office:value="0.0000366734808749897" calcext:value-type="float">
            <text:p>3.66734808749897E-05</text:p>
          </table:table-cell>
          <table:table-cell table:formula="of:=[.N253]*1000" office:value-type="float" office:value="0.0366734808749897" calcext:value-type="float">
            <text:p>0.0366734808749897</text:p>
          </table:table-cell>
          <table:table-cell table:formula="of:=[.O253]*[.E253]" office:value-type="float" office:value="11.3687790712468" calcext:value-type="float">
            <text:p>11.3687790712468</text:p>
          </table:table-cell>
          <table:table-cell table:number-columns-repeated="3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float" office:value="49.1" calcext:value-type="float">
            <text:p>49.1</text:p>
          </table:table-cell>
          <table:table-cell table:formula="of:=[.B254]*60" office:value-type="float" office:value="2946" calcext:value-type="float">
            <text:p>2946</text:p>
          </table:table-cell>
          <table:table-cell office:value-type="float" office:value="20.93" calcext:value-type="float">
            <text:p>20.93</text:p>
          </table:table-cell>
          <table:table-cell office:value-type="float" office:value="316" calcext:value-type="float">
            <text:p>316</text:p>
          </table:table-cell>
          <table:table-cell office:value-type="float" office:value="44.9" calcext:value-type="float">
            <text:p>44.9</text:p>
          </table:table-cell>
          <table:table-cell office:value-type="float" office:value="19.41" calcext:value-type="float">
            <text:p>19.41</text:p>
          </table:table-cell>
          <table:table-cell office:value-type="float" office:value="327" calcext:value-type="float">
            <text:p>327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7" calcext:value-type="float">
            <text:p>877</text:p>
          </table:table-cell>
          <table:table-cell office:value-type="float" office:value="796" calcext:value-type="float">
            <text:p>796</text:p>
          </table:table-cell>
          <table:table-cell table:formula="of:=[.D254]/[.B254]*60" office:value-type="float" office:value="25.5763747454175" calcext:value-type="float">
            <text:p>25.5763747454175</text:p>
          </table:table-cell>
          <table:table-cell table:formula="of:=[.D254]/[.C254]/[.E254]" office:value-type="float" office:value="0.0000224827485455499" calcext:value-type="float">
            <text:p>2.24827485455499E-05</text:p>
          </table:table-cell>
          <table:table-cell table:formula="of:=[.M254] * 1.60934" office:value-type="float" office:value="0.0000361823865442952" calcext:value-type="float">
            <text:p>3.61823865442952E-05</text:p>
          </table:table-cell>
          <table:table-cell table:formula="of:=[.N254]*1000" office:value-type="float" office:value="0.0361823865442952" calcext:value-type="float">
            <text:p>0.0361823865442952</text:p>
          </table:table-cell>
          <table:table-cell table:formula="of:=[.O254]*[.E254]" office:value-type="float" office:value="11.4336341479973" calcext:value-type="float">
            <text:p>11.4336341479973</text:p>
          </table:table-cell>
          <table:table-cell table:number-columns-repeated="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float" office:value="51" calcext:value-type="float">
            <text:p>51</text:p>
          </table:table-cell>
          <table:table-cell table:formula="of:=[.B255]*60" office:value-type="float" office:value="3060" calcext:value-type="float">
            <text:p>3060</text:p>
          </table:table-cell>
          <table:table-cell office:value-type="float" office:value="21.32" calcext:value-type="float">
            <text:p>21.32</text:p>
          </table:table-cell>
          <table:table-cell office:value-type="float" office:value="306" calcext:value-type="float">
            <text:p>306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55]/[.B255]*60" office:value-type="float" office:value="25.0823529411765" calcext:value-type="float">
            <text:p>25.0823529411765</text:p>
          </table:table-cell>
          <table:table-cell table:formula="of:=[.D255]/[.C255]/[.E255]" office:value-type="float" office:value="0.0000227690204622154" calcext:value-type="float">
            <text:p>2.27690204622154E-05</text:p>
          </table:table-cell>
          <table:table-cell table:formula="of:=[.M255] * 1.60934" office:value-type="float" office:value="0.0000366430953906617" calcext:value-type="float">
            <text:p>3.66430953906617E-05</text:p>
          </table:table-cell>
          <table:table-cell table:formula="of:=[.N255]*1000" office:value-type="float" office:value="0.0366430953906617" calcext:value-type="float">
            <text:p>0.0366430953906617</text:p>
          </table:table-cell>
          <table:table-cell table:formula="of:=[.O255]*[.E255]" office:value-type="float" office:value="11.2127871895425" calcext:value-type="float">
            <text:p>11.2127871895425</text:p>
          </table:table-cell>
          <table:table-cell table:number-columns-repeated="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float" office:value="49" calcext:value-type="float">
            <text:p>49</text:p>
          </table:table-cell>
          <table:table-cell table:formula="of:=[.B256]*60" office:value-type="float" office:value="2940" calcext:value-type="float">
            <text:p>2940</text:p>
          </table:table-cell>
          <table:table-cell office:value-type="float" office:value="20.87" calcext:value-type="float">
            <text:p>20.87</text:p>
          </table:table-cell>
          <table:table-cell office:value-type="float" office:value="311" calcext:value-type="float">
            <text:p>311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318" calcext:value-type="float">
            <text:p>318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66" calcext:value-type="float">
            <text:p>866</text:p>
          </table:table-cell>
          <table:table-cell office:value-type="float" office:value="785" calcext:value-type="float">
            <text:p>785</text:p>
          </table:table-cell>
          <table:table-cell table:formula="of:=[.D256]/[.B256]*60" office:value-type="float" office:value="25.5551020408163" calcext:value-type="float">
            <text:p>25.5551020408163</text:p>
          </table:table-cell>
          <table:table-cell table:formula="of:=[.D256]/[.C256]/[.E256]" office:value-type="float" office:value="0.0000228252072533193" calcext:value-type="float">
            <text:p>2.28252072533193E-05</text:p>
          </table:table-cell>
          <table:table-cell table:formula="of:=[.M256] * 1.60934" office:value-type="float" office:value="0.0000367335190410569" calcext:value-type="float">
            <text:p>3.67335190410569E-05</text:p>
          </table:table-cell>
          <table:table-cell table:formula="of:=[.N256]*1000" office:value-type="float" office:value="0.0367335190410569" calcext:value-type="float">
            <text:p>0.0367335190410569</text:p>
          </table:table-cell>
          <table:table-cell table:formula="of:=[.O256]*[.E256]" office:value-type="float" office:value="11.4241244217687" calcext:value-type="float">
            <text:p>11.4241244217687</text:p>
          </table:table-cell>
          <table:table-cell table:number-columns-repeated="3"/>
        </table:table-row>
        <table:table-row table:style-name="ro1">
          <table:table-cell office:value-type="date" office:date-value="2022-01-28" calcext:value-type="date">
            <text:p>01/28/22</text:p>
          </table:table-cell>
          <table:table-cell office:value-type="float" office:value="44.9" calcext:value-type="float">
            <text:p>44.9</text:p>
          </table:table-cell>
          <table:table-cell table:formula="of:=[.B257]*60" office:value-type="float" office:value="2694" calcext:value-type="float">
            <text:p>2694</text:p>
          </table:table-cell>
          <table:table-cell office:value-type="float" office:value="19.85" calcext:value-type="float">
            <text:p>19.85</text:p>
          </table:table-cell>
          <table:table-cell office:value-type="float" office:value="348" calcext:value-type="float">
            <text:p>348</text:p>
          </table:table-cell>
          <table:table-cell office:value-type="float" office:value="44.3" calcext:value-type="float">
            <text:p>44.3</text:p>
          </table:table-cell>
          <table:table-cell/>
          <table:table-cell office:value-type="float" office:value="349" calcext:value-type="float">
            <text:p>349</text:p>
          </table:table-cell>
          <table:table-cell table:style-name="Default" office:value-type="float" office:value="346" calcext:value-type="float">
            <text:p>346</text:p>
          </table:table-cell>
          <table:table-cell table:style-name="Default" office:value-type="float" office:value="921" calcext:value-type="float">
            <text:p>921</text:p>
          </table:table-cell>
          <table:table-cell office:value-type="float" office:value="844" calcext:value-type="float">
            <text:p>844</text:p>
          </table:table-cell>
          <table:table-cell table:formula="of:=[.D257]/[.B257]*60" office:value-type="float" office:value="26.5256124721604" calcext:value-type="float">
            <text:p>26.5256124721604</text:p>
          </table:table-cell>
          <table:table-cell table:formula="of:=[.D257]/[.C257]/[.E257]" office:value-type="float" office:value="0.0000211730623181357" calcext:value-type="float">
            <text:p>2.11730623181357E-05</text:p>
          </table:table-cell>
          <table:table-cell table:formula="of:=[.M257] * 1.60934" office:value-type="float" office:value="0.0000340746561110684" calcext:value-type="float">
            <text:p>3.40746561110684E-05</text:p>
          </table:table-cell>
          <table:table-cell table:formula="of:=[.N257]*1000" office:value-type="float" office:value="0.0340746561110684" calcext:value-type="float">
            <text:p>0.0340746561110684</text:p>
          </table:table-cell>
          <table:table-cell table:formula="of:=[.O257]*[.E257]" office:value-type="float" office:value="11.8579803266518" calcext:value-type="float">
            <text:p>11.8579803266518</text:p>
          </table:table-cell>
          <table:table-cell table:number-columns-repeated="3"/>
        </table:table-row>
        <table:table-row table:style-name="ro1">
          <table:table-cell office:value-type="date" office:date-value="2022-01-29" calcext:value-type="date">
            <text:p>01/29/22</text:p>
          </table:table-cell>
          <table:table-cell office:value-type="float" office:value="50" calcext:value-type="float">
            <text:p>50</text:p>
          </table:table-cell>
          <table:table-cell table:formula="of:=[.B258]*60" office:value-type="float" office:value="3000" calcext:value-type="float">
            <text:p>3000</text:p>
          </table:table-cell>
          <table:table-cell office:value-type="float" office:value="20.23" calcext:value-type="float">
            <text:p>20.23</text:p>
          </table:table-cell>
          <table:table-cell office:value-type="float" office:value="296" calcext:value-type="float">
            <text:p>296</text:p>
          </table:table-cell>
          <table:table-cell office:value-type="float" office:value="42.5" calcext:value-type="float">
            <text:p>42.5</text:p>
          </table:table-cell>
          <table:table-cell/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58]/[.B258]*60" office:value-type="float" office:value="24.276" calcext:value-type="float">
            <text:p>24.276</text:p>
          </table:table-cell>
          <table:table-cell table:formula="of:=[.D258]/[.C258]/[.E258]" office:value-type="float" office:value="0.0000227815315315315" calcext:value-type="float">
            <text:p>2.27815315315315E-05</text:p>
          </table:table-cell>
          <table:table-cell table:formula="of:=[.M258] * 1.60934" office:value-type="float" office:value="0.000036663229954955" calcext:value-type="float">
            <text:p>3.6663229954955E-05</text:p>
          </table:table-cell>
          <table:table-cell table:formula="of:=[.N258]*1000" office:value-type="float" office:value="0.036663229954955" calcext:value-type="float">
            <text:p>0.036663229954955</text:p>
          </table:table-cell>
          <table:table-cell table:formula="of:=[.O258]*[.E258]" office:value-type="float" office:value="10.8523160666667" calcext:value-type="float">
            <text:p>10.8523160666667</text:p>
          </table:table-cell>
          <table:table-cell table:number-columns-repeated="3"/>
        </table:table-row>
        <table:table-row table:style-name="ro1">
          <table:table-cell office:value-type="date" office:date-value="2022-01-30" calcext:value-type="date">
            <text:p>01/30/22</text:p>
          </table:table-cell>
          <table:table-cell office:value-type="float" office:value="47.5" calcext:value-type="float">
            <text:p>47.5</text:p>
          </table:table-cell>
          <table:table-cell table:formula="of:=[.B259]*60" office:value-type="float" office:value="2850" calcext:value-type="float">
            <text:p>2850</text:p>
          </table:table-cell>
          <table:table-cell office:value-type="float" office:value="19.56" calcext:value-type="float">
            <text:p>19.56</text:p>
          </table:table-cell>
          <table:table-cell office:value-type="float" office:value="295" calcext:value-type="float">
            <text:p>295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05" calcext:value-type="float">
            <text:p>305</text:p>
          </table:table-cell>
          <table:table-cell table:style-name="Default" office:value-type="float" office:value="298" calcext:value-type="float">
            <text:p>298</text:p>
          </table:table-cell>
          <table:table-cell table:style-name="Default" office:value-type="float" office:value="815" calcext:value-type="float">
            <text:p>815</text:p>
          </table:table-cell>
          <table:table-cell office:value-type="float" office:value="732" calcext:value-type="float">
            <text:p>732</text:p>
          </table:table-cell>
          <table:table-cell table:formula="of:=[.D259]/[.B259]*60" office:value-type="float" office:value="24.7073684210526" calcext:value-type="float">
            <text:p>24.7073684210526</text:p>
          </table:table-cell>
          <table:table-cell table:formula="of:=[.D259]/[.C259]/[.E259]" office:value-type="float" office:value="0.0000232649420160571" calcext:value-type="float">
            <text:p>2.32649420160571E-05</text:p>
          </table:table-cell>
          <table:table-cell table:formula="of:=[.M259] * 1.60934" office:value-type="float" office:value="0.0000374412017841213" calcext:value-type="float">
            <text:p>3.74412017841213E-05</text:p>
          </table:table-cell>
          <table:table-cell table:formula="of:=[.N259]*1000" office:value-type="float" office:value="0.0374412017841213" calcext:value-type="float">
            <text:p>0.0374412017841213</text:p>
          </table:table-cell>
          <table:table-cell table:formula="of:=[.O259]*[.E259]" office:value-type="float" office:value="11.0451545263158" calcext:value-type="float">
            <text:p>11.0451545263158</text:p>
          </table:table-cell>
          <table:table-cell table:number-columns-repeated="3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float" office:value="49.6" calcext:value-type="float">
            <text:p>49.6</text:p>
          </table:table-cell>
          <table:table-cell table:formula="of:=[.B260]*60" office:value-type="float" office:value="2976" calcext:value-type="float">
            <text:p>2976</text:p>
          </table:table-cell>
          <table:table-cell office:value-type="float" office:value="20.9" calcext:value-type="float">
            <text:p>20.9</text:p>
          </table:table-cell>
          <table:table-cell office:value-type="float" office:value="306" calcext:value-type="float">
            <text:p>306</text:p>
          </table:table-cell>
          <table:table-cell office:value-type="float" office:value="43.7" calcext:value-type="float">
            <text:p>43.7</text:p>
          </table:table-cell>
          <table:table-cell office:value-type="float" office:value="18.86" calcext:value-type="float">
            <text:p>18.86</text:p>
          </table:table-cell>
          <table:table-cell office:value-type="float" office:value="323" calcext:value-type="float">
            <text:p>323</text:p>
          </table:table-cell>
          <table:table-cell table:style-name="Default" office:value-type="float" office:value="317" calcext:value-type="float">
            <text:p>317</text:p>
          </table:table-cell>
          <table:table-cell table:style-name="Default" office:value-type="float" office:value="859" calcext:value-type="float">
            <text:p>859</text:p>
          </table:table-cell>
          <table:table-cell office:value-type="float" office:value="777" calcext:value-type="float">
            <text:p>777</text:p>
          </table:table-cell>
          <table:table-cell table:formula="of:=[.D260]/[.B260]*60" office:value-type="float" office:value="25.2822580645161" calcext:value-type="float">
            <text:p>25.2822580645161</text:p>
          </table:table-cell>
          <table:table-cell table:formula="of:=[.D260]/[.C260]/[.E260]" office:value-type="float" office:value="0.0000229504884391032" calcext:value-type="float">
            <text:p>2.29504884391032E-05</text:p>
          </table:table-cell>
          <table:table-cell table:formula="of:=[.M260] * 1.60934" office:value-type="float" office:value="0.0000369351390645864" calcext:value-type="float">
            <text:p>3.69351390645864E-05</text:p>
          </table:table-cell>
          <table:table-cell table:formula="of:=[.N260]*1000" office:value-type="float" office:value="0.0369351390645864" calcext:value-type="float">
            <text:p>0.0369351390645864</text:p>
          </table:table-cell>
          <table:table-cell table:formula="of:=[.O260]*[.E260]" office:value-type="float" office:value="11.3021525537634" calcext:value-type="float">
            <text:p>11.3021525537634</text:p>
          </table:table-cell>
          <table:table-cell table:number-columns-repeated="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float" office:value="48.9" calcext:value-type="float">
            <text:p>48.9</text:p>
          </table:table-cell>
          <table:table-cell table:formula="of:=[.B261]*60" office:value-type="float" office:value="2934" calcext:value-type="float">
            <text:p>2934</text:p>
          </table:table-cell>
          <table:table-cell office:value-type="float" office:value="20.96" calcext:value-type="float">
            <text:p>20.96</text:p>
          </table:table-cell>
          <table:table-cell office:value-type="float" office:value="322" calcext:value-type="float">
            <text:p>322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261]/[.B261]*60" office:value-type="float" office:value="25.7177914110429" calcext:value-type="float">
            <text:p>25.7177914110429</text:p>
          </table:table-cell>
          <table:table-cell table:formula="of:=[.D261]/[.C261]/[.E261]" office:value-type="float" office:value="0.0000221858103959998" calcext:value-type="float">
            <text:p>2.21858103959998E-05</text:p>
          </table:table-cell>
          <table:table-cell table:formula="of:=[.M261] * 1.60934" office:value-type="float" office:value="0.0000357045121026983" calcext:value-type="float">
            <text:p>3.57045121026983E-05</text:p>
          </table:table-cell>
          <table:table-cell table:formula="of:=[.N261]*1000" office:value-type="float" office:value="0.0357045121026983" calcext:value-type="float">
            <text:p>0.0357045121026983</text:p>
          </table:table-cell>
          <table:table-cell table:formula="of:=[.O261]*[.E261]" office:value-type="float" office:value="11.4968528970688" calcext:value-type="float">
            <text:p>11.4968528970688</text:p>
          </table:table-cell>
          <table:table-cell table:number-columns-repeated="3"/>
        </table:table-row>
        <table:table-row table:style-name="ro1">
          <table:table-cell office:value-type="date" office:date-value="2022-02-04" calcext:value-type="date">
            <text:p>02/04/22</text:p>
          </table:table-cell>
          <table:table-cell office:value-type="float" office:value="49.5" calcext:value-type="float">
            <text:p>49.5</text:p>
          </table:table-cell>
          <table:table-cell table:formula="of:=[.B262]*60" office:value-type="float" office:value="2970" calcext:value-type="float">
            <text:p>2970</text:p>
          </table:table-cell>
          <table:table-cell office:value-type="float" office:value="21.41" calcext:value-type="float">
            <text:p>21.41</text:p>
          </table:table-cell>
          <table:table-cell office:value-type="float" office:value="336" calcext:value-type="float">
            <text:p>336</text:p>
          </table:table-cell>
          <table:table-cell office:value-type="float" office:value="47.3" calcext:value-type="float">
            <text:p>47.3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880" calcext:value-type="float">
            <text:p>880</text:p>
          </table:table-cell>
          <table:table-cell office:value-type="float" office:value="805" calcext:value-type="float">
            <text:p>805</text:p>
          </table:table-cell>
          <table:table-cell table:formula="of:=[.D262]/[.B262]*60" office:value-type="float" office:value="25.9515151515152" calcext:value-type="float">
            <text:p>25.9515151515152</text:p>
          </table:table-cell>
          <table:table-cell table:formula="of:=[.D262]/[.C262]/[.E262]" office:value-type="float" office:value="0.0000214546256212923" calcext:value-type="float">
            <text:p>2.14546256212923E-05</text:p>
          </table:table-cell>
          <table:table-cell table:formula="of:=[.M262] * 1.60934" office:value-type="float" office:value="0.0000345277871973705" calcext:value-type="float">
            <text:p>3.45277871973705E-05</text:p>
          </table:table-cell>
          <table:table-cell table:formula="of:=[.N262]*1000" office:value-type="float" office:value="0.0345277871973705" calcext:value-type="float">
            <text:p>0.0345277871973705</text:p>
          </table:table-cell>
          <table:table-cell table:formula="of:=[.O262]*[.E262]" office:value-type="float" office:value="11.6013364983165" calcext:value-type="float">
            <text:p>11.6013364983165</text:p>
          </table:table-cell>
          <table:table-cell table:number-columns-repeated="3"/>
        </table:table-row>
        <table:table-row table:style-name="ro1">
          <table:table-cell office:value-type="date" office:date-value="2022-02-05" calcext:value-type="date">
            <text:p>02/05/22</text:p>
          </table:table-cell>
          <table:table-cell office:value-type="float" office:value="51.4" calcext:value-type="float">
            <text:p>51.4</text:p>
          </table:table-cell>
          <table:table-cell table:formula="of:=[.B263]*60" office:value-type="float" office:value="3084" calcext:value-type="float">
            <text:p>3084</text:p>
          </table:table-cell>
          <table:table-cell office:value-type="float" office:value="20.93" calcext:value-type="float">
            <text:p>20.93</text:p>
          </table:table-cell>
          <table:table-cell office:value-type="float" office:value="285" calcext:value-type="float">
            <text:p>285</text:p>
          </table:table-cell>
          <table:table-cell office:value-type="float" office:value="46.8" calcext:value-type="float">
            <text:p>46.8</text:p>
          </table:table-cell>
          <table:table-cell/>
          <table:table-cell office:value-type="float" office:value="297" calcext:value-type="float">
            <text:p>297</text:p>
          </table:table-cell>
          <table:table-cell table:style-name="Default" table:number-columns-repeated="2"/>
          <table:table-cell/>
          <table:table-cell table:formula="of:=[.D263]/[.B263]*60" office:value-type="float" office:value="24.431906614786" calcext:value-type="float">
            <text:p>24.431906614786</text:p>
          </table:table-cell>
          <table:table-cell table:formula="of:=[.D263]/[.C263]/[.E263]" office:value-type="float" office:value="0.0000238127744783489" calcext:value-type="float">
            <text:p>2.38127744783489E-05</text:p>
          </table:table-cell>
          <table:table-cell table:formula="of:=[.M263] * 1.60934" office:value-type="float" office:value="0.000038322850478986" calcext:value-type="float">
            <text:p>3.8322850478986E-05</text:p>
          </table:table-cell>
          <table:table-cell table:formula="of:=[.N263]*1000" office:value-type="float" office:value="0.038322850478986" calcext:value-type="float">
            <text:p>0.038322850478986</text:p>
          </table:table-cell>
          <table:table-cell table:formula="of:=[.O263]*[.E263]" office:value-type="float" office:value="10.922012386511" calcext:value-type="float">
            <text:p>10.922012386511</text:p>
          </table:table-cell>
          <table:table-cell table:number-columns-repeated="3"/>
        </table:table-row>
        <table:table-row table:style-name="ro1">
          <table:table-cell office:value-type="date" office:date-value="2022-02-06" calcext:value-type="date">
            <text:p>02/06/22</text:p>
          </table:table-cell>
          <table:table-cell office:value-type="float" office:value="51" calcext:value-type="float">
            <text:p>51</text:p>
          </table:table-cell>
          <table:table-cell table:formula="of:=[.B264]*60" office:value-type="float" office:value="3060" calcext:value-type="float">
            <text:p>3060</text:p>
          </table:table-cell>
          <table:table-cell office:value-type="float" office:value="21.36" calcext:value-type="float">
            <text:p>21.36</text:p>
          </table:table-cell>
          <table:table-cell office:value-type="float" office:value="317" calcext:value-type="float">
            <text:p>317</text:p>
          </table:table-cell>
          <table:table-cell office:value-type="float" office:value="46" calcext:value-type="float">
            <text:p>46</text:p>
          </table:table-cell>
          <table:table-cell office:value-type="float" office:value="20.09" calcext:value-type="float">
            <text:p>20.09</text:p>
          </table:table-cell>
          <table:table-cell office:value-type="float" office:value="333" calcext:value-type="float">
            <text:p>333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890" calcext:value-type="float">
            <text:p>890</text:p>
          </table:table-cell>
          <table:table-cell office:value-type="float" office:value="812" calcext:value-type="float">
            <text:p>812</text:p>
          </table:table-cell>
          <table:table-cell table:formula="of:=[.D264]/[.B264]*60" office:value-type="float" office:value="25.1294117647059" calcext:value-type="float">
            <text:p>25.1294117647059</text:p>
          </table:table-cell>
          <table:table-cell table:formula="of:=[.D264]/[.C264]/[.E264]" office:value-type="float" office:value="0.00002202016453269" calcext:value-type="float">
            <text:p>2.202016453269E-05</text:p>
          </table:table-cell>
          <table:table-cell table:formula="of:=[.M264] * 1.60934" office:value-type="float" office:value="0.0000354379315890394" calcext:value-type="float">
            <text:p>3.54379315890394E-05</text:p>
          </table:table-cell>
          <table:table-cell table:formula="of:=[.N264]*1000" office:value-type="float" office:value="0.0354379315890394" calcext:value-type="float">
            <text:p>0.0354379315890394</text:p>
          </table:table-cell>
          <table:table-cell table:formula="of:=[.O264]*[.E264]" office:value-type="float" office:value="11.2338243137255" calcext:value-type="float">
            <text:p>11.2338243137255</text:p>
          </table:table-cell>
          <table:table-cell table:number-columns-repeated="3"/>
        </table:table-row>
        <table:table-row table:style-name="ro1">
          <table:table-cell office:value-type="date" office:date-value="2022-02-07" calcext:value-type="date">
            <text:p>02/07/22</text:p>
          </table:table-cell>
          <table:table-cell office:value-type="float" office:value="50" calcext:value-type="float">
            <text:p>50</text:p>
          </table:table-cell>
          <table:table-cell table:formula="of:=[.B265]*60" office:value-type="float" office:value="3000" calcext:value-type="float">
            <text:p>3000</text:p>
          </table:table-cell>
          <table:table-cell office:value-type="float" office:value="21.25" calcext:value-type="float">
            <text:p>21.25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 office:value-type="float" office:value="19.39" calcext:value-type="float">
            <text:p>19.39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29" calcext:value-type="float">
            <text:p>329</text:p>
          </table:table-cell>
          <table:table-cell table:style-name="Default" office:value-type="float" office:value="887" calcext:value-type="float">
            <text:p>887</text:p>
          </table:table-cell>
          <table:table-cell office:value-type="float" office:value="807" calcext:value-type="float">
            <text:p>807</text:p>
          </table:table-cell>
          <table:table-cell table:formula="of:=[.D265]/[.B265]*60" office:value-type="float" office:value="25.5" calcext:value-type="float">
            <text:p>25.5</text:p>
          </table:table-cell>
          <table:table-cell table:formula="of:=[.D265]/[.C265]/[.E265]" office:value-type="float" office:value="0.0000225583864118896" calcext:value-type="float">
            <text:p>2.25583864118896E-05</text:p>
          </table:table-cell>
          <table:table-cell table:formula="of:=[.M265] * 1.60934" office:value-type="float" office:value="0.0000363041135881104" calcext:value-type="float">
            <text:p>3.63041135881104E-05</text:p>
          </table:table-cell>
          <table:table-cell table:formula="of:=[.N265]*1000" office:value-type="float" office:value="0.0363041135881104" calcext:value-type="float">
            <text:p>0.0363041135881104</text:p>
          </table:table-cell>
          <table:table-cell table:formula="of:=[.O265]*[.E265]" office:value-type="float" office:value="11.3994916666667" calcext:value-type="float">
            <text:p>11.3994916666667</text:p>
          </table:table-cell>
          <table:table-cell table:number-columns-repeated="3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float" office:value="45.4" calcext:value-type="float">
            <text:p>45.4</text:p>
          </table:table-cell>
          <table:table-cell table:formula="of:=[.B266]*60" office:value-type="float" office:value="2724" calcext:value-type="float">
            <text:p>2724</text:p>
          </table:table-cell>
          <table:table-cell office:value-type="float" office:value="19.78" calcext:value-type="float">
            <text:p>19.78</text:p>
          </table:table-cell>
          <table:table-cell office:value-type="float" office:value="333" calcext:value-type="float">
            <text:p>333</text:p>
          </table:table-cell>
          <table:table-cell office:value-type="float" office:value="42.6" calcext:value-type="float">
            <text:p>42.6</text:p>
          </table:table-cell>
          <table:table-cell office:value-type="float" office:value="18.79" calcext:value-type="float">
            <text:p>18.79</text:p>
          </table:table-cell>
          <table:table-cell office:value-type="float" office:value="343" calcext:value-type="float">
            <text:p>343</text:p>
          </table:table-cell>
          <table:table-cell table:style-name="Default" office:value-type="float" office:value="327" calcext:value-type="float">
            <text:p>327</text:p>
          </table:table-cell>
          <table:table-cell table:style-name="Default" office:value-type="float" office:value="882" calcext:value-type="float">
            <text:p>882</text:p>
          </table:table-cell>
          <table:table-cell office:value-type="float" office:value="802" calcext:value-type="float">
            <text:p>802</text:p>
          </table:table-cell>
          <table:table-cell table:formula="of:=[.D266]/[.B266]*60" office:value-type="float" office:value="26.1409691629956" calcext:value-type="float">
            <text:p>26.1409691629956</text:p>
          </table:table-cell>
          <table:table-cell table:formula="of:=[.D266]/[.C266]/[.E266]" office:value-type="float" office:value="0.0000218059469160791" calcext:value-type="float">
            <text:p>2.18059469160791E-05</text:p>
          </table:table-cell>
          <table:table-cell table:formula="of:=[.M266] * 1.60934" office:value-type="float" office:value="0.0000350931826099227" calcext:value-type="float">
            <text:p>3.50931826099227E-05</text:p>
          </table:table-cell>
          <table:table-cell table:formula="of:=[.N266]*1000" office:value-type="float" office:value="0.0350931826099227" calcext:value-type="float">
            <text:p>0.0350931826099227</text:p>
          </table:table-cell>
          <table:table-cell table:formula="of:=[.O266]*[.E266]" office:value-type="float" office:value="11.6860298091043" calcext:value-type="float">
            <text:p>11.6860298091043</text:p>
          </table:table-cell>
          <table:table-cell table:number-columns-repeated="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float" office:value="48.7" calcext:value-type="float">
            <text:p>48.7</text:p>
          </table:table-cell>
          <table:table-cell table:formula="of:=[.B267]*60" office:value-type="float" office:value="2922" calcext:value-type="float">
            <text:p>2922</text:p>
          </table:table-cell>
          <table:table-cell office:value-type="float" office:value="21.52" calcext:value-type="float">
            <text:p>21.52</text:p>
          </table:table-cell>
          <table:table-cell office:value-type="float" office:value="348" calcext:value-type="float">
            <text:p>348</text:p>
          </table:table-cell>
          <table:table-cell office:value-type="float" office:value="45.5" calcext:value-type="float">
            <text:p>45.5</text:p>
          </table:table-cell>
          <table:table-cell office:value-type="float" office:value="20.42" calcext:value-type="float">
            <text:p>20.42</text:p>
          </table:table-cell>
          <table:table-cell office:value-type="float" office:value="359" calcext:value-type="float">
            <text:p>359</text:p>
          </table:table-cell>
          <table:table-cell table:style-name="Default" office:value-type="float" office:value="361" calcext:value-type="float">
            <text:p>361</text:p>
          </table:table-cell>
          <table:table-cell table:style-name="Default" office:value-type="float" office:value="961" calcext:value-type="float">
            <text:p>961</text:p>
          </table:table-cell>
          <table:table-cell office:value-type="float" office:value="885" calcext:value-type="float">
            <text:p>885</text:p>
          </table:table-cell>
          <table:table-cell table:formula="of:=[.D267]/[.B267]*60" office:value-type="float" office:value="26.5133470225873" calcext:value-type="float">
            <text:p>26.5133470225873</text:p>
          </table:table-cell>
          <table:table-cell table:formula="of:=[.D267]/[.C267]/[.E267]" office:value-type="float" office:value="0.0000211632718890384" calcext:value-type="float">
            <text:p>2.11632718890384E-05</text:p>
          </table:table-cell>
          <table:table-cell table:formula="of:=[.M267] * 1.60934" office:value-type="float" office:value="0.000034058899981905" calcext:value-type="float">
            <text:p>3.4058899981905E-05</text:p>
          </table:table-cell>
          <table:table-cell table:formula="of:=[.N267]*1000" office:value-type="float" office:value="0.034058899981905" calcext:value-type="float">
            <text:p>0.034058899981905</text:p>
          </table:table-cell>
          <table:table-cell table:formula="of:=[.O267]*[.E267]" office:value-type="float" office:value="11.8524971937029" calcext:value-type="float">
            <text:p>11.8524971937029</text:p>
          </table:table-cell>
          <table:table-cell table:number-columns-repeated="3"/>
        </table:table-row>
        <table:table-row table:style-name="ro1">
          <table:table-cell office:value-type="date" office:date-value="2022-02-11" calcext:value-type="date">
            <text:p>02/11/22</text:p>
          </table:table-cell>
          <table:table-cell office:value-type="float" office:value="49.3" calcext:value-type="float">
            <text:p>49.3</text:p>
          </table:table-cell>
          <table:table-cell table:formula="of:=[.B268]*60" office:value-type="float" office:value="2958" calcext:value-type="float">
            <text:p>2958</text:p>
          </table:table-cell>
          <table:table-cell office:value-type="float" office:value="21.34" calcext:value-type="float">
            <text:p>21.34</text:p>
          </table:table-cell>
          <table:table-cell office:value-type="float" office:value="331" calcext:value-type="float">
            <text:p>331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45" calcext:value-type="float">
            <text:p>345</text:p>
          </table:table-cell>
          <table:table-cell table:style-name="Default" office:value-type="float" office:value="347" calcext:value-type="float">
            <text:p>347</text:p>
          </table:table-cell>
          <table:table-cell table:style-name="Default" office:value-type="float" office:value="928" calcext:value-type="float">
            <text:p>928</text:p>
          </table:table-cell>
          <table:table-cell office:value-type="float" office:value="851" calcext:value-type="float">
            <text:p>851</text:p>
          </table:table-cell>
          <table:table-cell table:formula="of:=[.D268]/[.B268]*60" office:value-type="float" office:value="25.9716024340771" calcext:value-type="float">
            <text:p>25.9716024340771</text:p>
          </table:table-cell>
          <table:table-cell table:formula="of:=[.D268]/[.C268]/[.E268]" office:value-type="float" office:value="0.0000217955710255766" calcext:value-type="float">
            <text:p>2.17955710255766E-05</text:p>
          </table:table-cell>
          <table:table-cell table:formula="of:=[.M268] * 1.60934" office:value-type="float" office:value="0.0000350764842743014" calcext:value-type="float">
            <text:p>3.50764842743014E-05</text:p>
          </table:table-cell>
          <table:table-cell table:formula="of:=[.N268]*1000" office:value-type="float" office:value="0.0350764842743014" calcext:value-type="float">
            <text:p>0.0350764842743014</text:p>
          </table:table-cell>
          <table:table-cell table:formula="of:=[.O268]*[.E268]" office:value-type="float" office:value="11.6103162947938" calcext:value-type="float">
            <text:p>11.6103162947938</text:p>
          </table:table-cell>
          <table:table-cell table:number-columns-repeated="3"/>
        </table:table-row>
        <table:table-row table:style-name="ro1">
          <table:table-cell office:value-type="date" office:date-value="2022-02-12" calcext:value-type="date">
            <text:p>02/12/22</text:p>
          </table:table-cell>
          <table:table-cell office:value-type="float" office:value="48.1" calcext:value-type="float">
            <text:p>48.1</text:p>
          </table:table-cell>
          <table:table-cell table:formula="of:=[.B269]*60" office:value-type="float" office:value="2886" calcext:value-type="float">
            <text:p>2886</text:p>
          </table:table-cell>
          <table:table-cell office:value-type="float" office:value="20.14" calcext:value-type="float">
            <text:p>20.14</text:p>
          </table:table-cell>
          <table:table-cell office:value-type="float" office:value="299" calcext:value-type="float">
            <text:p>299</text:p>
          </table:table-cell>
          <table:table-cell office:value-type="float" office:value="44.7" calcext:value-type="float">
            <text:p>44.7</text:p>
          </table:table-cell>
          <table:table-cell office:value-type="float" office:value="19.01" calcext:value-type="float">
            <text:p>19.01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09" calcext:value-type="float">
            <text:p>309</text:p>
          </table:table-cell>
          <table:table-cell table:style-name="Default" office:value-type="float" office:value="840" calcext:value-type="float">
            <text:p>840</text:p>
          </table:table-cell>
          <table:table-cell office:value-type="float" office:value="758" calcext:value-type="float">
            <text:p>758</text:p>
          </table:table-cell>
          <table:table-cell table:formula="of:=[.D269]/[.B269]*60" office:value-type="float" office:value="25.1226611226611" calcext:value-type="float">
            <text:p>25.1226611226611</text:p>
          </table:table-cell>
          <table:table-cell table:formula="of:=[.D269]/[.C269]/[.E269]" office:value-type="float" office:value="0.0000233395216672809" calcext:value-type="float">
            <text:p>2.33395216672809E-05</text:p>
          </table:table-cell>
          <table:table-cell table:formula="of:=[.M269] * 1.60934" office:value-type="float" office:value="0.0000375612258000218" calcext:value-type="float">
            <text:p>3.75612258000218E-05</text:p>
          </table:table-cell>
          <table:table-cell table:formula="of:=[.N269]*1000" office:value-type="float" office:value="0.0375612258000218" calcext:value-type="float">
            <text:p>0.0375612258000218</text:p>
          </table:table-cell>
          <table:table-cell table:formula="of:=[.O269]*[.E269]" office:value-type="float" office:value="11.2308065142065" calcext:value-type="float">
            <text:p>11.2308065142065</text:p>
          </table:table-cell>
          <table:table-cell table:number-columns-repeated="3"/>
        </table:table-row>
        <table:table-row table:style-name="ro1">
          <table:table-cell office:value-type="date" office:date-value="2022-02-13" calcext:value-type="date">
            <text:p>02/13/22</text:p>
          </table:table-cell>
          <table:table-cell office:value-type="float" office:value="34" calcext:value-type="float">
            <text:p>34</text:p>
          </table:table-cell>
          <table:table-cell table:formula="of:=[.B270]*60" office:value-type="float" office:value="2040" calcext:value-type="float">
            <text:p>2040</text:p>
          </table:table-cell>
          <table:table-cell office:value-type="float" office:value="14.84" calcext:value-type="float">
            <text:p>14.84</text:p>
          </table:table-cell>
          <table:table-cell office:value-type="float" office:value="334" calcext:value-type="float">
            <text:p>334</text:p>
          </table:table-cell>
          <table:table-cell table:number-columns-repeated="3"/>
          <table:table-cell table:style-name="Default" office:value-type="float" office:value="340" calcext:value-type="float">
            <text:p>340</text:p>
          </table:table-cell>
          <table:table-cell table:style-name="Default" office:value-type="float" office:value="644" calcext:value-type="float">
            <text:p>644</text:p>
          </table:table-cell>
          <table:table-cell office:value-type="float" office:value="589" calcext:value-type="float">
            <text:p>589</text:p>
          </table:table-cell>
          <table:table-cell table:formula="of:=[.D270]/[.B270]*60" office:value-type="float" office:value="26.1882352941176" calcext:value-type="float">
            <text:p>26.1882352941176</text:p>
          </table:table-cell>
          <table:table-cell table:formula="of:=[.D270]/[.C270]/[.E270]" office:value-type="float" office:value="0.0000217799694728191" calcext:value-type="float">
            <text:p>2.17799694728191E-05</text:p>
          </table:table-cell>
          <table:table-cell table:formula="of:=[.M270] * 1.60934" office:value-type="float" office:value="0.0000350513760713866" calcext:value-type="float">
            <text:p>3.50513760713866E-05</text:p>
          </table:table-cell>
          <table:table-cell table:formula="of:=[.N270]*1000" office:value-type="float" office:value="0.0350513760713866" calcext:value-type="float">
            <text:p>0.0350513760713866</text:p>
          </table:table-cell>
          <table:table-cell table:formula="of:=[.O270]*[.E270]" office:value-type="float" office:value="11.7071596078431" calcext:value-type="float">
            <text:p>11.7071596078431</text:p>
          </table:table-cell>
          <table:table-cell office:value-type="string" calcext:value-type="string">
            <text:p>Late 8:13 for 8:00</text:p>
          </table:table-cell>
          <table:table-cell table:number-columns-repeated="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float" office:value="47.5" calcext:value-type="float">
            <text:p>47.5</text:p>
          </table:table-cell>
          <table:table-cell table:formula="of:=[.B271]*60" office:value-type="float" office:value="2850" calcext:value-type="float">
            <text:p>2850</text:p>
          </table:table-cell>
          <table:table-cell office:value-type="float" office:value="20.67" calcext:value-type="float">
            <text:p>20.67</text:p>
          </table:table-cell>
          <table:table-cell office:value-type="float" office:value="335" calcext:value-type="float">
            <text:p>335</text:p>
          </table:table-cell>
          <table:table-cell office:value-type="float" office:value="44.9" calcext:value-type="float">
            <text:p>44.9</text:p>
          </table:table-cell>
          <table:table-cell office:value-type="float" office:value="19.84" calcext:value-type="float">
            <text:p>19.84</text:p>
          </table:table-cell>
          <table:table-cell office:value-type="float" office:value="345" calcext:value-type="float">
            <text:p>345</text:p>
          </table:table-cell>
          <table:table-cell table:style-name="Default" office:value-type="float" office:value="345" calcext:value-type="float">
            <text:p>345</text:p>
          </table:table-cell>
          <table:table-cell table:style-name="Default"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table:formula="of:=[.D271]/[.B271]*60" office:value-type="float" office:value="26.1094736842105" calcext:value-type="float">
            <text:p>26.1094736842105</text:p>
          </table:table-cell>
          <table:table-cell table:formula="of:=[.D271]/[.C271]/[.E271]" office:value-type="float" office:value="0.0000216496465043205" calcext:value-type="float">
            <text:p>2.16496465043205E-05</text:p>
          </table:table-cell>
          <table:table-cell table:formula="of:=[.M271] * 1.60934" office:value-type="float" office:value="0.0000348416421052632" calcext:value-type="float">
            <text:p>3.48416421052632E-05</text:p>
          </table:table-cell>
          <table:table-cell table:formula="of:=[.N271]*1000" office:value-type="float" office:value="0.0348416421052632" calcext:value-type="float">
            <text:p>0.0348416421052632</text:p>
          </table:table-cell>
          <table:table-cell table:formula="of:=[.O271]*[.E271]" office:value-type="float" office:value="11.6719501052632" calcext:value-type="float">
            <text:p>11.6719501052632</text:p>
          </table:table-cell>
          <table:table-cell table:number-columns-repeated="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float" office:value="48.6" calcext:value-type="float">
            <text:p>48.6</text:p>
          </table:table-cell>
          <table:table-cell table:formula="of:=[.B272]*60" office:value-type="float" office:value="2916" calcext:value-type="float">
            <text:p>2916</text:p>
          </table:table-cell>
          <table:table-cell office:value-type="float" office:value="20.57" calcext:value-type="float">
            <text:p>20.57</text:p>
          </table:table-cell>
          <table:table-cell office:value-type="float" office:value="314" calcext:value-type="float">
            <text:p>314</text:p>
          </table:table-cell>
          <table:table-cell office:value-type="float" office:value="44.6" calcext:value-type="float">
            <text:p>44.6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6" calcext:value-type="float">
            <text:p>796</text:p>
          </table:table-cell>
          <table:table-cell table:formula="of:=[.D272]/[.B272]*60" office:value-type="float" office:value="25.3950617283951" calcext:value-type="float">
            <text:p>25.3950617283951</text:p>
          </table:table-cell>
          <table:table-cell table:formula="of:=[.D272]/[.C272]/[.E272]" office:value-type="float" office:value="0.000022465553545997" calcext:value-type="float">
            <text:p>2.2465553545997E-05</text:p>
          </table:table-cell>
          <table:table-cell table:formula="of:=[.M272] * 1.60934" office:value-type="float" office:value="0.0000361547139437149" calcext:value-type="float">
            <text:p>3.61547139437149E-05</text:p>
          </table:table-cell>
          <table:table-cell table:formula="of:=[.N272]*1000" office:value-type="float" office:value="0.0361547139437149" calcext:value-type="float">
            <text:p>0.0361547139437149</text:p>
          </table:table-cell>
          <table:table-cell table:formula="of:=[.O272]*[.E272]" office:value-type="float" office:value="11.3525801783265" calcext:value-type="float">
            <text:p>11.3525801783265</text:p>
          </table:table-cell>
          <table:table-cell table:number-columns-repeated="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float" office:value="47.7" calcext:value-type="float">
            <text:p>47.7</text:p>
          </table:table-cell>
          <table:table-cell table:formula="of:=[.B273]*60" office:value-type="float" office:value="2862" calcext:value-type="float">
            <text:p>2862</text:p>
          </table:table-cell>
          <table:table-cell office:value-type="float" office:value="20.28" calcext:value-type="float">
            <text:p>20.28</text:p>
          </table:table-cell>
          <table:table-cell office:value-type="float" office:value="316" calcext:value-type="float">
            <text:p>316</text:p>
          </table:table-cell>
          <table:table-cell office:value-type="float" office:value="44.8" calcext:value-type="float">
            <text:p>44.8</text:p>
          </table:table-cell>
          <table:table-cell/>
          <table:table-cell office:value-type="float" office:value="325" calcext:value-type="float">
            <text:p>325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75" calcext:value-type="float">
            <text:p>875</text:p>
          </table:table-cell>
          <table:table-cell office:value-type="float" office:value="795" calcext:value-type="float">
            <text:p>795</text:p>
          </table:table-cell>
          <table:table-cell table:formula="of:=[.D273]/[.B273]*60" office:value-type="float" office:value="25.5094339622641" calcext:value-type="float">
            <text:p>25.5094339622641</text:p>
          </table:table-cell>
          <table:table-cell table:formula="of:=[.D273]/[.C273]/[.E273]" office:value-type="float" office:value="0.0000224239046785022" calcext:value-type="float">
            <text:p>2.24239046785022E-05</text:p>
          </table:table-cell>
          <table:table-cell table:formula="of:=[.M273] * 1.60934" office:value-type="float" office:value="0.0000360876867553008" calcext:value-type="float">
            <text:p>3.60876867553008E-05</text:p>
          </table:table-cell>
          <table:table-cell table:formula="of:=[.N273]*1000" office:value-type="float" office:value="0.0360876867553008" calcext:value-type="float">
            <text:p>0.0360876867553008</text:p>
          </table:table-cell>
          <table:table-cell table:formula="of:=[.O273]*[.E273]" office:value-type="float" office:value="11.4037090146751" calcext:value-type="float">
            <text:p>11.4037090146751</text:p>
          </table:table-cell>
          <table:table-cell table:number-columns-repeated="3"/>
        </table:table-row>
        <table:table-row table:style-name="ro1">
          <table:table-cell office:value-type="date" office:date-value="2022-02-18" calcext:value-type="date">
            <text:p>02/18/22</text:p>
          </table:table-cell>
          <table:table-cell office:value-type="float" office:value="47.6" calcext:value-type="float">
            <text:p>47.6</text:p>
          </table:table-cell>
          <table:table-cell table:formula="of:=[.B274]*60" office:value-type="float" office:value="2856" calcext:value-type="float">
            <text:p>2856</text:p>
          </table:table-cell>
          <table:table-cell office:value-type="float" office:value="20.79" calcext:value-type="float">
            <text:p>20.79</text:p>
          </table:table-cell>
          <table:table-cell office:value-type="float" office:value="342" calcext:value-type="float">
            <text:p>342</text:p>
          </table:table-cell>
          <table:table-cell office:value-type="float" office:value="46.8" calcext:value-type="float">
            <text:p>46.8</text:p>
          </table:table-cell>
          <table:table-cell office:value-type="float" office:value="20.53" calcext:value-type="float">
            <text:p>20.53</text:p>
          </table:table-cell>
          <table:table-cell office:value-type="float" office:value="344" calcext:value-type="float">
            <text:p>344</text:p>
          </table:table-cell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936" calcext:value-type="float">
            <text:p>936</text:p>
          </table:table-cell>
          <table:table-cell office:value-type="float" office:value="859" calcext:value-type="float">
            <text:p>859</text:p>
          </table:table-cell>
          <table:table-cell table:formula="of:=[.D274]/[.B274]*60" office:value-type="float" office:value="26.2058823529412" calcext:value-type="float">
            <text:p>26.2058823529412</text:p>
          </table:table-cell>
          <table:table-cell table:formula="of:=[.D274]/[.C274]/[.E274]" office:value-type="float" office:value="0.0000212848297213622" calcext:value-type="float">
            <text:p>2.12848297213622E-05</text:p>
          </table:table-cell>
          <table:table-cell table:formula="of:=[.M274] * 1.60934" office:value-type="float" office:value="0.0000342545278637771" calcext:value-type="float">
            <text:p>3.42545278637771E-05</text:p>
          </table:table-cell>
          <table:table-cell table:formula="of:=[.N274]*1000" office:value-type="float" office:value="0.0342545278637771" calcext:value-type="float">
            <text:p>0.0342545278637771</text:p>
          </table:table-cell>
          <table:table-cell table:formula="of:=[.O274]*[.E274]" office:value-type="float" office:value="11.7150485294118" calcext:value-type="float">
            <text:p>11.7150485294118</text:p>
          </table:table-cell>
          <table:table-cell table:number-columns-repeated="3"/>
        </table:table-row>
        <table:table-row table:style-name="ro1">
          <table:table-cell office:value-type="date" office:date-value="2022-02-19" calcext:value-type="date">
            <text:p>02/19/22</text:p>
          </table:table-cell>
          <table:table-cell office:value-type="float" office:value="49.8" calcext:value-type="float">
            <text:p>49.8</text:p>
          </table:table-cell>
          <table:table-cell table:formula="of:=[.B275]*60" office:value-type="float" office:value="2988" calcext:value-type="float">
            <text:p>2988</text:p>
          </table:table-cell>
          <table:table-cell office:value-type="float" office:value="19.99" calcext:value-type="float">
            <text:p>19.99</text:p>
          </table:table-cell>
          <table:table-cell office:value-type="float" office:value="267" calcext:value-type="float">
            <text:p>267</text:p>
          </table:table-cell>
          <table:table-cell office:value-type="float" office:value="45" calcext:value-type="float">
            <text:p>45</text:p>
          </table:table-cell>
          <table:table-cell office:value-type="float" office:value="18.37" calcext:value-type="float">
            <text:p>18.37</text:p>
          </table:table-cell>
          <table:table-cell office:value-type="float" office:value="279" calcext:value-type="float">
            <text:p>279</text:p>
          </table:table-cell>
          <table:table-cell table:style-name="Default" table:number-columns-repeated="2"/>
          <table:table-cell/>
          <table:table-cell table:formula="of:=[.D275]/[.B275]*60" office:value-type="float" office:value="24.0843373493976" calcext:value-type="float">
            <text:p>24.0843373493976</text:p>
          </table:table-cell>
          <table:table-cell table:formula="of:=[.D275]/[.C275]/[.E275]" office:value-type="float" office:value="0.0000250565307421947" calcext:value-type="float">
            <text:p>2.50565307421947E-05</text:p>
          </table:table-cell>
          <table:table-cell table:formula="of:=[.M275] * 1.60934" office:value-type="float" office:value="0.0000403244771846437" calcext:value-type="float">
            <text:p>4.03244771846437E-05</text:p>
          </table:table-cell>
          <table:table-cell table:formula="of:=[.N275]*1000" office:value-type="float" office:value="0.0403244771846437" calcext:value-type="float">
            <text:p>0.0403244771846437</text:p>
          </table:table-cell>
          <table:table-cell table:formula="of:=[.O275]*[.E275]" office:value-type="float" office:value="10.7666354082999" calcext:value-type="float">
            <text:p>10.7666354082999</text:p>
          </table:table-cell>
          <table:table-cell table:number-columns-repeated="3"/>
        </table:table-row>
        <table:table-row table:style-name="ro1">
          <table:table-cell office:value-type="date" office:date-value="2022-02-20" calcext:value-type="date">
            <text:p>02/20/22</text:p>
          </table:table-cell>
          <table:table-cell office:value-type="float" office:value="53.3" calcext:value-type="float">
            <text:p>53.3</text:p>
          </table:table-cell>
          <table:table-cell table:formula="of:=[.B276]*60" office:value-type="float" office:value="3198" calcext:value-type="float">
            <text:p>3198</text:p>
          </table:table-cell>
          <table:table-cell office:value-type="float" office:value="22.32" calcext:value-type="float">
            <text:p>22.32</text:p>
          </table:table-cell>
          <table:table-cell office:value-type="float" office:value="301" calcext:value-type="float">
            <text:p>301</text:p>
          </table:table-cell>
          <table:table-cell office:value-type="float" office:value="47.1" calcext:value-type="float">
            <text:p>47.1</text:p>
          </table:table-cell>
          <table:table-cell/>
          <table:table-cell office:value-type="float" office:value="322" calcext:value-type="float">
            <text:p>322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7" calcext:value-type="float">
            <text:p>787</text:p>
          </table:table-cell>
          <table:table-cell table:formula="of:=[.D276]/[.B276]*60" office:value-type="float" office:value="25.125703564728" calcext:value-type="float">
            <text:p>25.125703564728</text:p>
          </table:table-cell>
          <table:table-cell table:formula="of:=[.D276]/[.C276]/[.E276]" office:value-type="float" office:value="0.0000231872495060243" calcext:value-type="float">
            <text:p>2.31872495060243E-05</text:p>
          </table:table-cell>
          <table:table-cell table:formula="of:=[.M276] * 1.60934" office:value-type="float" office:value="0.0000373161681200252" calcext:value-type="float">
            <text:p>3.73161681200252E-05</text:p>
          </table:table-cell>
          <table:table-cell table:formula="of:=[.N276]*1000" office:value-type="float" office:value="0.0373161681200252" calcext:value-type="float">
            <text:p>0.0373161681200252</text:p>
          </table:table-cell>
          <table:table-cell table:formula="of:=[.O276]*[.E276]" office:value-type="float" office:value="11.2321666041276" calcext:value-type="float">
            <text:p>11.2321666041276</text:p>
          </table:table-cell>
          <table:table-cell table:number-columns-repeated="3"/>
        </table:table-row>
        <table:table-row table:style-name="ro1">
          <table:table-cell office:value-type="date" office:date-value="2022-02-21" calcext:value-type="date">
            <text:p>02/21/22</text:p>
          </table:table-cell>
          <table:table-cell office:value-type="float" office:value="51" calcext:value-type="float">
            <text:p>51</text:p>
          </table:table-cell>
          <table:table-cell table:formula="of:=[.B277]*60" office:value-type="float" office:value="3060" calcext:value-type="float">
            <text:p>3060</text:p>
          </table:table-cell>
          <table:table-cell office:value-type="float" office:value="21.69" calcext:value-type="float">
            <text:p>21.69</text:p>
          </table:table-cell>
          <table:table-cell office:value-type="float" office:value="315" calcext:value-type="float">
            <text:p>315</text:p>
          </table:table-cell>
          <table:table-cell office:value-type="float" office:value="39.2" calcext:value-type="float">
            <text:p>39.2</text:p>
          </table:table-cell>
          <table:table-cell/>
          <table:table-cell office:value-type="float" office:value="339" calcext:value-type="float">
            <text:p>339</text:p>
          </table:table-cell>
          <table:table-cell table:style-name="Default" office:value-type="float" office:value="336" calcext:value-type="float">
            <text:p>336</text:p>
          </table:table-cell>
          <table:table-cell table:style-name="Default" office:value-type="float" office:value="771" calcext:value-type="float">
            <text:p>771</text:p>
          </table:table-cell>
          <table:table-cell office:value-type="float" office:value="703" calcext:value-type="float">
            <text:p>703</text:p>
          </table:table-cell>
          <table:table-cell table:formula="of:=[.D277]/[.B277]*60" office:value-type="float" office:value="25.5176470588235" calcext:value-type="float">
            <text:p>25.5176470588235</text:p>
          </table:table-cell>
          <table:table-cell table:formula="of:=[.D277]/[.C277]/[.E277]" office:value-type="float" office:value="0.0000225023342670401" calcext:value-type="float">
            <text:p>2.25023342670401E-05</text:p>
          </table:table-cell>
          <table:table-cell table:formula="of:=[.M277] * 1.60934" office:value-type="float" office:value="0.0000362139066293184" calcext:value-type="float">
            <text:p>3.62139066293184E-05</text:p>
          </table:table-cell>
          <table:table-cell table:formula="of:=[.N277]*1000" office:value-type="float" office:value="0.0362139066293184" calcext:value-type="float">
            <text:p>0.0362139066293184</text:p>
          </table:table-cell>
          <table:table-cell table:formula="of:=[.O277]*[.E277]" office:value-type="float" office:value="11.4073805882353" calcext:value-type="float">
            <text:p>11.4073805882353</text:p>
          </table:table-cell>
          <table:table-cell table:number-columns-repeated="3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float" office:value="44.6" calcext:value-type="float">
            <text:p>44.6</text:p>
          </table:table-cell>
          <table:table-cell table:formula="of:=[.B278]*60" office:value-type="float" office:value="2676" calcext:value-type="float">
            <text:p>2676</text:p>
          </table:table-cell>
          <table:table-cell office:value-type="float" office:value="18.97" calcext:value-type="float">
            <text:p>18.97</text:p>
          </table:table-cell>
          <table:table-cell office:value-type="float" office:value="312" calcext:value-type="float">
            <text:p>312</text:p>
          </table:table-cell>
          <table:table-cell office:value-type="float" office:value="41.5" calcext:value-type="float">
            <text:p>41.5</text:p>
          </table:table-cell>
          <table:table-cell office:value-type="float" office:value="17.92" calcext:value-type="float">
            <text:p>17.92</text:p>
          </table:table-cell>
          <table:table-cell office:value-type="float" office:value="324" calcext:value-type="float">
            <text:p>324</text:p>
          </table:table-cell>
          <table:table-cell table:style-name="Default" office:value-type="float" office:value="320" calcext:value-type="float">
            <text:p>320</text:p>
          </table:table-cell>
          <table:table-cell table:style-name="Default" office:value-type="float" office:value="811" calcext:value-type="float">
            <text:p>811</text:p>
          </table:table-cell>
          <table:table-cell office:value-type="float" office:value="735" calcext:value-type="float">
            <text:p>735</text:p>
          </table:table-cell>
          <table:table-cell table:formula="of:=[.D278]/[.B278]*60" office:value-type="float" office:value="25.5201793721973" calcext:value-type="float">
            <text:p>25.5201793721973</text:p>
          </table:table-cell>
          <table:table-cell table:formula="of:=[.D278]/[.C278]/[.E278]" office:value-type="float" office:value="0.0000227209574182668" calcext:value-type="float">
            <text:p>2.27209574182668E-05</text:p>
          </table:table-cell>
          <table:table-cell table:formula="of:=[.M278] * 1.60934" office:value-type="float" office:value="0.0000365657456115135" calcext:value-type="float">
            <text:p>3.65657456115135E-05</text:p>
          </table:table-cell>
          <table:table-cell table:formula="of:=[.N278]*1000" office:value-type="float" office:value="0.0365657456115135" calcext:value-type="float">
            <text:p>0.0365657456115135</text:p>
          </table:table-cell>
          <table:table-cell table:formula="of:=[.O278]*[.E278]" office:value-type="float" office:value="11.4085126307922" calcext:value-type="float">
            <text:p>11.4085126307922</text:p>
          </table:table-cell>
          <table:table-cell table:number-columns-repeated="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float" office:value="46.5" calcext:value-type="float">
            <text:p>46.5</text:p>
          </table:table-cell>
          <table:table-cell table:formula="of:=[.B279]*60" office:value-type="float" office:value="2790" calcext:value-type="float">
            <text:p>2790</text:p>
          </table:table-cell>
          <table:table-cell office:value-type="float" office:value="20.01" calcext:value-type="float">
            <text:p>20.01</text:p>
          </table:table-cell>
          <table:table-cell office:value-type="float" office:value="324" calcext:value-type="float">
            <text:p>324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30" calcext:value-type="float">
            <text:p>330</text:p>
          </table:table-cell>
          <table:table-cell table:style-name="Default" office:value-type="float" office:value="330" calcext:value-type="float">
            <text:p>330</text:p>
          </table:table-cell>
          <table:table-cell table:style-name="Default" office:value-type="float" office:value="889" calcext:value-type="float">
            <text:p>889</text:p>
          </table:table-cell>
          <table:table-cell office:value-type="float" office:value="809" calcext:value-type="float">
            <text:p>809</text:p>
          </table:table-cell>
          <table:table-cell table:formula="of:=[.D279]/[.B279]*60" office:value-type="float" office:value="25.8193548387097" calcext:value-type="float">
            <text:p>25.8193548387097</text:p>
          </table:table-cell>
          <table:table-cell table:formula="of:=[.D279]/[.C279]/[.E279]" office:value-type="float" office:value="0.0000221359352183725" calcext:value-type="float">
            <text:p>2.21359352183725E-05</text:p>
          </table:table-cell>
          <table:table-cell table:formula="of:=[.M279] * 1.60934" office:value-type="float" office:value="0.0000356242459843356" calcext:value-type="float">
            <text:p>3.56242459843356E-05</text:p>
          </table:table-cell>
          <table:table-cell table:formula="of:=[.N279]*1000" office:value-type="float" office:value="0.0356242459843356" calcext:value-type="float">
            <text:p>0.0356242459843356</text:p>
          </table:table-cell>
          <table:table-cell table:formula="of:=[.O279]*[.E279]" office:value-type="float" office:value="11.5422556989247" calcext:value-type="float">
            <text:p>11.5422556989247</text:p>
          </table:table-cell>
          <table:table-cell table:number-columns-repeated="3"/>
        </table:table-row>
        <table:table-row table:style-name="ro1">
          <table:table-cell office:value-type="date" office:date-value="2022-02-25" calcext:value-type="date">
            <text:p>02/25/22</text:p>
          </table:table-cell>
          <table:table-cell office:value-type="float" office:value="44.2" calcext:value-type="float">
            <text:p>44.2</text:p>
          </table:table-cell>
          <table:table-cell table:formula="of:=[.B280]*60" office:value-type="float" office:value="2652" calcext:value-type="float">
            <text:p>2652</text:p>
          </table:table-cell>
          <table:table-cell office:value-type="float" office:value="19" calcext:value-type="float">
            <text:p>19</text:p>
          </table:table-cell>
          <table:table-cell office:value-type="float" office:value="322" calcext:value-type="float">
            <text:p>322</text:p>
          </table:table-cell>
          <table:table-cell office:value-type="float" office:value="42.8" calcext:value-type="float">
            <text:p>42.8</text:p>
          </table:table-cell>
          <table:table-cell/>
          <table:table-cell office:value-type="float" office:value="326" calcext:value-type="float">
            <text:p>326</text:p>
          </table:table-cell>
          <table:table-cell table:style-name="Default" table:number-columns-repeated="2"/>
          <table:table-cell/>
          <table:table-cell table:formula="of:=[.D280]/[.B280]*60" office:value-type="float" office:value="25.7918552036199" calcext:value-type="float">
            <text:p>25.7918552036199</text:p>
          </table:table-cell>
          <table:table-cell table:formula="of:=[.D280]/[.C280]/[.E280]" office:value-type="float" office:value="0.0000222497025566079" calcext:value-type="float">
            <text:p>2.22497025566079E-05</text:p>
          </table:table-cell>
          <table:table-cell table:formula="of:=[.M280] * 1.60934" office:value-type="float" office:value="0.0000358073363124514" calcext:value-type="float">
            <text:p>3.58073363124514E-05</text:p>
          </table:table-cell>
          <table:table-cell table:formula="of:=[.N280]*1000" office:value-type="float" office:value="0.0358073363124514" calcext:value-type="float">
            <text:p>0.0358073363124514</text:p>
          </table:table-cell>
          <table:table-cell table:formula="of:=[.O280]*[.E280]" office:value-type="float" office:value="11.5299622926094" calcext:value-type="float">
            <text:p>11.5299622926094</text:p>
          </table:table-cell>
          <table:table-cell table:number-columns-repeated="3"/>
        </table:table-row>
        <table:table-row table:style-name="ro1">
          <table:table-cell office:value-type="date" office:date-value="2022-02-26" calcext:value-type="date">
            <text:p>02/26/22</text:p>
          </table:table-cell>
          <table:table-cell office:value-type="float" office:value="47.8" calcext:value-type="float">
            <text:p>47.8</text:p>
          </table:table-cell>
          <table:table-cell table:formula="of:=[.B281]*60" office:value-type="float" office:value="2868" calcext:value-type="float">
            <text:p>2868</text:p>
          </table:table-cell>
          <table:table-cell office:value-type="float" office:value="19.42" calcext:value-type="float">
            <text:p>19.42</text:p>
          </table:table-cell>
          <table:table-cell office:value-type="float" office:value="277" calcext:value-type="float">
            <text:p>277</text:p>
          </table:table-cell>
          <table:table-cell office:value-type="float" office:value="45.4" calcext:value-type="float">
            <text:p>45.4</text:p>
          </table:table-cell>
          <table:table-cell office:value-type="float" office:value="18.57" calcext:value-type="float">
            <text:p>18.57</text:p>
          </table:table-cell>
          <table:table-cell office:value-type="float" office:value="282" calcext:value-type="float">
            <text:p>282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73" calcext:value-type="float">
            <text:p>773</text:p>
          </table:table-cell>
          <table:table-cell office:value-type="float" office:value="687" calcext:value-type="float">
            <text:p>687</text:p>
          </table:table-cell>
          <table:table-cell table:formula="of:=[.D281]/[.B281]*60" office:value-type="float" office:value="24.3765690376569" calcext:value-type="float">
            <text:p>24.3765690376569</text:p>
          </table:table-cell>
          <table:table-cell table:formula="of:=[.D281]/[.C281]/[.E281]" office:value-type="float" office:value="0.0000244450150798806" calcext:value-type="float">
            <text:p>2.44450150798806E-05</text:p>
          </table:table-cell>
          <table:table-cell table:formula="of:=[.M281] * 1.60934" office:value-type="float" office:value="0.000039340340568655" calcext:value-type="float">
            <text:p>3.9340340568655E-05</text:p>
          </table:table-cell>
          <table:table-cell table:formula="of:=[.N281]*1000" office:value-type="float" office:value="0.039340340568655" calcext:value-type="float">
            <text:p>0.039340340568655</text:p>
          </table:table-cell>
          <table:table-cell table:formula="of:=[.O281]*[.E281]" office:value-type="float" office:value="10.8972743375174" calcext:value-type="float">
            <text:p>10.8972743375174</text:p>
          </table:table-cell>
          <table:table-cell table:number-columns-repeated="3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float" office:value="51.2" calcext:value-type="float">
            <text:p>51.2</text:p>
          </table:table-cell>
          <table:table-cell table:formula="of:=[.B282]*60" office:value-type="float" office:value="3072" calcext:value-type="float">
            <text:p>3072</text:p>
          </table:table-cell>
          <table:table-cell office:value-type="float" office:value="20.89" calcext:value-type="float">
            <text:p>20.89</text:p>
          </table:table-cell>
          <table:table-cell office:value-type="float" office:value="315" calcext:value-type="float">
            <text:p>315</text:p>
          </table:table-cell>
          <table:table-cell office:value-type="float" office:value="43.5" calcext:value-type="float">
            <text:p>43.5</text:p>
          </table:table-cell>
          <table:table-cell/>
          <table:table-cell office:value-type="float" office:value="342" calcext:value-type="float">
            <text:p>342</text:p>
          </table:table-cell>
          <table:table-cell table:style-name="Default" office:value-type="float" office:value="344" calcext:value-type="float">
            <text:p>344</text:p>
          </table:table-cell>
          <table:table-cell table:style-name="Default" office:value-type="float" office:value="888" calcext:value-type="float">
            <text:p>888</text:p>
          </table:table-cell>
          <table:table-cell office:value-type="float" office:value="813" calcext:value-type="float">
            <text:p>813</text:p>
          </table:table-cell>
          <table:table-cell table:formula="of:=[.D282]/[.B282]*60" office:value-type="float" office:value="24.48046875" calcext:value-type="float">
            <text:p>24.48046875</text:p>
          </table:table-cell>
          <table:table-cell table:formula="of:=[.D282]/[.C282]/[.E282]" office:value-type="float" office:value="0.0000215877149470899" calcext:value-type="float">
            <text:p>2.15877149470899E-05</text:p>
          </table:table-cell>
          <table:table-cell table:formula="of:=[.M282] * 1.60934" office:value-type="float" office:value="0.0000347419731729497" calcext:value-type="float">
            <text:p>3.47419731729497E-05</text:p>
          </table:table-cell>
          <table:table-cell table:formula="of:=[.N282]*1000" office:value-type="float" office:value="0.0347419731729497" calcext:value-type="float">
            <text:p>0.0347419731729497</text:p>
          </table:table-cell>
          <table:table-cell table:formula="of:=[.O282]*[.E282]" office:value-type="float" office:value="10.9437215494792" calcext:value-type="float">
            <text:p>10.9437215494792</text:p>
          </table:table-cell>
          <table:table-cell table:number-columns-repeated="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float" office:value="48.5" calcext:value-type="float">
            <text:p>48.5</text:p>
          </table:table-cell>
          <table:table-cell table:formula="of:=[.B283]*60" office:value-type="float" office:value="2910" calcext:value-type="float">
            <text:p>2910</text:p>
          </table:table-cell>
          <table:table-cell office:value-type="float" office:value="20.61" calcext:value-type="float">
            <text:p>20.61</text:p>
          </table:table-cell>
          <table:table-cell office:value-type="float" office:value="316" calcext:value-type="float">
            <text:p>316</text:p>
          </table:table-cell>
          <table:table-cell office:value-type="float" office:value="46.4" calcext:value-type="float">
            <text:p>46.4</text:p>
          </table:table-cell>
          <table:table-cell/>
          <table:table-cell office:value-type="float" office:value="324" calcext:value-type="float">
            <text:p>324</text:p>
          </table:table-cell>
          <table:table-cell table:style-name="Default" office:value-type="float" office:value="328" calcext:value-type="float">
            <text:p>328</text:p>
          </table:table-cell>
          <table:table-cell table:style-name="Default" office:value-type="float" office:value="876" calcext:value-type="float">
            <text:p>876</text:p>
          </table:table-cell>
          <table:table-cell office:value-type="float" office:value="797" calcext:value-type="float">
            <text:p>797</text:p>
          </table:table-cell>
          <table:table-cell table:formula="of:=[.D283]/[.B283]*60" office:value-type="float" office:value="25.4969072164948" calcext:value-type="float">
            <text:p>25.4969072164948</text:p>
          </table:table-cell>
          <table:table-cell table:formula="of:=[.D283]/[.C283]/[.E283]" office:value-type="float" office:value="0.0000224128931227979" calcext:value-type="float">
            <text:p>2.24128931227979E-05</text:p>
          </table:table-cell>
          <table:table-cell table:formula="of:=[.M283] * 1.60934" office:value-type="float" office:value="0.0000360699654182435" calcext:value-type="float">
            <text:p>3.60699654182435E-05</text:p>
          </table:table-cell>
          <table:table-cell table:formula="of:=[.N283]*1000" office:value-type="float" office:value="0.0360699654182435" calcext:value-type="float">
            <text:p>0.0360699654182435</text:p>
          </table:table-cell>
          <table:table-cell table:formula="of:=[.O283]*[.E283]" office:value-type="float" office:value="11.3981090721649" calcext:value-type="float">
            <text:p>11.3981090721649</text:p>
          </table:table-cell>
          <table:table-cell table:number-columns-repeated="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float" office:value="46.8" calcext:value-type="float">
            <text:p>46.8</text:p>
          </table:table-cell>
          <table:table-cell table:formula="of:=[.B284]*60" office:value-type="float" office:value="2808" calcext:value-type="float">
            <text:p>2808</text:p>
          </table:table-cell>
          <table:table-cell office:value-type="float" office:value="20.16" calcext:value-type="float">
            <text:p>20.16</text:p>
          </table:table-cell>
          <table:table-cell office:value-type="float" office:value="327" calcext:value-type="float">
            <text:p>327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32" calcext:value-type="float">
            <text:p>332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1" calcext:value-type="float">
            <text:p>891</text:p>
          </table:table-cell>
          <table:table-cell office:value-type="float" office:value="811" calcext:value-type="float">
            <text:p>811</text:p>
          </table:table-cell>
          <table:table-cell table:formula="of:=[.D284]/[.B284]*60" office:value-type="float" office:value="25.8461538461538" calcext:value-type="float">
            <text:p>25.8461538461538</text:p>
          </table:table-cell>
          <table:table-cell table:formula="of:=[.D284]/[.C284]/[.E284]" office:value-type="float" office:value="0.0000219556182858935" calcext:value-type="float">
            <text:p>2.19556182858935E-05</text:p>
          </table:table-cell>
          <table:table-cell table:formula="of:=[.M284] * 1.60934" office:value-type="float" office:value="0.0000353340547322199" calcext:value-type="float">
            <text:p>3.53340547322199E-05</text:p>
          </table:table-cell>
          <table:table-cell table:formula="of:=[.N284]*1000" office:value-type="float" office:value="0.0353340547322199" calcext:value-type="float">
            <text:p>0.0353340547322199</text:p>
          </table:table-cell>
          <table:table-cell table:formula="of:=[.O284]*[.E284]" office:value-type="float" office:value="11.5542358974359" calcext:value-type="float">
            <text:p>11.5542358974359</text:p>
          </table:table-cell>
          <table:table-cell table:number-columns-repeated="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float" office:value="51.4" calcext:value-type="float">
            <text:p>51.4</text:p>
          </table:table-cell>
          <table:table-cell table:formula="of:=[.B285]*60" office:value-type="float" office:value="3084" calcext:value-type="float">
            <text:p>3084</text:p>
          </table:table-cell>
          <table:table-cell office:value-type="float" office:value="21.22" calcext:value-type="float">
            <text:p>21.22</text:p>
          </table:table-cell>
          <table:table-cell office:value-type="float" office:value="296" calcext:value-type="float">
            <text:p>296</text:p>
          </table:table-cell>
          <table:table-cell office:value-type="float" office:value="45.4" calcext:value-type="float">
            <text:p>45.4</text:p>
          </table:table-cell>
          <table:table-cell office:value-type="float" office:value="19.41" calcext:value-type="float">
            <text:p>19.41</text:p>
          </table:table-cell>
          <table:table-cell office:value-type="float" office:value="319" calcext:value-type="float">
            <text:p>319</text:p>
          </table:table-cell>
          <table:table-cell table:style-name="Default" office:value-type="float" office:value="321" calcext:value-type="float">
            <text:p>321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1" calcext:value-type="float">
            <text:p>781</text:p>
          </table:table-cell>
          <table:table-cell table:formula="of:=[.D285]/[.B285]*60" office:value-type="float" office:value="24.7704280155642" calcext:value-type="float">
            <text:p>24.7704280155642</text:p>
          </table:table-cell>
          <table:table-cell table:formula="of:=[.D285]/[.C285]/[.E285]" office:value-type="float" office:value="0.0000232455217863778" calcext:value-type="float">
            <text:p>2.32455217863778E-05</text:p>
          </table:table-cell>
          <table:table-cell table:formula="of:=[.M285] * 1.60934" office:value-type="float" office:value="0.0000374099480316893" calcext:value-type="float">
            <text:p>3.74099480316893E-05</text:p>
          </table:table-cell>
          <table:table-cell table:formula="of:=[.N285]*1000" office:value-type="float" office:value="0.0374099480316893" calcext:value-type="float">
            <text:p>0.0374099480316893</text:p>
          </table:table-cell>
          <table:table-cell table:formula="of:=[.O285]*[.E285]" office:value-type="float" office:value="11.07334461738" calcext:value-type="float">
            <text:p>11.07334461738</text:p>
          </table:table-cell>
          <table:table-cell table:number-columns-repeated="3"/>
        </table:table-row>
        <table:table-row table:style-name="ro1">
          <table:table-cell office:value-type="date" office:date-value="2022-03-04" calcext:value-type="date">
            <text:p>03/04/22</text:p>
          </table:table-cell>
          <table:table-cell office:value-type="float" office:value="45.6" calcext:value-type="float">
            <text:p>45.6</text:p>
          </table:table-cell>
          <table:table-cell table:formula="of:=[.B286]*60" office:value-type="float" office:value="2736" calcext:value-type="float">
            <text:p>2736</text:p>
          </table:table-cell>
          <table:table-cell office:value-type="float" office:value="19.45" calcext:value-type="float">
            <text:p>19.45</text:p>
          </table:table-cell>
          <table:table-cell office:value-type="float" office:value="314" calcext:value-type="float">
            <text:p>314</text:p>
          </table:table-cell>
          <table:table-cell office:value-type="float" office:value="43.9" calcext:value-type="float">
            <text:p>43.9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51" calcext:value-type="float">
            <text:p>851</text:p>
          </table:table-cell>
          <table:table-cell office:value-type="float" office:value="770" calcext:value-type="float">
            <text:p>770</text:p>
          </table:table-cell>
          <table:table-cell table:formula="of:=[.D286]/[.B286]*60" office:value-type="float" office:value="25.5921052631579" calcext:value-type="float">
            <text:p>25.5921052631579</text:p>
          </table:table-cell>
          <table:table-cell table:formula="of:=[.D286]/[.C286]/[.E286]" office:value-type="float" office:value="0.0000226398666517674" calcext:value-type="float">
            <text:p>2.26398666517674E-05</text:p>
          </table:table-cell>
          <table:table-cell table:formula="of:=[.M286] * 1.60934" office:value-type="float" office:value="0.0000364352429973554" calcext:value-type="float">
            <text:p>3.64352429973554E-05</text:p>
          </table:table-cell>
          <table:table-cell table:formula="of:=[.N286]*1000" office:value-type="float" office:value="0.0364352429973554" calcext:value-type="float">
            <text:p>0.0364352429973554</text:p>
          </table:table-cell>
          <table:table-cell table:formula="of:=[.O286]*[.E286]" office:value-type="float" office:value="11.4406663011696" calcext:value-type="float">
            <text:p>11.4406663011696</text:p>
          </table:table-cell>
          <table:table-cell table:number-columns-repeated="3"/>
        </table:table-row>
        <table:table-row table:style-name="ro1">
          <table:table-cell office:value-type="date" office:date-value="2022-03-05" calcext:value-type="date">
            <text:p>03/05/22</text:p>
          </table:table-cell>
          <table:table-cell office:value-type="float" office:value="45.7" calcext:value-type="float">
            <text:p>45.7</text:p>
          </table:table-cell>
          <table:table-cell table:formula="of:=[.B287]*60" office:value-type="float" office:value="2742" calcext:value-type="float">
            <text:p>2742</text:p>
          </table:table-cell>
          <table:table-cell office:value-type="float" office:value="19.19" calcext:value-type="float">
            <text:p>19.19</text:p>
          </table:table-cell>
          <table:table-cell office:value-type="float" office:value="302" calcext:value-type="float">
            <text:p>302</text:p>
          </table:table-cell>
          <table:table-cell office:value-type="float" office:value="41.9" calcext:value-type="float">
            <text:p>41.9</text:p>
          </table:table-cell>
          <table:table-cell office:value-type="float" office:value="17.89" calcext:value-type="float">
            <text:p>17.89</text:p>
          </table:table-cell>
          <table:table-cell office:value-type="float" office:value="314" calcext:value-type="float">
            <text:p>314</text:p>
          </table:table-cell>
          <table:table-cell table:style-name="Default" table:number-columns-repeated="2"/>
          <table:table-cell/>
          <table:table-cell table:formula="of:=[.D287]/[.B287]*60" office:value-type="float" office:value="25.1947483588621" calcext:value-type="float">
            <text:p>25.1947483588621</text:p>
          </table:table-cell>
          <table:table-cell table:formula="of:=[.D287]/[.C287]/[.E287]" office:value-type="float" office:value="0.0000231739775191889" calcext:value-type="float">
            <text:p>2.31739775191889E-05</text:p>
          </table:table-cell>
          <table:table-cell table:formula="of:=[.M287] * 1.60934" office:value-type="float" office:value="0.0000372948089807314" calcext:value-type="float">
            <text:p>3.72948089807314E-05</text:p>
          </table:table-cell>
          <table:table-cell table:formula="of:=[.N287]*1000" office:value-type="float" office:value="0.0372948089807314" calcext:value-type="float">
            <text:p>0.0372948089807314</text:p>
          </table:table-cell>
          <table:table-cell table:formula="of:=[.O287]*[.E287]" office:value-type="float" office:value="11.2630323121809" calcext:value-type="float">
            <text:p>11.2630323121809</text:p>
          </table:table-cell>
          <table:table-cell table:number-columns-repeated="3"/>
        </table:table-row>
        <table:table-row table:style-name="ro1">
          <table:table-cell office:value-type="date" office:date-value="2022-03-06" calcext:value-type="date">
            <text:p>03/06/22</text:p>
          </table:table-cell>
          <table:table-cell office:value-type="float" office:value="55.2" calcext:value-type="float">
            <text:p>55.2</text:p>
          </table:table-cell>
          <table:table-cell table:formula="of:=[.B288]*60" office:value-type="float" office:value="3312" calcext:value-type="float">
            <text:p>3312</text:p>
          </table:table-cell>
          <table:table-cell office:value-type="float" office:value="22.52" calcext:value-type="float">
            <text:p>22.52</text:p>
          </table:table-cell>
          <table:table-cell office:value-type="float" office:value="288" calcext:value-type="float">
            <text:p>288</text:p>
          </table:table-cell>
          <table:table-cell office:value-type="float" office:value="46.3" calcext:value-type="float">
            <text:p>46.3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Default" office:value-type="float" office:value="324" calcext:value-type="float">
            <text:p>324</text:p>
          </table:table-cell>
          <table:table-cell table:style-name="Default" office:value-type="float" office:value="865" calcext:value-type="float">
            <text:p>865</text:p>
          </table:table-cell>
          <table:table-cell office:value-type="float" office:value="785" calcext:value-type="float">
            <text:p>785</text:p>
          </table:table-cell>
          <table:table-cell table:formula="of:=[.D288]/[.B288]*60" office:value-type="float" office:value="24.4782608695652" calcext:value-type="float">
            <text:p>24.4782608695652</text:p>
          </table:table-cell>
          <table:table-cell table:formula="of:=[.D288]/[.C288]/[.E288]" office:value-type="float" office:value="0.0000236094337090714" calcext:value-type="float">
            <text:p>2.36094337090714E-05</text:p>
          </table:table-cell>
          <table:table-cell table:formula="of:=[.M288] * 1.60934" office:value-type="float" office:value="0.0000379956060453569" calcext:value-type="float">
            <text:p>3.79956060453569E-05</text:p>
          </table:table-cell>
          <table:table-cell table:formula="of:=[.N288]*1000" office:value-type="float" office:value="0.0379956060453569" calcext:value-type="float">
            <text:p>0.0379956060453569</text:p>
          </table:table-cell>
          <table:table-cell table:formula="of:=[.O288]*[.E288]" office:value-type="float" office:value="10.9427345410628" calcext:value-type="float">
            <text:p>10.9427345410628</text:p>
          </table:table-cell>
          <table:table-cell table:number-columns-repeated="3"/>
        </table:table-row>
        <table:table-row table:style-name="ro1">
          <table:table-cell office:value-type="date" office:date-value="2022-03-07" calcext:value-type="date">
            <text:p>03/07/22</text:p>
          </table:table-cell>
          <table:table-cell office:value-type="float" office:value="50.1" calcext:value-type="float">
            <text:p>50.1</text:p>
          </table:table-cell>
          <table:table-cell table:formula="of:=[.B289]*60" office:value-type="float" office:value="3006" calcext:value-type="float">
            <text:p>3006</text:p>
          </table:table-cell>
          <table:table-cell office:value-type="float" office:value="21" calcext:value-type="float">
            <text:p>21</text:p>
          </table:table-cell>
          <table:table-cell office:value-type="float" office:value="317" calcext:value-type="float">
            <text:p>317</text:p>
          </table:table-cell>
          <table:table-cell office:value-type="float" office:value="46.1" calcext:value-type="float">
            <text:p>46.1</text:p>
          </table:table-cell>
          <table:table-cell/>
          <table:table-cell office:value-type="float" office:value="335" calcext:value-type="float">
            <text:p>335</text:p>
          </table:table-cell>
          <table:table-cell table:style-name="Default" office:value-type="float" office:value="339" calcext:value-type="float">
            <text:p>339</text:p>
          </table:table-cell>
          <table:table-cell table:style-name="Default" office:value-type="float" office:value="903" calcext:value-type="float">
            <text:p>903</text:p>
          </table:table-cell>
          <table:table-cell office:value-type="float" office:value="825" calcext:value-type="float">
            <text:p>825</text:p>
          </table:table-cell>
          <table:table-cell table:formula="of:=[.D289]/[.B289]*60" office:value-type="float" office:value="25.1497005988024" calcext:value-type="float">
            <text:p>25.1497005988024</text:p>
          </table:table-cell>
          <table:table-cell table:formula="of:=[.D289]/[.C289]/[.E289]" office:value-type="float" office:value="0.0000220379430413621" calcext:value-type="float">
            <text:p>2.20379430413621E-05</text:p>
          </table:table-cell>
          <table:table-cell table:formula="of:=[.M289] * 1.60934" office:value-type="float" office:value="0.0000354665432541856" calcext:value-type="float">
            <text:p>3.54665432541856E-05</text:p>
          </table:table-cell>
          <table:table-cell table:formula="of:=[.N289]*1000" office:value-type="float" office:value="0.0354665432541856" calcext:value-type="float">
            <text:p>0.0354665432541856</text:p>
          </table:table-cell>
          <table:table-cell table:formula="of:=[.O289]*[.E289]" office:value-type="float" office:value="11.2428942115768" calcext:value-type="float">
            <text:p>11.2428942115768</text:p>
          </table:table-cell>
          <table:table-cell table:number-columns-repeated="3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float" office:value="46.2" calcext:value-type="float">
            <text:p>46.2</text:p>
          </table:table-cell>
          <table:table-cell table:formula="of:=[.B290]*60" office:value-type="float" office:value="2772" calcext:value-type="float">
            <text:p>2772</text:p>
          </table:table-cell>
          <table:table-cell office:value-type="float" office:value="19.48" calcext:value-type="float">
            <text:p>19.48</text:p>
          </table:table-cell>
          <table:table-cell office:value-type="float" office:value="308" calcext:value-type="float">
            <text:p>308</text:p>
          </table:table-cell>
          <table:table-cell office:value-type="float" office:value="42.9" calcext:value-type="float">
            <text:p>42.9</text:p>
          </table:table-cell>
          <table:table-cell office:value-type="float" office:value="18.45" calcext:value-type="float">
            <text:p>18.45</text:p>
          </table:table-cell>
          <table:table-cell office:value-type="float" office:value="321" calcext:value-type="float">
            <text:p>321</text:p>
          </table:table-cell>
          <table:table-cell table:style-name="Default" office:value-type="float" office:value="322" calcext:value-type="float">
            <text:p>322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4" calcext:value-type="float">
            <text:p>744</text:p>
          </table:table-cell>
          <table:table-cell table:formula="of:=[.D290]/[.B290]*60" office:value-type="float" office:value="25.2987012987013" calcext:value-type="float">
            <text:p>25.2987012987013</text:p>
          </table:table-cell>
          <table:table-cell table:formula="of:=[.D290]/[.C290]/[.E290]" office:value-type="float" office:value="0.0000228162890500553" calcext:value-type="float">
            <text:p>2.28162890500553E-05</text:p>
          </table:table-cell>
          <table:table-cell table:formula="of:=[.M290] * 1.60934" office:value-type="float" office:value="0.000036719166619816" calcext:value-type="float">
            <text:p>3.6719166619816E-05</text:p>
          </table:table-cell>
          <table:table-cell table:formula="of:=[.N290]*1000" office:value-type="float" office:value="0.036719166619816" calcext:value-type="float">
            <text:p>0.036719166619816</text:p>
          </table:table-cell>
          <table:table-cell table:formula="of:=[.O290]*[.E290]" office:value-type="float" office:value="11.3095033189033" calcext:value-type="float">
            <text:p>11.3095033189033</text:p>
          </table:table-cell>
          <table:table-cell table:number-columns-repeated="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float" office:value="49.5" calcext:value-type="float">
            <text:p>49.5</text:p>
          </table:table-cell>
          <table:table-cell table:formula="of:=[.B291]*60" office:value-type="float" office:value="2970" calcext:value-type="float">
            <text:p>2970</text:p>
          </table:table-cell>
          <table:table-cell office:value-type="float" office:value="18.59" calcext:value-type="float">
            <text:p>18.59</text:p>
          </table:table-cell>
          <table:table-cell office:value-type="float" office:value="296" calcext:value-type="float">
            <text:p>296</text:p>
          </table:table-cell>
          <table:table-cell office:value-type="float" office:value="46.7" calcext:value-type="float">
            <text:p>46.7</text:p>
          </table:table-cell>
          <table:table-cell office:value-type="float" office:value="17.68" calcext:value-type="float">
            <text:p>17.68</text:p>
          </table:table-cell>
          <table:table-cell office:value-type="float" office:value="307" calcext:value-type="float">
            <text:p>307</text:p>
          </table:table-cell>
          <table:table-cell table:style-name="Default" office:value-type="float" office:value="293" calcext:value-type="float">
            <text:p>293</text:p>
          </table:table-cell>
          <table:table-cell table:style-name="Default" office:value-type="float" office:value="785" calcext:value-type="float">
            <text:p>785</text:p>
          </table:table-cell>
          <table:table-cell office:value-type="float" office:value="703" calcext:value-type="float">
            <text:p>703</text:p>
          </table:table-cell>
          <table:table-cell table:formula="of:=[.D291]/[.B291]*60" office:value-type="float" office:value="22.5333333333333" calcext:value-type="float">
            <text:p>22.5333333333333</text:p>
          </table:table-cell>
          <table:table-cell table:formula="of:=[.D291]/[.C291]/[.E291]" office:value-type="float" office:value="0.0000211461461461461" calcext:value-type="float">
            <text:p>2.11461461461461E-05</text:p>
          </table:table-cell>
          <table:table-cell table:formula="of:=[.M291] * 1.60934" office:value-type="float" office:value="0.0000340313388388388" calcext:value-type="float">
            <text:p>3.40313388388388E-05</text:p>
          </table:table-cell>
          <table:table-cell table:formula="of:=[.N291]*1000" office:value-type="float" office:value="0.0340313388388388" calcext:value-type="float">
            <text:p>0.0340313388388388</text:p>
          </table:table-cell>
          <table:table-cell table:formula="of:=[.O291]*[.E291]" office:value-type="float" office:value="10.0732762962963" calcext:value-type="float">
            <text:p>10.0732762962963</text:p>
          </table:table-cell>
          <table:table-cell table:number-columns-repeated="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float" office:value="45.9" calcext:value-type="float">
            <text:p>45.9</text:p>
          </table:table-cell>
          <table:table-cell table:formula="of:=[.B292]*60" office:value-type="float" office:value="2754" calcext:value-type="float">
            <text:p>2754</text:p>
          </table:table-cell>
          <table:table-cell office:value-type="float" office:value="19.21" calcext:value-type="float">
            <text:p>19.21</text:p>
          </table:table-cell>
          <table:table-cell office:value-type="float" office:value="314" calcext:value-type="float">
            <text:p>314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316" calcext:value-type="float">
            <text:p>316</text:p>
          </table:table-cell>
          <table:table-cell table:style-name="Default" office:value-type="float" office:value="325" calcext:value-type="float">
            <text:p>325</text:p>
          </table:table-cell>
          <table:table-cell table:style-name="Default" office:value-type="float" office:value="839" calcext:value-type="float">
            <text:p>839</text:p>
          </table:table-cell>
          <table:table-cell office:value-type="float" office:value="762" calcext:value-type="float">
            <text:p>762</text:p>
          </table:table-cell>
          <table:table-cell table:formula="of:=[.D292]/[.B292]*60" office:value-type="float" office:value="25.1111111111111" calcext:value-type="float">
            <text:p>25.1111111111111</text:p>
          </table:table-cell>
          <table:table-cell table:formula="of:=[.D292]/[.C292]/[.E292]" office:value-type="float" office:value="0.0000222143587324054" calcext:value-type="float">
            <text:p>2.22143587324054E-05</text:p>
          </table:table-cell>
          <table:table-cell table:formula="of:=[.M292] * 1.60934" office:value-type="float" office:value="0.0000357504560824094" calcext:value-type="float">
            <text:p>3.57504560824094E-05</text:p>
          </table:table-cell>
          <table:table-cell table:formula="of:=[.N292]*1000" office:value-type="float" office:value="0.0357504560824094" calcext:value-type="float">
            <text:p>0.0357504560824094</text:p>
          </table:table-cell>
          <table:table-cell table:formula="of:=[.O292]*[.E292]" office:value-type="float" office:value="11.2256432098765" calcext:value-type="float">
            <text:p>11.2256432098765</text:p>
          </table:table-cell>
          <table:table-cell table:number-columns-repeated="3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float" office:value="48.2" calcext:value-type="float">
            <text:p>48.2</text:p>
          </table:table-cell>
          <table:table-cell table:formula="of:=[.B293]*60" office:value-type="float" office:value="2892" calcext:value-type="float">
            <text:p>2892</text:p>
          </table:table-cell>
          <table:table-cell office:value-type="float" office:value="19.47" calcext:value-type="float">
            <text:p>19.47</text:p>
          </table:table-cell>
          <table:table-cell office:value-type="float" office:value="273" calcext:value-type="float">
            <text:p>273</text:p>
          </table:table-cell>
          <table:table-cell office:value-type="float" office:value="45.1" calcext:value-type="float">
            <text:p>45.1</text:p>
          </table:table-cell>
          <table:table-cell/>
          <table:table-cell office:value-type="float" office:value="286" calcext:value-type="float">
            <text:p>286</text:p>
          </table:table-cell>
          <table:table-cell table:style-name="Default" office:value-type="float" office:value="289" calcext:value-type="float">
            <text:p>289</text:p>
          </table:table-cell>
          <table:table-cell table:style-name="Default" office:value-type="float" office:value="780" calcext:value-type="float">
            <text:p>780</text:p>
          </table:table-cell>
          <table:table-cell office:value-type="float" office:value="696" calcext:value-type="float">
            <text:p>696</text:p>
          </table:table-cell>
          <table:table-cell table:formula="of:=[.D293]/[.B293]*60" office:value-type="float" office:value="24.2365145228216" calcext:value-type="float">
            <text:p>24.2365145228216</text:p>
          </table:table-cell>
          <table:table-cell table:formula="of:=[.D293]/[.C293]/[.E293]" office:value-type="float" office:value="0.0000246606781876491" calcext:value-type="float">
            <text:p>2.46606781876491E-05</text:p>
          </table:table-cell>
          <table:table-cell table:formula="of:=[.M293] * 1.60934" office:value-type="float" office:value="0.0000396874158345113" calcext:value-type="float">
            <text:p>3.96874158345113E-05</text:p>
          </table:table-cell>
          <table:table-cell table:formula="of:=[.N293]*1000" office:value-type="float" office:value="0.0396874158345113" calcext:value-type="float">
            <text:p>0.0396874158345113</text:p>
          </table:table-cell>
          <table:table-cell table:formula="of:=[.O293]*[.E293]" office:value-type="float" office:value="10.8346645228216" calcext:value-type="float">
            <text:p>10.8346645228216</text:p>
          </table:table-cell>
          <table:table-cell table:number-columns-repeated="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float" office:value="48.3" calcext:value-type="float">
            <text:p>48.3</text:p>
          </table:table-cell>
          <table:table-cell table:formula="of:=[.B294]*60" office:value-type="float" office:value="2898" calcext:value-type="float">
            <text:p>2898</text:p>
          </table:table-cell>
          <table:table-cell office:value-type="float" office:value="19.24" calcext:value-type="float">
            <text:p>19.24</text:p>
          </table:table-cell>
          <table:table-cell office:value-type="float" office:value="267" calcext:value-type="float">
            <text:p>267</text:p>
          </table:table-cell>
          <table:table-cell office:value-type="float" office:value="45.4" calcext:value-type="float">
            <text:p>45.4</text:p>
          </table:table-cell>
          <table:table-cell/>
          <table:table-cell office:value-type="float" office:value="277" calcext:value-type="float">
            <text:p>277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766" calcext:value-type="float">
            <text:p>766</text:p>
          </table:table-cell>
          <table:table-cell office:value-type="float" office:value="680" calcext:value-type="float">
            <text:p>680</text:p>
          </table:table-cell>
          <table:table-cell table:formula="of:=[.D294]/[.B294]*60" office:value-type="float" office:value="23.9006211180124" calcext:value-type="float">
            <text:p>23.9006211180124</text:p>
          </table:table-cell>
          <table:table-cell table:formula="of:=[.D294]/[.C294]/[.E294]" office:value-type="float" office:value="0.0000248653985830341" calcext:value-type="float">
            <text:p>2.48653985830341E-05</text:p>
          </table:table-cell>
          <table:table-cell table:formula="of:=[.M294] * 1.60934" office:value-type="float" office:value="0.0000400168805556202" calcext:value-type="float">
            <text:p>4.00168805556202E-05</text:p>
          </table:table-cell>
          <table:table-cell table:formula="of:=[.N294]*1000" office:value-type="float" office:value="0.0400168805556202" calcext:value-type="float">
            <text:p>0.0400168805556202</text:p>
          </table:table-cell>
          <table:table-cell table:formula="of:=[.O294]*[.E294]" office:value-type="float" office:value="10.6845071083506" calcext:value-type="float">
            <text:p>10.6845071083506</text:p>
          </table:table-cell>
          <table:table-cell table:number-columns-repeated="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float" office:value="47.5" calcext:value-type="float">
            <text:p>47.5</text:p>
          </table:table-cell>
          <table:table-cell table:formula="of:=[.B295]*60" office:value-type="float" office:value="2850" calcext:value-type="float">
            <text:p>2850</text:p>
          </table:table-cell>
          <table:table-cell office:value-type="float" office:value="18.24" calcext:value-type="float">
            <text:p>18.24</text:p>
          </table:table-cell>
          <table:table-cell office:value-type="float" office:value="272" calcext:value-type="float">
            <text:p>272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278" calcext:value-type="float">
            <text:p>278</text:p>
          </table:table-cell>
          <table:table-cell table:style-name="Default" office:value-type="float" office:value="275" calcext:value-type="float">
            <text:p>275</text:p>
          </table:table-cell>
          <table:table-cell table:style-name="Default" office:value-type="float" office:value="746" calcext:value-type="float">
            <text:p>746</text:p>
          </table:table-cell>
          <table:table-cell office:value-type="float" office:value="661" calcext:value-type="float">
            <text:p>661</text:p>
          </table:table-cell>
          <table:table-cell table:formula="of:=[.D295]/[.B295]*60" office:value-type="float" office:value="23.04" calcext:value-type="float">
            <text:p>23.04</text:p>
          </table:table-cell>
          <table:table-cell table:formula="of:=[.D295]/[.C295]/[.E295]" office:value-type="float" office:value="0.0000235294117647059" calcext:value-type="float">
            <text:p>2.35294117647059E-05</text:p>
          </table:table-cell>
          <table:table-cell table:formula="of:=[.M295] * 1.60934" office:value-type="float" office:value="0.0000378668235294118" calcext:value-type="float">
            <text:p>3.78668235294118E-05</text:p>
          </table:table-cell>
          <table:table-cell table:formula="of:=[.N295]*1000" office:value-type="float" office:value="0.0378668235294118" calcext:value-type="float">
            <text:p>0.0378668235294118</text:p>
          </table:table-cell>
          <table:table-cell table:formula="of:=[.O295]*[.E295]" office:value-type="float" office:value="10.299776" calcext:value-type="float">
            <text:p>10.299776</text:p>
          </table:table-cell>
          <table:table-cell table:number-columns-repeated="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float" office:value="47" calcext:value-type="float">
            <text:p>47</text:p>
          </table:table-cell>
          <table:table-cell table:formula="of:=[.B296]*60" office:value-type="float" office:value="2820" calcext:value-type="float">
            <text:p>2820</text:p>
          </table:table-cell>
          <table:table-cell office:value-type="float" office:value="19.36" calcext:value-type="float">
            <text:p>19.36</text:p>
          </table:table-cell>
          <table:table-cell office:value-type="float" office:value="305" calcext:value-type="float">
            <text:p>305</text:p>
          </table:table-cell>
          <table:table-cell office:value-type="float" office:value="45.5" calcext:value-type="float">
            <text:p>45.5</text:p>
          </table:table-cell>
          <table:table-cell office:value-type="float" office:value="18.9" calcext:value-type="float">
            <text:p>18.9</text:p>
          </table:table-cell>
          <table:table-cell office:value-type="float" office:value="310" calcext:value-type="float">
            <text:p>31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821" calcext:value-type="float">
            <text:p>821</text:p>
          </table:table-cell>
          <table:table-cell office:value-type="float" office:value="742" calcext:value-type="float">
            <text:p>742</text:p>
          </table:table-cell>
          <table:table-cell table:formula="of:=[.D296]/[.B296]*60" office:value-type="float" office:value="24.7148936170213" calcext:value-type="float">
            <text:p>24.7148936170213</text:p>
          </table:table-cell>
          <table:table-cell table:formula="of:=[.D296]/[.C296]/[.E296]" office:value-type="float" office:value="0.0000225090105801651" calcext:value-type="float">
            <text:p>2.25090105801651E-05</text:p>
          </table:table-cell>
          <table:table-cell table:formula="of:=[.M296] * 1.60934" office:value-type="float" office:value="0.0000362246510870829" calcext:value-type="float">
            <text:p>3.62246510870829E-05</text:p>
          </table:table-cell>
          <table:table-cell table:formula="of:=[.N296]*1000" office:value-type="float" office:value="0.0362246510870829" calcext:value-type="float">
            <text:p>0.0362246510870829</text:p>
          </table:table-cell>
          <table:table-cell table:formula="of:=[.O296]*[.E296]" office:value-type="float" office:value="11.0485185815603" calcext:value-type="float">
            <text:p>11.0485185815603</text:p>
          </table:table-cell>
          <table:table-cell table:number-columns-repeated="3"/>
        </table:table-row>
        <table:table-row table:style-name="ro1">
          <table:table-cell office:value-type="date" office:date-value="2022-03-18" calcext:value-type="date">
            <text:p>03/18/22</text:p>
          </table:table-cell>
          <table:table-cell office:value-type="float" office:value="47.7" calcext:value-type="float">
            <text:p>47.7</text:p>
          </table:table-cell>
          <table:table-cell table:formula="of:=[.B297]*60" office:value-type="float" office:value="2862" calcext:value-type="float">
            <text:p>2862</text:p>
          </table:table-cell>
          <table:table-cell office:value-type="float" office:value="19.56" calcext:value-type="float">
            <text:p>19.56</text:p>
          </table:table-cell>
          <table:table-cell office:value-type="float" office:value="298" calcext:value-type="float">
            <text:p>298</text:p>
          </table:table-cell>
          <table:table-cell office:value-type="float" office:value="43.6" calcext:value-type="float">
            <text:p>43.6</text:p>
          </table:table-cell>
          <table:table-cell/>
          <table:table-cell office:value-type="float" office:value="312" calcext:value-type="float">
            <text:p>312</text:p>
          </table:table-cell>
          <table:table-cell table:style-name="Default" office:value-type="float" office:value="305" calcext:value-type="float">
            <text:p>305</text:p>
          </table:table-cell>
          <table:table-cell table:style-name="Default" office:value-type="float" office:value="822" calcext:value-type="float">
            <text:p>822</text:p>
          </table:table-cell>
          <table:table-cell office:value-type="float" office:value="741" calcext:value-type="float">
            <text:p>741</text:p>
          </table:table-cell>
          <table:table-cell table:formula="of:=[.D297]/[.B297]*60" office:value-type="float" office:value="24.6037735849057" calcext:value-type="float">
            <text:p>24.6037735849057</text:p>
          </table:table-cell>
          <table:table-cell table:formula="of:=[.D297]/[.C297]/[.E297]" office:value-type="float" office:value="0.0000229341662797405" calcext:value-type="float">
            <text:p>2.29341662797405E-05</text:p>
          </table:table-cell>
          <table:table-cell table:formula="of:=[.M297] * 1.60934" office:value-type="float" office:value="0.0000369088711606376" calcext:value-type="float">
            <text:p>3.69088711606376E-05</text:p>
          </table:table-cell>
          <table:table-cell table:formula="of:=[.N297]*1000" office:value-type="float" office:value="0.0369088711606377" calcext:value-type="float">
            <text:p>0.0369088711606377</text:p>
          </table:table-cell>
          <table:table-cell table:formula="of:=[.O297]*[.E297]" office:value-type="float" office:value="10.99884360587" calcext:value-type="float">
            <text:p>10.99884360587</text:p>
          </table:table-cell>
          <table:table-cell table:number-columns-repeated="3"/>
        </table:table-row>
        <table:table-row table:style-name="ro1">
          <table:table-cell office:value-type="date" office:date-value="2022-03-19" calcext:value-type="date">
            <text:p>03/19/22</text:p>
          </table:table-cell>
          <table:table-cell office:value-type="float" office:value="50.2" calcext:value-type="float">
            <text:p>50.2</text:p>
          </table:table-cell>
          <table:table-cell table:formula="of:=[.B298]*60" office:value-type="float" office:value="3012" calcext:value-type="float">
            <text:p>3012</text:p>
          </table:table-cell>
          <table:table-cell office:value-type="float" office:value="20.39" calcext:value-type="float">
            <text:p>20.39</text:p>
          </table:table-cell>
          <table:table-cell office:value-type="float" office:value="305" calcext:value-type="float">
            <text:p>305</text:p>
          </table:table-cell>
          <table:table-cell office:value-type="float" office:value="45.7" calcext:value-type="float">
            <text:p>45.7</text:p>
          </table:table-cell>
          <table:table-cell/>
          <table:table-cell office:value-type="float" office:value="323" calcext:value-type="float">
            <text:p>323</text:p>
          </table:table-cell>
          <table:table-cell table:style-name="Default" office:value-type="float" office:value="318" calcext:value-type="float">
            <text:p>318</text:p>
          </table:table-cell>
          <table:table-cell table:style-name="Default" office:value-type="float" office:value="861" calcext:value-type="float">
            <text:p>861</text:p>
          </table:table-cell>
          <table:table-cell office:value-type="float" office:value="780" calcext:value-type="float">
            <text:p>780</text:p>
          </table:table-cell>
          <table:table-cell table:formula="of:=[.D298]/[.B298]*60" office:value-type="float" office:value="24.3705179282869" calcext:value-type="float">
            <text:p>24.3705179282869</text:p>
          </table:table-cell>
          <table:table-cell table:formula="of:=[.D298]/[.C298]/[.E298]" office:value-type="float" office:value="0.0000221953715193869" calcext:value-type="float">
            <text:p>2.21953715193869E-05</text:p>
          </table:table-cell>
          <table:table-cell table:formula="of:=[.M298] * 1.60934" office:value-type="float" office:value="0.0000357198992010102" calcext:value-type="float">
            <text:p>3.57198992010102E-05</text:p>
          </table:table-cell>
          <table:table-cell table:formula="of:=[.N298]*1000" office:value-type="float" office:value="0.0357198992010102" calcext:value-type="float">
            <text:p>0.0357198992010102</text:p>
          </table:table-cell>
          <table:table-cell table:formula="of:=[.O298]*[.E298]" office:value-type="float" office:value="10.8945692563081" calcext:value-type="float">
            <text:p>10.8945692563081</text:p>
          </table:table-cell>
          <table:table-cell table:number-columns-repeated="3"/>
        </table:table-row>
        <table:table-row table:style-name="ro1">
          <table:table-cell office:value-type="date" office:date-value="2022-03-20" calcext:value-type="date">
            <text:p>03/20/22</text:p>
          </table:table-cell>
          <table:table-cell office:value-type="float" office:value="48.4" calcext:value-type="float">
            <text:p>48.4</text:p>
          </table:table-cell>
          <table:table-cell table:formula="of:=[.B299]*60" office:value-type="float" office:value="2904" calcext:value-type="float">
            <text:p>2904</text:p>
          </table:table-cell>
          <table:table-cell office:value-type="float" office:value="20.82" calcext:value-type="float">
            <text:p>20.82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office:value-type="float" office:value="20.03" calcext:value-type="float">
            <text:p>20.03</text:p>
          </table:table-cell>
          <table:table-cell office:value-type="float" office:value="341" calcext:value-type="float">
            <text:p>341</text:p>
          </table:table-cell>
          <table:table-cell table:style-name="Default" table:number-columns-repeated="2"/>
          <table:table-cell/>
          <table:table-cell table:formula="of:=[.D299]/[.B299]*60" office:value-type="float" office:value="25.8099173553719" calcext:value-type="float">
            <text:p>25.8099173553719</text:p>
          </table:table-cell>
          <table:table-cell table:formula="of:=[.D299]/[.C299]/[.E299]" office:value-type="float" office:value="0.0000215946430349497" calcext:value-type="float">
            <text:p>2.15946430349497E-05</text:p>
          </table:table-cell>
          <table:table-cell table:formula="of:=[.M299] * 1.60934" office:value-type="float" office:value="0.000034753122821866" calcext:value-type="float">
            <text:p>3.4753122821866E-05</text:p>
          </table:table-cell>
          <table:table-cell table:formula="of:=[.N299]*1000" office:value-type="float" office:value="0.034753122821866" calcext:value-type="float">
            <text:p>0.034753122821866</text:p>
          </table:table-cell>
          <table:table-cell table:formula="of:=[.O299]*[.E299]" office:value-type="float" office:value="11.5380367768595" calcext:value-type="float">
            <text:p>11.5380367768595</text:p>
          </table:table-cell>
          <table:table-cell table:number-columns-repeated="3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float" office:value="47.2" calcext:value-type="float">
            <text:p>47.2</text:p>
          </table:table-cell>
          <table:table-cell table:formula="of:=[.B300]*60" office:value-type="float" office:value="2832" calcext:value-type="float">
            <text:p>2832</text:p>
          </table:table-cell>
          <table:table-cell office:value-type="float" office:value="20.04" calcext:value-type="float">
            <text:p>20.04</text:p>
          </table:table-cell>
          <table:table-cell office:value-type="float" office:value="310" calcext:value-type="float">
            <text:p>310</text:p>
          </table:table-cell>
          <table:table-cell office:value-type="float" office:value="44" calcext:value-type="float">
            <text:p>44</text:p>
          </table:table-cell>
          <table:table-cell office:value-type="float" office:value="18.95" calcext:value-type="float">
            <text:p>18.9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6" calcext:value-type="float">
            <text:p>316</text:p>
          </table:table-cell>
          <table:table-cell table:style-name="Default" office:value-type="float" office:value="849" calcext:value-type="float">
            <text:p>849</text:p>
          </table:table-cell>
          <table:table-cell office:value-type="float" office:value="769" calcext:value-type="float">
            <text:p>769</text:p>
          </table:table-cell>
          <table:table-cell table:formula="of:=[.D300]/[.B300]*60" office:value-type="float" office:value="25.4745762711864" calcext:value-type="float">
            <text:p>25.4745762711864</text:p>
          </table:table-cell>
          <table:table-cell table:formula="of:=[.D300]/[.C300]/[.E300]" office:value-type="float" office:value="0.0000228266812465828" calcext:value-type="float">
            <text:p>2.28266812465828E-05</text:p>
          </table:table-cell>
          <table:table-cell table:formula="of:=[.M300] * 1.60934" office:value-type="float" office:value="0.0000367358911973756" calcext:value-type="float">
            <text:p>3.67358911973756E-05</text:p>
          </table:table-cell>
          <table:table-cell table:formula="of:=[.N300]*1000" office:value-type="float" office:value="0.0367358911973756" calcext:value-type="float">
            <text:p>0.0367358911973756</text:p>
          </table:table-cell>
          <table:table-cell table:formula="of:=[.O300]*[.E300]" office:value-type="float" office:value="11.3881262711864" calcext:value-type="float">
            <text:p>11.3881262711864</text:p>
          </table:table-cell>
          <table:table-cell table:number-columns-repeated="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float" office:value="43.3" calcext:value-type="float">
            <text:p>43.3</text:p>
          </table:table-cell>
          <table:table-cell table:formula="of:=[.B301]*60" office:value-type="float" office:value="2598" calcext:value-type="float">
            <text:p>2598</text:p>
          </table:table-cell>
          <table:table-cell office:value-type="float" office:value="18.56" calcext:value-type="float">
            <text:p>18.56</text:p>
          </table:table-cell>
          <table:table-cell office:value-type="float" office:value="326" calcext:value-type="float">
            <text:p>326</text:p>
          </table:table-cell>
          <table:table-cell office:value-type="float" office:value="42.2" calcext:value-type="float">
            <text:p>42.2</text:p>
          </table:table-cell>
          <table:table-cell office:value-type="float" office:value="18.2" calcext:value-type="float">
            <text:p>18.2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10" calcext:value-type="float">
            <text:p>310</text:p>
          </table:table-cell>
          <table:table-cell table:style-name="Default" office:value-type="float" office:value="844" calcext:value-type="float">
            <text:p>844</text:p>
          </table:table-cell>
          <table:table-cell office:value-type="float" office:value="762" calcext:value-type="float">
            <text:p>762</text:p>
          </table:table-cell>
          <table:table-cell table:formula="of:=[.D301]/[.B301]*60" office:value-type="float" office:value="25.7182448036952" calcext:value-type="float">
            <text:p>25.7182448036952</text:p>
          </table:table-cell>
          <table:table-cell table:formula="of:=[.D301]/[.C301]/[.E301]" office:value-type="float" office:value="0.0000219139781899243" calcext:value-type="float">
            <text:p>2.19139781899243E-05</text:p>
          </table:table-cell>
          <table:table-cell table:formula="of:=[.M301] * 1.60934" office:value-type="float" office:value="0.0000352670416601728" calcext:value-type="float">
            <text:p>3.52670416601728E-05</text:p>
          </table:table-cell>
          <table:table-cell table:formula="of:=[.N301]*1000" office:value-type="float" office:value="0.0352670416601728" calcext:value-type="float">
            <text:p>0.0352670416601728</text:p>
          </table:table-cell>
          <table:table-cell table:formula="of:=[.O301]*[.E301]" office:value-type="float" office:value="11.4970555812163" calcext:value-type="float">
            <text:p>11.4970555812163</text:p>
          </table:table-cell>
          <table:table-cell table:number-columns-repeated="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float" office:value="52.1" calcext:value-type="float">
            <text:p>52.1</text:p>
          </table:table-cell>
          <table:table-cell table:formula="of:=[.B302]*60" office:value-type="float" office:value="3126" calcext:value-type="float">
            <text:p>3126</text:p>
          </table:table-cell>
          <table:table-cell office:value-type="float" office:value="21.84" calcext:value-type="float">
            <text:p>21.84</text:p>
          </table:table-cell>
          <table:table-cell office:value-type="float" office:value="313" calcext:value-type="float">
            <text:p>313</text:p>
          </table:table-cell>
          <table:table-cell office:value-type="float" office:value="45.9" calcext:value-type="float">
            <text:p>45.9</text:p>
          </table:table-cell>
          <table:table-cell office:value-type="float" office:value="19.76" calcext:value-type="float">
            <text:p>19.76</text:p>
          </table:table-cell>
          <table:table-cell office:value-type="float" office:value="334" calcext:value-type="float">
            <text:p>334</text:p>
          </table:table-cell>
          <table:table-cell table:style-name="Default" office:value-type="float" office:value="335" calcext:value-type="float">
            <text:p>335</text:p>
          </table:table-cell>
          <table:table-cell table:style-name="Default" office:value-type="float" office:value="902" calcext:value-type="float">
            <text:p>902</text:p>
          </table:table-cell>
          <table:table-cell office:value-type="float" office:value="823" calcext:value-type="float">
            <text:p>823</text:p>
          </table:table-cell>
          <table:table-cell table:formula="of:=[.D302]/[.B302]*60" office:value-type="float" office:value="25.1516314779271" calcext:value-type="float">
            <text:p>25.1516314779271</text:p>
          </table:table-cell>
          <table:table-cell table:formula="of:=[.D302]/[.C302]/[.E302]" office:value-type="float" office:value="0.0000223212916914511" calcext:value-type="float">
            <text:p>2.23212916914511E-05</text:p>
          </table:table-cell>
          <table:table-cell table:formula="of:=[.M302] * 1.60934" office:value-type="float" office:value="0.0000359225475707199" calcext:value-type="float">
            <text:p>3.59225475707199E-05</text:p>
          </table:table-cell>
          <table:table-cell table:formula="of:=[.N302]*1000" office:value-type="float" office:value="0.0359225475707199" calcext:value-type="float">
            <text:p>0.0359225475707199</text:p>
          </table:table-cell>
          <table:table-cell table:formula="of:=[.O302]*[.E302]" office:value-type="float" office:value="11.2437573896353" calcext:value-type="float">
            <text:p>11.2437573896353</text:p>
          </table:table-cell>
          <table:table-cell table:number-columns-repeated="3"/>
        </table:table-row>
        <table:table-row table:style-name="ro1">
          <table:table-cell office:value-type="date" office:date-value="2022-03-25" calcext:value-type="date">
            <text:p>03/25/22</text:p>
          </table:table-cell>
          <table:table-cell office:value-type="float" office:value="47.8" calcext:value-type="float">
            <text:p>47.8</text:p>
          </table:table-cell>
          <table:table-cell table:formula="of:=[.B303]*60" office:value-type="float" office:value="2868" calcext:value-type="float">
            <text:p>2868</text:p>
          </table:table-cell>
          <table:table-cell office:value-type="float" office:value="20.5" calcext:value-type="float">
            <text:p>20.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19.76" calcext:value-type="float">
            <text:p>19.76</text:p>
          </table:table-cell>
          <table:table-cell office:value-type="float" office:value="330" calcext:value-type="float">
            <text:p>330</text:p>
          </table:table-cell>
          <table:table-cell table:style-name="Default" office:value-type="float" office:value="331" calcext:value-type="float">
            <text:p>331</text:p>
          </table:table-cell>
          <table:table-cell table:style-name="Default" office:value-type="float" office:value="892" calcext:value-type="float">
            <text:p>892</text:p>
          </table:table-cell>
          <table:table-cell office:value-type="float" office:value="812" calcext:value-type="float">
            <text:p>812</text:p>
          </table:table-cell>
          <table:table-cell table:formula="of:=[.D303]/[.B303]*60" office:value-type="float" office:value="25.7322175732218" calcext:value-type="float">
            <text:p>25.7322175732218</text:p>
          </table:table-cell>
          <table:table-cell table:formula="of:=[.D303]/[.C303]/[.E303]" office:value-type="float" office:value="0.0000221982553254156" calcext:value-type="float">
            <text:p>2.21982553254156E-05</text:p>
          </table:table-cell>
          <table:table-cell table:formula="of:=[.M303] * 1.60934" office:value-type="float" office:value="0.0000357245402254043" calcext:value-type="float">
            <text:p>3.57245402254043E-05</text:p>
          </table:table-cell>
          <table:table-cell table:formula="of:=[.N303]*1000" office:value-type="float" office:value="0.0357245402254043" calcext:value-type="float">
            <text:p>0.0357245402254043</text:p>
          </table:table-cell>
          <table:table-cell table:formula="of:=[.O303]*[.E303]" office:value-type="float" office:value="11.5033019525802" calcext:value-type="float">
            <text:p>11.5033019525802</text:p>
          </table:table-cell>
          <table:table-cell table:number-columns-repeated="3"/>
        </table:table-row>
        <table:table-row table:style-name="ro1">
          <table:table-cell office:value-type="date" office:date-value="2022-03-26" calcext:value-type="date">
            <text:p>03/26/22</text:p>
          </table:table-cell>
          <table:table-cell office:value-type="float" office:value="47.3" calcext:value-type="float">
            <text:p>47.3</text:p>
          </table:table-cell>
          <table:table-cell table:formula="of:=[.B304]*60" office:value-type="float" office:value="2838" calcext:value-type="float">
            <text:p>2838</text:p>
          </table:table-cell>
          <table:table-cell office:value-type="float" office:value="20.34" calcext:value-type="float">
            <text:p>20.34</text:p>
          </table:table-cell>
          <table:table-cell office:value-type="float" office:value="330" calcext:value-type="float">
            <text:p>330</text:p>
          </table:table-cell>
          <table:table-cell office:value-type="float" office:value="44.2" calcext:value-type="float">
            <text:p>44.2</text:p>
          </table:table-cell>
          <table:table-cell/>
          <table:table-cell office:value-type="float" office:value="340" calcext:value-type="float">
            <text:p>340</text:p>
          </table:table-cell>
          <table:table-cell table:style-name="Default" office:value-type="float" office:value="337" calcext:value-type="float">
            <text:p>337</text:p>
          </table:table-cell>
          <table:table-cell table:style-name="Default" office:value-type="float" office:value="905" calcext:value-type="float">
            <text:p>905</text:p>
          </table:table-cell>
          <table:table-cell office:value-type="float" office:value="826" calcext:value-type="float">
            <text:p>826</text:p>
          </table:table-cell>
          <table:table-cell table:formula="of:=[.D304]/[.B304]*60" office:value-type="float" office:value="25.8012684989429" calcext:value-type="float">
            <text:p>25.8012684989429</text:p>
          </table:table-cell>
          <table:table-cell table:formula="of:=[.D304]/[.C304]/[.E304]" office:value-type="float" office:value="0.0000217182394772247" calcext:value-type="float">
            <text:p>2.17182394772247E-05</text:p>
          </table:table-cell>
          <table:table-cell table:formula="of:=[.M304] * 1.60934" office:value-type="float" office:value="0.0000349520315202768" calcext:value-type="float">
            <text:p>3.49520315202768E-05</text:p>
          </table:table-cell>
          <table:table-cell table:formula="of:=[.N304]*1000" office:value-type="float" office:value="0.0349520315202768" calcext:value-type="float">
            <text:p>0.0349520315202768</text:p>
          </table:table-cell>
          <table:table-cell table:formula="of:=[.O304]*[.E304]" office:value-type="float" office:value="11.5341704016913" calcext:value-type="float">
            <text:p>11.5341704016913</text:p>
          </table:table-cell>
          <table:table-cell table:number-columns-repeated="3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2"/>
          <table:table-cell table:formula="of:=AVERAGE([.M2:.M291])" office:value-type="float" office:value="0.0000275764972099051" calcext:value-type="float">
            <text:p>2.75764972099051E-05</text:p>
          </table:table-cell>
          <table:table-cell table:formula="of:=AVERAGE([.N2:.N291])" office:value-type="float" office:value="0.0000443799600197887" calcext:value-type="float">
            <text:p>4.43799600197887E-0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21:42:13.26110212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2-03-27T21:45:44.631748786</dc:date>
    <meta:editing-duration>P1DT3H17M13S</meta:editing-duration>
    <meta:editing-cycles>174</meta:editing-cycles>
    <meta:generator>LibreOffice/7.3.1.3$Linux_X86_64 LibreOffice_project/30$Build-3</meta:generator>
    <meta:document-statistic meta:table-count="1" meta:cell-count="4774" meta:object-count="0"/>
  </office:meta>
</office:document-meta>
</file>